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2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799in"/>
    </style:style>
    <style:style style:name="co3" style:family="table-column">
      <style:table-column-properties fo:break-before="auto" style:column-width="15.8339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6543in"/>
    </style:style>
    <style:style style:name="co8" style:family="table-column">
      <style:table-column-properties fo:break-before="auto" style:column-width="1.1673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8.6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cbook_board_model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Board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cbook type</text:p>
          </table:table-cell>
          <table:table-cell office:value-type="string" calcext:value-type="string">
            <text:p>Screen Size</text:p>
          </table:table-cell>
          <table:table-cell office:value-type="string" calcext:value-type="string">
            <text:p>Model Numbe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Board Number</text:p>
          </table:table-cell>
          <table:table-cell table:number-columns-repeated="3"/>
        </table:table-row>
        <table:table-row table:style-name="ro1">
          <table:table-cell table:formula="of:=[.G2]" office:value-type="string" office:string-value="820-00164" calcext:value-type="string">
            <text:p>820-00164</text:p>
          </table:table-cell>
          <table:table-cell table:formula="of:= &quot;Board part number &quot; &amp; [.G2] &amp; &quot; fits a &quot; &amp; [.C2] &amp; &quot; computer from year &quot; &amp; [.F2] &amp; &quot; whose model number is &quot; &amp; [.E2] &amp; &quot; with a screen size of &quot; &amp; [.D2] &amp; &quot;&quot;&quot;.&quot;" office:value-type="string" office:string-value="Board part number 820-00164 fits a MacBook Air computer from year Early 2015 whose model number is A1465 with a screen size of 11&quot;." calcext:value-type="string">
            <text:p>Board part number 820-00164 fits a MacBook Air computer from year Early 2015 whose model number is A1465 with a screen size of 11".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820-00164</text:p>
          </table:table-cell>
          <table:table-cell table:number-columns-repeated="3"/>
        </table:table-row>
        <table:table-row table:style-name="ro1">
          <table:table-cell table:formula="of:=[.G3]" office:value-type="string" office:string-value="820-00165" calcext:value-type="string">
            <text:p>820-00165</text:p>
          </table:table-cell>
          <table:table-cell table:formula="of:= &quot;Board part number &quot; &amp; [.G3] &amp; &quot; fits a &quot; &amp; [.C3] &amp; &quot; computer from year &quot; &amp; [.F3] &amp; &quot; whose model number is &quot; &amp; [.E3] &amp; &quot; with a screen size of &quot; &amp; [.D3] &amp; &quot;&quot;&quot;.&quot;" office:value-type="string" office:string-value="Board part number 820-00165 fits a MacBook Air computer from year Early 2015 whose model number is A1466 with a screen size of 13&quot;." calcext:value-type="string">
            <text:p>Board part number 820-00165 fits a MacBook Air computer from year Early 2015 whose model number is A1466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G4]" office:value-type="string" office:string-value="820-00165" calcext:value-type="string">
            <text:p>820-00165</text:p>
          </table:table-cell>
          <table:table-cell table:formula="of:= &quot;Board part number &quot; &amp; [.G4] &amp; &quot; fits a &quot; &amp; [.C4] &amp; &quot; computer from year &quot; &amp; [.F4] &amp; &quot; whose model number is &quot; &amp; [.E4] &amp; &quot; with a screen size of &quot; &amp; [.D4] &amp; &quot;&quot;&quot;.&quot;" office:value-type="string" office:string-value="Board part number 820-00165 fits a MacBook Air computer from year 2017 whose model number is A1466 with a screen size of 13&quot;." calcext:value-type="string">
            <text:p>Board part number 820-00165 fits a MacBook Air computer from year 2017 whose model number is A1466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6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820-00165</text:p>
          </table:table-cell>
          <table:table-cell table:number-columns-repeated="3"/>
        </table:table-row>
        <table:table-row table:style-name="ro1">
          <table:table-cell table:formula="of:=[.G5]" office:value-type="string" office:string-value="820-01521" calcext:value-type="string">
            <text:p>820-01521</text:p>
          </table:table-cell>
          <table:table-cell table:formula="of:= &quot;Board part number &quot; &amp; [.G5] &amp; &quot; fits a &quot; &amp; [.C5] &amp; &quot; computer from year &quot; &amp; [.F5] &amp; &quot; whose model number is &quot; &amp; [.E5] &amp; &quot; with a screen size of &quot; &amp; [.D5] &amp; &quot;&quot;&quot;.&quot;" office:value-type="string" office:string-value="Board part number 820-01521 fits a MacBook Air computer from year Late 2018 whose model number is A1932 with a screen size of 13&quot;." calcext:value-type="string">
            <text:p>Board part number 820-01521 fits a MacBook Air computer from year Late 2018 whose model number is A1932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932</text:p>
          </table:table-cell>
          <table:table-cell office:value-type="string" calcext:value-type="string">
            <text:p>Late 2018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G6]" office:value-type="string" office:string-value="820-01521" calcext:value-type="string">
            <text:p>820-01521</text:p>
          </table:table-cell>
          <table:table-cell table:formula="of:= &quot;Board part number &quot; &amp; [.G6] &amp; &quot; fits a &quot; &amp; [.C6] &amp; &quot; computer from year &quot; &amp; [.F6] &amp; &quot; whose model number is &quot; &amp; [.E6] &amp; &quot; with a screen size of &quot; &amp; [.D6] &amp; &quot;&quot;&quot;.&quot;" office:value-type="string" office:string-value="Board part number 820-01521 fits a MacBook Air computer from year 2019 whose model number is A1932 with a screen size of 13&quot;." calcext:value-type="string">
            <text:p>Board part number 820-01521 fits a MacBook Air computer from year 2019 whose model number is A1932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9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20-01521</text:p>
          </table:table-cell>
          <table:table-cell table:number-columns-repeated="3"/>
        </table:table-row>
        <table:table-row table:style-name="ro1">
          <table:table-cell table:formula="of:=[.G7]" office:value-type="string" office:string-value="820-01958" calcext:value-type="string">
            <text:p>820-01958</text:p>
          </table:table-cell>
          <table:table-cell table:formula="of:= &quot;Board part number &quot; &amp; [.G7] &amp; &quot; fits a &quot; &amp; [.C7] &amp; &quot; computer from year &quot; &amp; [.F7] &amp; &quot; whose model number is &quot; &amp; [.E7] &amp; &quot; with a screen size of &quot; &amp; [.D7] &amp; &quot;&quot;&quot;.&quot;" office:value-type="string" office:string-value="Board part number 820-01958 fits a MacBook Air computer from year Early 2020 whose model number is A2179 with a screen size of 13&quot;." calcext:value-type="string">
            <text:p>Board part number 820-01958 fits a MacBook Air computer from year Early 2020 whose model number is A2179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179</text:p>
          </table:table-cell>
          <table:table-cell office:value-type="string" calcext:value-type="string">
            <text:p>Early 2020</text:p>
          </table:table-cell>
          <table:table-cell office:value-type="string" calcext:value-type="string">
            <text:p>820-01958</text:p>
          </table:table-cell>
          <table:table-cell table:number-columns-repeated="3"/>
        </table:table-row>
        <table:table-row table:style-name="ro1">
          <table:table-cell table:formula="of:=[.G8]" office:value-type="string" office:string-value="820-02016" calcext:value-type="string">
            <text:p>820-02016</text:p>
          </table:table-cell>
          <table:table-cell table:formula="of:= &quot;Board part number &quot; &amp; [.G8] &amp; &quot; fits a &quot; &amp; [.C8] &amp; &quot; computer from year &quot; &amp; [.F8] &amp; &quot; whose model number is &quot; &amp; [.E8] &amp; &quot; with a screen size of &quot; &amp; [.D8] &amp; &quot;&quot;&quot;.&quot;" office:value-type="string" office:string-value="Board part number 820-02016 fits a MacBook Air computer from year Late 2020 M1 whose model number is A2337 with a screen size of 13&quot;." calcext:value-type="string">
            <text:p>Board part number 820-02016 fits a MacBook Air computer from year Late 2020 M1 whose model number is A2337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337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820-02016</text:p>
          </table:table-cell>
          <table:table-cell table:number-columns-repeated="3"/>
        </table:table-row>
        <table:table-row table:style-name="ro1">
          <table:table-cell table:formula="of:=[.G9]" office:value-type="string" office:string-value="820-02536" calcext:value-type="string">
            <text:p>820-02536</text:p>
          </table:table-cell>
          <table:table-cell table:formula="of:= &quot;Board part number &quot; &amp; [.G9] &amp; &quot; fits a &quot; &amp; [.C9] &amp; &quot; computer from year &quot; &amp; [.F9] &amp; &quot; whose model number is &quot; &amp; [.E9] &amp; &quot; with a screen size of &quot; &amp; [.D9] &amp; &quot;&quot;&quot;.&quot;" office:value-type="string" office:string-value="Board part number 820-02536 fits a MacBook Air computer from year Mid 2022 M2 whose model number is A2681 with a screen size of 13&quot;." calcext:value-type="string">
            <text:p>Board part number 820-02536 fits a MacBook Air computer from year Mid 2022 M2 whose model number is A2681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681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820-02536</text:p>
          </table:table-cell>
          <table:table-cell table:number-columns-repeated="3"/>
        </table:table-row>
        <table:table-row table:style-name="ro1">
          <table:table-cell table:formula="of:=[.G10]" office:value-type="string" office:string-value="820-2375" calcext:value-type="string">
            <text:p>820-2375</text:p>
          </table:table-cell>
          <table:table-cell table:formula="of:= &quot;Board part number &quot; &amp; [.G10] &amp; &quot; fits a &quot; &amp; [.C10] &amp; &quot; computer from year &quot; &amp; [.F10] &amp; &quot; whose model number is &quot; &amp; [.E10] &amp; &quot; with a screen size of &quot; &amp; [.D10] &amp; &quot;&quot;&quot;.&quot;" office:value-type="string" office:string-value="Board part number 820-2375 fits a MacBook Air computer from year Mid 2009 whose model number is A1304 with a screen size of 13&quot;." calcext:value-type="string">
            <text:p>Board part number 820-2375 fits a MacBook Air computer from year Mid 2009 whose model number is A1304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304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820-2375</text:p>
          </table:table-cell>
          <table:table-cell table:number-columns-repeated="3"/>
        </table:table-row>
        <table:table-row table:style-name="ro1">
          <table:table-cell table:formula="of:=[.G11]" office:value-type="string" office:string-value="820-2796" calcext:value-type="string">
            <text:p>820-2796</text:p>
          </table:table-cell>
          <table:table-cell table:formula="of:= &quot;Board part number &quot; &amp; [.G11] &amp; &quot; fits a &quot; &amp; [.C11] &amp; &quot; computer from year &quot; &amp; [.F11] &amp; &quot; whose model number is &quot; &amp; [.E11] &amp; &quot; with a screen size of &quot; &amp; [.D11] &amp; &quot;&quot;&quot;.&quot;" office:value-type="string" office:string-value="Board part number 820-2796 fits a MacBook Air computer from year Late 2010 whose model number is A1370 with a screen size of 11&quot;." calcext:value-type="string">
            <text:p>Board part number 820-2796 fits a MacBook Air computer from year Late 2010 whose model number is A1370 with a screen size of 11".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820-2796</text:p>
          </table:table-cell>
          <table:table-cell table:number-columns-repeated="3"/>
        </table:table-row>
        <table:table-row table:style-name="ro1">
          <table:table-cell table:formula="of:=[.G12]" office:value-type="string" office:string-value="820-2838" calcext:value-type="string">
            <text:p>820-2838</text:p>
          </table:table-cell>
          <table:table-cell table:formula="of:= &quot;Board part number &quot; &amp; [.G12] &amp; &quot; fits a &quot; &amp; [.C12] &amp; &quot; computer from year &quot; &amp; [.F12] &amp; &quot; whose model number is &quot; &amp; [.E12] &amp; &quot; with a screen size of &quot; &amp; [.D12] &amp; &quot;&quot;&quot;.&quot;" office:value-type="string" office:string-value="Board part number 820-2838 fits a MacBook Air computer from year Late 2010 whose model number is A1369 with a screen size of 13&quot;." calcext:value-type="string">
            <text:p>Board part number 820-2838 fits a MacBook Air computer from year Late 2010 whose model number is A1369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Late 2010</text:p>
          </table:table-cell>
          <table:table-cell office:value-type="string" calcext:value-type="string">
            <text:p>820-2838</text:p>
          </table:table-cell>
          <table:table-cell table:number-columns-repeated="3"/>
        </table:table-row>
        <table:table-row table:style-name="ro1">
          <table:table-cell table:formula="of:=[.G13]" office:value-type="string" office:string-value="820-3023" calcext:value-type="string">
            <text:p>820-3023</text:p>
          </table:table-cell>
          <table:table-cell table:formula="of:= &quot;Board part number &quot; &amp; [.G13] &amp; &quot; fits a &quot; &amp; [.C13] &amp; &quot; computer from year &quot; &amp; [.F13] &amp; &quot; whose model number is &quot; &amp; [.E13] &amp; &quot; with a screen size of &quot; &amp; [.D13] &amp; &quot;&quot;&quot;.&quot;" office:value-type="string" office:string-value="Board part number 820-3023 fits a MacBook Air computer from year Mid 2011 whose model number is A1369 with a screen size of 13&quot;." calcext:value-type="string">
            <text:p>Board part number 820-3023 fits a MacBook Air computer from year Mid 2011 whose model number is A1369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369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820-3023</text:p>
          </table:table-cell>
          <table:table-cell table:number-columns-repeated="3"/>
        </table:table-row>
        <table:table-row table:style-name="ro1">
          <table:table-cell table:formula="of:=[.G14]" office:value-type="string" office:string-value="820-3024" calcext:value-type="string">
            <text:p>820-3024</text:p>
          </table:table-cell>
          <table:table-cell table:formula="of:= &quot;Board part number &quot; &amp; [.G14] &amp; &quot; fits a &quot; &amp; [.C14] &amp; &quot; computer from year &quot; &amp; [.F14] &amp; &quot; whose model number is &quot; &amp; [.E14] &amp; &quot; with a screen size of &quot; &amp; [.D14] &amp; &quot;&quot;&quot;.&quot;" office:value-type="string" office:string-value="Board part number 820-3024 fits a MacBook Air computer from year Mid 2011 whose model number is A1370 with a screen size of 11&quot;." calcext:value-type="string">
            <text:p>Board part number 820-3024 fits a MacBook Air computer from year Mid 2011 whose model number is A1370 with a screen size of 11".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370</text:p>
          </table:table-cell>
          <table:table-cell office:value-type="string" calcext:value-type="string">
            <text:p>Mid 2011</text:p>
          </table:table-cell>
          <table:table-cell office:value-type="string" calcext:value-type="string">
            <text:p>820-3024</text:p>
          </table:table-cell>
          <table:table-cell table:number-columns-repeated="3"/>
        </table:table-row>
        <table:table-row table:style-name="ro1">
          <table:table-cell table:formula="of:=[.G15]" office:value-type="string" office:string-value="820-3208" calcext:value-type="string">
            <text:p>820-3208</text:p>
          </table:table-cell>
          <table:table-cell table:formula="of:= &quot;Board part number &quot; &amp; [.G15] &amp; &quot; fits a &quot; &amp; [.C15] &amp; &quot; computer from year &quot; &amp; [.F15] &amp; &quot; whose model number is &quot; &amp; [.E15] &amp; &quot; with a screen size of &quot; &amp; [.D15] &amp; &quot;&quot;&quot;.&quot;" office:value-type="string" office:string-value="Board part number 820-3208 fits a MacBook Air computer from year Mid 2012 whose model number is A1465 with a screen size of 11&quot;." calcext:value-type="string">
            <text:p>Board part number 820-3208 fits a MacBook Air computer from year Mid 2012 whose model number is A1465 with a screen size of 11".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820-3208</text:p>
          </table:table-cell>
          <table:table-cell table:number-columns-repeated="3"/>
        </table:table-row>
        <table:table-row table:style-name="ro1">
          <table:table-cell table:formula="of:=[.G16]" office:value-type="string" office:string-value="820-3209" calcext:value-type="string">
            <text:p>820-3209</text:p>
          </table:table-cell>
          <table:table-cell table:formula="of:= &quot;Board part number &quot; &amp; [.G16] &amp; &quot; fits a &quot; &amp; [.C16] &amp; &quot; computer from year &quot; &amp; [.F16] &amp; &quot; whose model number is &quot; &amp; [.E16] &amp; &quot; with a screen size of &quot; &amp; [.D16] &amp; &quot;&quot;&quot;.&quot;" office:value-type="string" office:string-value="Board part number 820-3209 fits a MacBook Air computer from year Mid 2012 whose model number is A1466 with a screen size of 13&quot;." calcext:value-type="string">
            <text:p>Board part number 820-3209 fits a MacBook Air computer from year Mid 2012 whose model number is A1466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820-3209</text:p>
          </table:table-cell>
          <table:table-cell table:number-columns-repeated="3"/>
        </table:table-row>
        <table:table-row table:style-name="ro1">
          <table:table-cell table:formula="of:=[.G17]" office:value-type="string" office:string-value="820-3435" calcext:value-type="string">
            <text:p>820-3435</text:p>
          </table:table-cell>
          <table:table-cell table:formula="of:= &quot;Board part number &quot; &amp; [.G17] &amp; &quot; fits a &quot; &amp; [.C17] &amp; &quot; computer from year &quot; &amp; [.F17] &amp; &quot; whose model number is &quot; &amp; [.E17] &amp; &quot; with a screen size of &quot; &amp; [.D17] &amp; &quot;&quot;&quot;.&quot;" office:value-type="string" office:string-value="Board part number 820-3435 fits a MacBook Air computer from year Mid 2013 whose model number is A1465 with a screen size of 11&quot;." calcext:value-type="string">
            <text:p>Board part number 820-3435 fits a MacBook Air computer from year Mid 2013 whose model number is A1465 with a screen size of 11".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G18]" office:value-type="string" office:string-value="820-3435" calcext:value-type="string">
            <text:p>820-3435</text:p>
          </table:table-cell>
          <table:table-cell table:formula="of:= &quot;Board part number &quot; &amp; [.G18] &amp; &quot; fits a &quot; &amp; [.C18] &amp; &quot; computer from year &quot; &amp; [.F18] &amp; &quot; whose model number is &quot; &amp; [.E18] &amp; &quot; with a screen size of &quot; &amp; [.D18] &amp; &quot;&quot;&quot;.&quot;" office:value-type="string" office:string-value="Board part number 820-3435 fits a MacBook Air computer from year Early 2014 whose model number is A1465 with a screen size of 11&quot;." calcext:value-type="string">
            <text:p>Board part number 820-3435 fits a MacBook Air computer from year Early 2014 whose model number is A1465 with a screen size of 11".</text:p>
          </table:table-cell>
          <table:table-cell office:value-type="string" calcext:value-type="string">
            <text:p>MacBook Ai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1465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820-3435</text:p>
          </table:table-cell>
          <table:table-cell table:number-columns-repeated="3"/>
        </table:table-row>
        <table:table-row table:style-name="ro1">
          <table:table-cell table:formula="of:=[.G19]" office:value-type="string" office:string-value="820-3437" calcext:value-type="string">
            <text:p>820-3437</text:p>
          </table:table-cell>
          <table:table-cell table:formula="of:= &quot;Board part number &quot; &amp; [.G19] &amp; &quot; fits a &quot; &amp; [.C19] &amp; &quot; computer from year &quot; &amp; [.F19] &amp; &quot; whose model number is &quot; &amp; [.E19] &amp; &quot; with a screen size of &quot; &amp; [.D19] &amp; &quot;&quot;&quot;.&quot;" office:value-type="string" office:string-value="Board part number 820-3437 fits a MacBook Air computer from year Mid 2013 whose model number is A1466 with a screen size of 13&quot;." calcext:value-type="string">
            <text:p>Board part number 820-3437 fits a MacBook Air computer from year Mid 2013 whose model number is A1466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Mid 2013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G20]" office:value-type="string" office:string-value="820-3437" calcext:value-type="string">
            <text:p>820-3437</text:p>
          </table:table-cell>
          <table:table-cell table:formula="of:= &quot;Board part number &quot; &amp; [.G20] &amp; &quot; fits a &quot; &amp; [.C20] &amp; &quot; computer from year &quot; &amp; [.F20] &amp; &quot; whose model number is &quot; &amp; [.E20] &amp; &quot; with a screen size of &quot; &amp; [.D20] &amp; &quot;&quot;&quot;.&quot;" office:value-type="string" office:string-value="Board part number 820-3437 fits a MacBook Air computer from year Early 2014 whose model number is A1466 with a screen size of 13&quot;." calcext:value-type="string">
            <text:p>Board part number 820-3437 fits a MacBook Air computer from year Early 2014 whose model number is A1466 with a screen size of 13".</text:p>
          </table:table-cell>
          <table:table-cell office:value-type="string" calcext:value-type="string">
            <text:p>MacBook Ai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66</text:p>
          </table:table-cell>
          <table:table-cell office:value-type="string" calcext:value-type="string">
            <text:p>Early 2014</text:p>
          </table:table-cell>
          <table:table-cell office:value-type="string" calcext:value-type="string">
            <text:p>820-3437</text:p>
          </table:table-cell>
          <table:table-cell table:number-columns-repeated="3"/>
        </table:table-row>
        <table:table-row table:style-name="ro1">
          <table:table-cell table:formula="of:=[.G21]" office:value-type="string" office:string-value="820-00138" calcext:value-type="string">
            <text:p>820-00138</text:p>
          </table:table-cell>
          <table:table-cell table:formula="of:= &quot;Board part number &quot; &amp; [.G21] &amp; &quot; fits a &quot; &amp; [.C21] &amp; &quot; computer from year &quot; &amp; [.F21] &amp; &quot; whose model number is &quot; &amp; [.E21] &amp; &quot; with a screen size of &quot; &amp; [.D21] &amp; &quot;&quot;&quot;.&quot;" office:value-type="string" office:string-value="Board part number 820-00138 fits a MacBook Pro Retina computer from year Mid 2015 whose model number is A1398 with a screen size of 15&quot;." calcext:value-type="string">
            <text:p>Board part number 820-00138 fits a MacBook Pro Retina computer from year Mid 2015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820-00138</text:p>
          </table:table-cell>
          <table:table-cell table:number-columns-repeated="3"/>
        </table:table-row>
        <table:table-row table:style-name="ro1">
          <table:table-cell table:formula="of:=[.G22]" office:value-type="string" office:string-value="820-00163" calcext:value-type="string">
            <text:p>820-00163</text:p>
          </table:table-cell>
          <table:table-cell table:formula="of:= &quot;Board part number &quot; &amp; [.G22] &amp; &quot; fits a &quot; &amp; [.C22] &amp; &quot; computer from year &quot; &amp; [.F22] &amp; &quot; whose model number is &quot; &amp; [.E22] &amp; &quot; with a screen size of &quot; &amp; [.D22] &amp; &quot;&quot;&quot;.&quot;" office:value-type="string" office:string-value="Board part number 820-00163 fits a MacBook Pro Retina computer from year Mid 2015 whose model number is A1398 with a screen size of 15&quot;." calcext:value-type="string">
            <text:p>Board part number 820-00163 fits a MacBook Pro Retina computer from year Mid 2015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820-00163</text:p>
          </table:table-cell>
          <table:table-cell table:number-columns-repeated="3"/>
        </table:table-row>
        <table:table-row table:style-name="ro1">
          <table:table-cell table:formula="of:=[.G23]" office:value-type="string" office:string-value="820-00426" calcext:value-type="string">
            <text:p>820-00426</text:p>
          </table:table-cell>
          <table:table-cell table:formula="of:= &quot;Board part number &quot; &amp; [.G23] &amp; &quot; fits a &quot; &amp; [.C23] &amp; &quot; computer from year &quot; &amp; [.F23] &amp; &quot; whose model number is &quot; &amp; [.E23] &amp; &quot; with a screen size of &quot; &amp; [.D23] &amp; &quot;&quot;&quot;.&quot;" office:value-type="string" office:string-value="Board part number 820-00426 fits a MacBook Pro Retina computer from year Mid 2015 whose model number is A1398 with a screen size of 15&quot;." calcext:value-type="string">
            <text:p>Board part number 820-00426 fits a MacBook Pro Retina computer from year Mid 2015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5</text:p>
          </table:table-cell>
          <table:table-cell office:value-type="string" calcext:value-type="string">
            <text:p>820-00426</text:p>
          </table:table-cell>
          <table:table-cell table:number-columns-repeated="3"/>
        </table:table-row>
        <table:table-row table:style-name="ro1">
          <table:table-cell table:formula="of:=[.G24]" office:value-type="string" office:string-value="820-00239" calcext:value-type="string">
            <text:p>820-00239</text:p>
          </table:table-cell>
          <table:table-cell table:formula="of:= &quot;Board part number &quot; &amp; [.G24] &amp; &quot; fits a &quot; &amp; [.C24] &amp; &quot; computer from year &quot; &amp; [.F24] &amp; &quot; whose model number is &quot; &amp; [.E24] &amp; &quot; with a screen size of &quot; &amp; [.D24] &amp; &quot;&quot;&quot;.&quot;" office:value-type="string" office:string-value="Board part number 820-00239 fits a MacBook Pro Retina computer from year 2016 4xTBT3 TB whose model number is A1706 with a screen size of 13&quot;." calcext:value-type="string">
            <text:p>Board part number 820-00239 fits a MacBook Pro Retina computer from year 2016 4xTBT3 TB whose model number is A1706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2016 4xTBT3 TB</text:p>
          </table:table-cell>
          <table:table-cell office:value-type="string" calcext:value-type="string">
            <text:p>820-00239</text:p>
          </table:table-cell>
          <table:table-cell table:number-columns-repeated="3"/>
        </table:table-row>
        <table:table-row table:style-name="ro1">
          <table:table-cell table:formula="of:=[.G25]" office:value-type="string" office:string-value="820-00281" calcext:value-type="string">
            <text:p>820-00281</text:p>
          </table:table-cell>
          <table:table-cell table:formula="of:= &quot;Board part number &quot; &amp; [.G25] &amp; &quot; fits a &quot; &amp; [.C25] &amp; &quot; computer from year &quot; &amp; [.F25] &amp; &quot; whose model number is &quot; &amp; [.E25] &amp; &quot; with a screen size of &quot; &amp; [.D25] &amp; &quot;&quot;&quot;.&quot;" office:value-type="string" office:string-value="Board part number 820-00281 fits a MacBook Pro Retina computer from year Late 2016 whose model number is A1707 with a screen size of 15&quot;." calcext:value-type="string">
            <text:p>Board part number 820-00281 fits a MacBook Pro Retina computer from year Late 2016 whose model number is A1707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Late 2016</text:p>
          </table:table-cell>
          <table:table-cell office:value-type="string" calcext:value-type="string">
            <text:p>820-00281</text:p>
          </table:table-cell>
          <table:table-cell table:number-columns-repeated="3"/>
        </table:table-row>
        <table:table-row table:style-name="ro1">
          <table:table-cell table:formula="of:=[.G26]" office:value-type="string" office:string-value="820-00840" calcext:value-type="string">
            <text:p>820-00840</text:p>
          </table:table-cell>
          <table:table-cell table:formula="of:= &quot;Board part number &quot; &amp; [.G26] &amp; &quot; fits a &quot; &amp; [.C26] &amp; &quot; computer from year &quot; &amp; [.F26] &amp; &quot; whose model number is &quot; &amp; [.E26] &amp; &quot; with a screen size of &quot; &amp; [.D26] &amp; &quot;&quot;&quot;.&quot;" office:value-type="string" office:string-value="Board part number 820-00840 fits a MacBook Pro Retina computer from year Mid 2017 2xTBT3 No TB whose model number is A1708 with a screen size of 13&quot;." calcext:value-type="string">
            <text:p>Board part number 820-00840 fits a MacBook Pro Retina computer from year Mid 2017 2xTBT3 No TB whose model number is A1708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Mid 2017 2xTBT3 No TB</text:p>
          </table:table-cell>
          <table:table-cell office:value-type="string" calcext:value-type="string">
            <text:p>820-00840</text:p>
          </table:table-cell>
          <table:table-cell table:number-columns-repeated="3"/>
        </table:table-row>
        <table:table-row table:style-name="ro1">
          <table:table-cell table:formula="of:=[.G27]" office:value-type="string" office:string-value="820-00850" calcext:value-type="string">
            <text:p>820-00850</text:p>
          </table:table-cell>
          <table:table-cell table:formula="of:= &quot;Board part number &quot; &amp; [.G27] &amp; &quot; fits a &quot; &amp; [.C27] &amp; &quot; computer from year &quot; &amp; [.F27] &amp; &quot; whose model number is &quot; &amp; [.E27] &amp; &quot; with a screen size of &quot; &amp; [.D27] &amp; &quot;&quot;&quot;.&quot;" office:value-type="string" office:string-value="Board part number 820-00850 fits a MacBook Pro Retina computer from year 2018 4xTBT3 TB whose model number is A1989 with a screen size of 13&quot;." calcext:value-type="string">
            <text:p>Board part number 820-00850 fits a MacBook Pro Retina computer from year 2018 4xTBT3 TB whose model number is A1989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8 4xTBT3 TB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G28]" office:value-type="string" office:string-value="820-00850" calcext:value-type="string">
            <text:p>820-00850</text:p>
          </table:table-cell>
          <table:table-cell table:formula="of:= &quot;Board part number &quot; &amp; [.G28] &amp; &quot; fits a &quot; &amp; [.C28] &amp; &quot; computer from year &quot; &amp; [.F28] &amp; &quot; whose model number is &quot; &amp; [.E28] &amp; &quot; with a screen size of &quot; &amp; [.D28] &amp; &quot;&quot;&quot;.&quot;" office:value-type="string" office:string-value="Board part number 820-00850 fits a MacBook Pro Retina computer from year 2019 4xTBT3 TB whose model number is A1989 with a screen size of 13&quot;." calcext:value-type="string">
            <text:p>Board part number 820-00850 fits a MacBook Pro Retina computer from year 2019 4xTBT3 TB whose model number is A1989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989</text:p>
          </table:table-cell>
          <table:table-cell office:value-type="string" calcext:value-type="string">
            <text:p>2019 4xTBT3 TB</text:p>
          </table:table-cell>
          <table:table-cell office:value-type="string" calcext:value-type="string">
            <text:p>820-00850</text:p>
          </table:table-cell>
          <table:table-cell table:number-columns-repeated="3"/>
        </table:table-row>
        <table:table-row table:style-name="ro1">
          <table:table-cell table:formula="of:=[.G29]" office:value-type="string" office:string-value="820-00875" calcext:value-type="string">
            <text:p>820-00875</text:p>
          </table:table-cell>
          <table:table-cell table:formula="of:= &quot;Board part number &quot; &amp; [.G29] &amp; &quot; fits a &quot; &amp; [.C29] &amp; &quot; computer from year &quot; &amp; [.F29] &amp; &quot; whose model number is &quot; &amp; [.E29] &amp; &quot; with a screen size of &quot; &amp; [.D29] &amp; &quot;&quot;&quot;.&quot;" office:value-type="string" office:string-value="Board part number 820-00875 fits a MacBook Pro Retina computer from year 2016 2xTBT3 No TB whose model number is A1708 with a screen size of 13&quot;." calcext:value-type="string">
            <text:p>Board part number 820-00875 fits a MacBook Pro Retina computer from year 2016 2xTBT3 No TB whose model number is A1708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708</text:p>
          </table:table-cell>
          <table:table-cell office:value-type="string" calcext:value-type="string">
            <text:p>2016 2xTBT3 No TB</text:p>
          </table:table-cell>
          <table:table-cell office:value-type="string" calcext:value-type="string">
            <text:p>820-00875</text:p>
          </table:table-cell>
          <table:table-cell table:number-columns-repeated="3"/>
        </table:table-row>
        <table:table-row table:style-name="ro1">
          <table:table-cell table:formula="of:=[.G30]" office:value-type="string" office:string-value="820-00923" calcext:value-type="string">
            <text:p>820-00923</text:p>
          </table:table-cell>
          <table:table-cell table:formula="of:= &quot;Board part number &quot; &amp; [.G30] &amp; &quot; fits a &quot; &amp; [.C30] &amp; &quot; computer from year &quot; &amp; [.F30] &amp; &quot; whose model number is &quot; &amp; [.E30] &amp; &quot; with a screen size of &quot; &amp; [.D30] &amp; &quot;&quot;&quot;.&quot;" office:value-type="string" office:string-value="Board part number 820-00923 fits a MacBook Pro Retina computer from year Mid 2017 4xTBT3 TB whose model number is A1706 with a screen size of 13&quot;." calcext:value-type="string">
            <text:p>Board part number 820-00923 fits a MacBook Pro Retina computer from year Mid 2017 4xTBT3 TB whose model number is A1706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706</text:p>
          </table:table-cell>
          <table:table-cell office:value-type="string" calcext:value-type="string">
            <text:p>Mid 2017 4xTBT3 TB</text:p>
          </table:table-cell>
          <table:table-cell office:value-type="string" calcext:value-type="string">
            <text:p>820-00923</text:p>
          </table:table-cell>
          <table:table-cell table:number-columns-repeated="3"/>
        </table:table-row>
        <table:table-row table:style-name="ro1">
          <table:table-cell table:formula="of:=[.G31]" office:value-type="string" office:string-value="820-00928" calcext:value-type="string">
            <text:p>820-00928</text:p>
          </table:table-cell>
          <table:table-cell table:formula="of:= &quot;Board part number &quot; &amp; [.G31] &amp; &quot; fits a &quot; &amp; [.C31] &amp; &quot; computer from year &quot; &amp; [.F31] &amp; &quot; whose model number is &quot; &amp; [.E31] &amp; &quot; with a screen size of &quot; &amp; [.D31] &amp; &quot;&quot;&quot;.&quot;" office:value-type="string" office:string-value="Board part number 820-00928 fits a MacBook Pro Retina computer from year Mid 2017 whose model number is A1707 with a screen size of 15&quot;." calcext:value-type="string">
            <text:p>Board part number 820-00928 fits a MacBook Pro Retina computer from year Mid 2017 whose model number is A1707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707</text:p>
          </table:table-cell>
          <table:table-cell office:value-type="string" calcext:value-type="string">
            <text:p>Mid 2017</text:p>
          </table:table-cell>
          <table:table-cell office:value-type="string" calcext:value-type="string">
            <text:p>820-00928</text:p>
          </table:table-cell>
          <table:table-cell table:number-columns-repeated="3"/>
        </table:table-row>
        <table:table-row table:style-name="ro1">
          <table:table-cell table:formula="of:=[.G32]" office:value-type="string" office:string-value="820-01041" calcext:value-type="string">
            <text:p>820-01041</text:p>
          </table:table-cell>
          <table:table-cell table:formula="of:= &quot;Board part number &quot; &amp; [.G32] &amp; &quot; fits a &quot; &amp; [.C32] &amp; &quot; computer from year &quot; &amp; [.F32] &amp; &quot; whose model number is &quot; &amp; [.E32] &amp; &quot; with a screen size of &quot; &amp; [.D32] &amp; &quot;&quot;&quot;.&quot;" office:value-type="string" office:string-value="Board part number 820-01041 fits a MacBook Pro Retina computer from year Mid 2018 whose model number is A1990 with a screen size of 15&quot;." calcext:value-type="string">
            <text:p>Board part number 820-01041 fits a MacBook Pro Retina computer from year Mid 2018 whose model number is A1990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G33]" office:value-type="string" office:string-value="820-01041" calcext:value-type="string">
            <text:p>820-01041</text:p>
          </table:table-cell>
          <table:table-cell table:formula="of:= &quot;Board part number &quot; &amp; [.G33] &amp; &quot; fits a &quot; &amp; [.C33] &amp; &quot; computer from year &quot; &amp; [.F33] &amp; &quot; whose model number is &quot; &amp; [.E33] &amp; &quot; with a screen size of &quot; &amp; [.D33] &amp; &quot;&quot;&quot;.&quot;" office:value-type="string" office:string-value="Board part number 820-01041 fits a MacBook Pro Retina computer from year Mid 2018 whose model number is A1990 with a screen size of 15&quot;." calcext:value-type="string">
            <text:p>Board part number 820-01041 fits a MacBook Pro Retina computer from year Mid 2018 whose model number is A1990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990</text:p>
          </table:table-cell>
          <table:table-cell office:value-type="string" calcext:value-type="string">
            <text:p>Mid 2018</text:p>
          </table:table-cell>
          <table:table-cell office:value-type="string" calcext:value-type="string">
            <text:p>820-01041</text:p>
          </table:table-cell>
          <table:table-cell table:number-columns-repeated="3"/>
        </table:table-row>
        <table:table-row table:style-name="ro1">
          <table:table-cell table:formula="of:=[.G34]" office:value-type="string" office:string-value="820-01598" calcext:value-type="string">
            <text:p>820-01598</text:p>
          </table:table-cell>
          <table:table-cell table:formula="of:= &quot;Board part number &quot; &amp; [.G34] &amp; &quot; fits a &quot; &amp; [.C34] &amp; &quot; computer from year &quot; &amp; [.F34] &amp; &quot; whose model number is &quot; &amp; [.E34] &amp; &quot; with a screen size of &quot; &amp; [.D34] &amp; &quot;&quot;&quot;.&quot;" office:value-type="string" office:string-value="Board part number 820-01598 fits a MacBook Pro Retina computer from year 2019 whose model number is A2159 with a screen size of 13&quot;." calcext:value-type="string">
            <text:p>Board part number 820-01598 fits a MacBook Pro Retina computer from year 2019 whose model number is A2159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15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20-01598</text:p>
          </table:table-cell>
          <table:table-cell table:number-columns-repeated="3"/>
        </table:table-row>
        <table:table-row table:style-name="ro1">
          <table:table-cell table:formula="of:=[.G35]" office:value-type="string" office:string-value="820-01700" calcext:value-type="string">
            <text:p>820-01700</text:p>
          </table:table-cell>
          <table:table-cell table:formula="of:= &quot;Board part number &quot; &amp; [.G35] &amp; &quot; fits a &quot; &amp; [.C35] &amp; &quot; computer from year &quot; &amp; [.F35] &amp; &quot; whose model number is &quot; &amp; [.E35] &amp; &quot; with a screen size of &quot; &amp; [.D35] &amp; &quot;&quot;&quot;.&quot;" office:value-type="string" office:string-value="Board part number 820-01700 fits a MacBook Pro Retina computer from year 2019 whose model number is A2141 with a screen size of 16&quot;." calcext:value-type="string">
            <text:p>Board part number 820-01700 fits a MacBook Pro Retina computer from year 2019 whose model number is A2141 with a screen size of 16".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141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20-01700</text:p>
          </table:table-cell>
          <table:table-cell table:number-columns-repeated="3"/>
        </table:table-row>
        <table:table-row table:style-name="ro1">
          <table:table-cell table:formula="of:=[.G36]" office:value-type="string" office:string-value="820-01814" calcext:value-type="string">
            <text:p>820-01814</text:p>
          </table:table-cell>
          <table:table-cell table:formula="of:= &quot;Board part number &quot; &amp; [.G36] &amp; &quot; fits a &quot; &amp; [.C36] &amp; &quot; computer from year &quot; &amp; [.F36] &amp; &quot; whose model number is &quot; &amp; [.E36] &amp; &quot; with a screen size of &quot; &amp; [.D36] &amp; &quot;&quot;&quot;.&quot;" office:value-type="string" office:string-value="Board part number 820-01814 fits a MacBook Pro Retina computer from year 2019 whose model number is A1990 with a screen size of 15&quot;." calcext:value-type="string">
            <text:p>Board part number 820-01814 fits a MacBook Pro Retina computer from year 2019 whose model number is A1990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G37]" office:value-type="string" office:string-value="820-01814" calcext:value-type="string">
            <text:p>820-01814</text:p>
          </table:table-cell>
          <table:table-cell table:formula="of:= &quot;Board part number &quot; &amp; [.G37] &amp; &quot; fits a &quot; &amp; [.C37] &amp; &quot; computer from year &quot; &amp; [.F37] &amp; &quot; whose model number is &quot; &amp; [.E37] &amp; &quot; with a screen size of &quot; &amp; [.D37] &amp; &quot;&quot;&quot;.&quot;" office:value-type="string" office:string-value="Board part number 820-01814 fits a MacBook Pro Retina computer from year 2019 whose model number is A1990 with a screen size of 15&quot;." calcext:value-type="string">
            <text:p>Board part number 820-01814 fits a MacBook Pro Retina computer from year 2019 whose model number is A1990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99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820-01814</text:p>
          </table:table-cell>
          <table:table-cell table:number-columns-repeated="3"/>
        </table:table-row>
        <table:table-row table:style-name="ro1">
          <table:table-cell table:formula="of:=[.G38]" office:value-type="string" office:string-value="820-01949" calcext:value-type="string">
            <text:p>820-01949</text:p>
          </table:table-cell>
          <table:table-cell table:formula="of:= &quot;Board part number &quot; &amp; [.G38] &amp; &quot; fits a &quot; &amp; [.C38] &amp; &quot; computer from year &quot; &amp; [.F38] &amp; &quot; whose model number is &quot; &amp; [.E38] &amp; &quot; with a screen size of &quot; &amp; [.D38] &amp; &quot;&quot;&quot;.&quot;" office:value-type="string" office:string-value="Board part number 820-01949 fits a MacBook Pro Retina computer from year 2020 4XTBT3 TB whose model number is A2251 with a screen size of 13&quot;." calcext:value-type="string">
            <text:p>Board part number 820-01949 fits a MacBook Pro Retina computer from year 2020 4XTBT3 TB whose model number is A2251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251</text:p>
          </table:table-cell>
          <table:table-cell office:value-type="string" calcext:value-type="string">
            <text:p>2020 4XTBT3 TB</text:p>
          </table:table-cell>
          <table:table-cell office:value-type="string" calcext:value-type="string">
            <text:p>820-01949</text:p>
          </table:table-cell>
          <table:table-cell table:number-columns-repeated="3"/>
        </table:table-row>
        <table:table-row table:style-name="ro1">
          <table:table-cell table:formula="of:=[.G39]" office:value-type="string" office:string-value="820-01987" calcext:value-type="string">
            <text:p>820-01987</text:p>
          </table:table-cell>
          <table:table-cell table:formula="of:= &quot;Board part number &quot; &amp; [.G39] &amp; &quot; fits a &quot; &amp; [.C39] &amp; &quot; computer from year &quot; &amp; [.F39] &amp; &quot; whose model number is &quot; &amp; [.E39] &amp; &quot; with a screen size of &quot; &amp; [.D39] &amp; &quot;&quot;&quot;.&quot;" office:value-type="string" office:string-value="Board part number 820-01987 fits a MacBook Pro Retina computer from year 2020 2xTBT3 TB whose model number is A2289 with a screen size of 13&quot;." calcext:value-type="string">
            <text:p>Board part number 820-01987 fits a MacBook Pro Retina computer from year 2020 2xTBT3 TB whose model number is A2289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289</text:p>
          </table:table-cell>
          <table:table-cell office:value-type="string" calcext:value-type="string">
            <text:p>2020 2xTBT3 TB</text:p>
          </table:table-cell>
          <table:table-cell office:value-type="string" calcext:value-type="string">
            <text:p>820-01987</text:p>
          </table:table-cell>
          <table:table-cell table:number-columns-repeated="3"/>
        </table:table-row>
        <table:table-row table:style-name="ro1">
          <table:table-cell table:formula="of:=[.G40]" office:value-type="string" office:string-value="820-02020" calcext:value-type="string">
            <text:p>820-02020</text:p>
          </table:table-cell>
          <table:table-cell table:formula="of:= &quot;Board part number &quot; &amp; [.G40] &amp; &quot; fits a &quot; &amp; [.C40] &amp; &quot; computer from year &quot; &amp; [.F40] &amp; &quot; whose model number is &quot; &amp; [.E40] &amp; &quot; with a screen size of &quot; &amp; [.D40] &amp; &quot;&quot;&quot;.&quot;" office:value-type="string" office:string-value="Board part number 820-02020 fits a MacBook Pro Retina computer from year Late 2020 M1 whose model number is A2338 with a screen size of 13&quot;." calcext:value-type="string">
            <text:p>Board part number 820-02020 fits a MacBook Pro Retina computer from year Late 2020 M1 whose model number is A2338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Late 2020 M1</text:p>
          </table:table-cell>
          <table:table-cell office:value-type="string" calcext:value-type="string">
            <text:p>820-02020</text:p>
          </table:table-cell>
          <table:table-cell table:number-columns-repeated="3"/>
        </table:table-row>
        <table:table-row table:style-name="ro1">
          <table:table-cell table:formula="of:=[.G41]" office:value-type="string" office:string-value="820-02098" calcext:value-type="string">
            <text:p>820-02098</text:p>
          </table:table-cell>
          <table:table-cell table:formula="of:= &quot;Board part number &quot; &amp; [.G41] &amp; &quot; fits a &quot; &amp; [.C41] &amp; &quot; computer from year &quot; &amp; [.F41] &amp; &quot; whose model number is &quot; &amp; [.E41] &amp; &quot; with a screen size of &quot; &amp; [.D41] &amp; &quot;&quot;&quot;.&quot;" office:value-type="string" office:string-value="Board part number 820-02098 fits a MacBook Pro Retina computer from year Late 2021 M1 whose model number is A2442 with a screen size of 14&quot;." calcext:value-type="string">
            <text:p>Board part number 820-02098 fits a MacBook Pro Retina computer from year Late 2021 M1 whose model number is A2442 with a screen size of 14".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G42]" office:value-type="string" office:string-value="820-02098" calcext:value-type="string">
            <text:p>820-02098</text:p>
          </table:table-cell>
          <table:table-cell table:formula="of:= &quot;Board part number &quot; &amp; [.G42] &amp; &quot; fits a &quot; &amp; [.C42] &amp; &quot; computer from year &quot; &amp; [.F42] &amp; &quot; whose model number is &quot; &amp; [.E42] &amp; &quot; with a screen size of &quot; &amp; [.D42] &amp; &quot;&quot;&quot;.&quot;" office:value-type="string" office:string-value="Board part number 820-02098 fits a MacBook Pro Retina computer from year Late 2021 M1 whose model number is A2442 with a screen size of 14&quot;." calcext:value-type="string">
            <text:p>Board part number 820-02098 fits a MacBook Pro Retina computer from year Late 2021 M1 whose model number is A2442 with a screen size of 14".</text:p>
          </table:table-cell>
          <table:table-cell office:value-type="string" calcext:value-type="string">
            <text:p>MacBook Pro Retin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2442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820-02098</text:p>
          </table:table-cell>
          <table:table-cell table:number-columns-repeated="3"/>
        </table:table-row>
        <table:table-row table:style-name="ro1">
          <table:table-cell table:formula="of:=[.G43]" office:value-type="string" office:string-value="820-02100" calcext:value-type="string">
            <text:p>820-02100</text:p>
          </table:table-cell>
          <table:table-cell table:formula="of:= &quot;Board part number &quot; &amp; [.G43] &amp; &quot; fits a &quot; &amp; [.C43] &amp; &quot; computer from year &quot; &amp; [.F43] &amp; &quot; whose model number is &quot; &amp; [.E43] &amp; &quot; with a screen size of &quot; &amp; [.D43] &amp; &quot;&quot;&quot;.&quot;" office:value-type="string" office:string-value="Board part number 820-02100 fits a MacBook Pro Retina computer from year Late 2021 M1 whose model number is A2485 with a screen size of 16&quot;." calcext:value-type="string">
            <text:p>Board part number 820-02100 fits a MacBook Pro Retina computer from year Late 2021 M1 whose model number is A2485 with a screen size of 16".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820-02100</text:p>
          </table:table-cell>
          <table:table-cell table:number-columns-repeated="3"/>
        </table:table-row>
        <table:table-row table:style-name="ro1">
          <table:table-cell table:formula="of:=[.G44]" office:value-type="string" office:string-value="820-02382" calcext:value-type="string">
            <text:p>820-02382</text:p>
          </table:table-cell>
          <table:table-cell table:formula="of:= &quot;Board part number &quot; &amp; [.G44] &amp; &quot; fits a &quot; &amp; [.C44] &amp; &quot; computer from year &quot; &amp; [.F44] &amp; &quot; whose model number is &quot; &amp; [.E44] &amp; &quot; with a screen size of &quot; &amp; [.D44] &amp; &quot;&quot;&quot;.&quot;" office:value-type="string" office:string-value="Board part number 820-02382 fits a MacBook Pro Retina computer from year Late 2021 M1 whose model number is A2485 with a screen size of 16&quot;." calcext:value-type="string">
            <text:p>Board part number 820-02382 fits a MacBook Pro Retina computer from year Late 2021 M1 whose model number is A2485 with a screen size of 16".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G45]" office:value-type="string" office:string-value="820-02382" calcext:value-type="string">
            <text:p>820-02382</text:p>
          </table:table-cell>
          <table:table-cell table:formula="of:= &quot;Board part number &quot; &amp; [.G45] &amp; &quot; fits a &quot; &amp; [.C45] &amp; &quot; computer from year &quot; &amp; [.F45] &amp; &quot; whose model number is &quot; &amp; [.E45] &amp; &quot; with a screen size of &quot; &amp; [.D45] &amp; &quot;&quot;&quot;.&quot;" office:value-type="string" office:string-value="Board part number 820-02382 fits a MacBook Pro Retina computer from year Late 2021 M1 whose model number is A2485 with a screen size of 16&quot;." calcext:value-type="string">
            <text:p>Board part number 820-02382 fits a MacBook Pro Retina computer from year Late 2021 M1 whose model number is A2485 with a screen size of 16".</text:p>
          </table:table-cell>
          <table:table-cell office:value-type="string" calcext:value-type="string">
            <text:p>MacBook Pro Reti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2485</text:p>
          </table:table-cell>
          <table:table-cell office:value-type="string" calcext:value-type="string">
            <text:p>Late 2021 M1</text:p>
          </table:table-cell>
          <table:table-cell office:value-type="string" calcext:value-type="string">
            <text:p>820-02382</text:p>
          </table:table-cell>
          <table:table-cell table:number-columns-repeated="3"/>
        </table:table-row>
        <table:table-row table:style-name="ro1">
          <table:table-cell table:formula="of:=[.G46]" office:value-type="string" office:string-value="820-02773" calcext:value-type="string">
            <text:p>820-02773</text:p>
          </table:table-cell>
          <table:table-cell table:formula="of:= &quot;Board part number &quot; &amp; [.G46] &amp; &quot; fits a &quot; &amp; [.C46] &amp; &quot; computer from year &quot; &amp; [.F46] &amp; &quot; whose model number is &quot; &amp; [.E46] &amp; &quot; with a screen size of &quot; &amp; [.D46] &amp; &quot;&quot;&quot;.&quot;" office:value-type="string" office:string-value="Board part number 820-02773 fits a MacBook Pro Retina computer from year Mid 2022 M2 whose model number is A2338 with a screen size of 13&quot;." calcext:value-type="string">
            <text:p>Board part number 820-02773 fits a MacBook Pro Retina computer from year Mid 2022 M2 whose model number is A2338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2338</text:p>
          </table:table-cell>
          <table:table-cell office:value-type="string" calcext:value-type="string">
            <text:p>Mid 2022 M2</text:p>
          </table:table-cell>
          <table:table-cell office:value-type="string" calcext:value-type="string">
            <text:p>820-02773</text:p>
          </table:table-cell>
          <table:table-cell table:number-columns-repeated="3"/>
        </table:table-row>
        <table:table-row table:style-name="ro1">
          <table:table-cell table:formula="of:=[.G47]" office:value-type="string" office:string-value="820-3190" calcext:value-type="string">
            <text:p>820-3190</text:p>
          </table:table-cell>
          <table:table-cell table:formula="of:= &quot;Board part number &quot; &amp; [.G47] &amp; &quot; fits a &quot; &amp; [.C47] &amp; &quot; computer from year &quot; &amp; [.F47] &amp; &quot; whose model number is &quot; &amp; [.E47] &amp; &quot; with a screen size of &quot; &amp; [.D47] &amp; &quot;&quot;&quot;.&quot;" office:value-type="string" office:string-value="Board part number 820-3190 fits a MacBook Pro Retina computer from year Early 2013 whose model number is A1425 with a screen size of 13&quot;." calcext:value-type="string">
            <text:p>Board part number 820-3190 fits a MacBook Pro Retina computer from year Early 2013 whose model number is A1425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820-3190</text:p>
          </table:table-cell>
          <table:table-cell table:number-columns-repeated="3"/>
        </table:table-row>
        <table:table-row table:style-name="ro1">
          <table:table-cell table:formula="of:=[.G48]" office:value-type="string" office:string-value="820-3332" calcext:value-type="string">
            <text:p>820-3332</text:p>
          </table:table-cell>
          <table:table-cell table:formula="of:= &quot;Board part number &quot; &amp; [.G48] &amp; &quot; fits a &quot; &amp; [.C48] &amp; &quot; computer from year &quot; &amp; [.F48] &amp; &quot; whose model number is &quot; &amp; [.E48] &amp; &quot; with a screen size of &quot; &amp; [.D48] &amp; &quot;&quot;&quot;.&quot;" office:value-type="string" office:string-value="Board part number 820-3332 fits a MacBook Pro Retina computer from year Mid 2012 whose model number is A1398 with a screen size of 15&quot;." calcext:value-type="string">
            <text:p>Board part number 820-3332 fits a MacBook Pro Retina computer from year Mid 2012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G49]" office:value-type="string" office:string-value="820-3332" calcext:value-type="string">
            <text:p>820-3332</text:p>
          </table:table-cell>
          <table:table-cell table:formula="of:= &quot;Board part number &quot; &amp; [.G49] &amp; &quot; fits a &quot; &amp; [.C49] &amp; &quot; computer from year &quot; &amp; [.F49] &amp; &quot; whose model number is &quot; &amp; [.E49] &amp; &quot; with a screen size of &quot; &amp; [.D49] &amp; &quot;&quot;&quot;.&quot;" office:value-type="string" office:string-value="Board part number 820-3332 fits a MacBook Pro Retina computer from year Early 2013 whose model number is A1398 with a screen size of 15&quot;." calcext:value-type="string">
            <text:p>Board part number 820-3332 fits a MacBook Pro Retina computer from year Early 2013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Early 2013</text:p>
          </table:table-cell>
          <table:table-cell office:value-type="string" calcext:value-type="string">
            <text:p>820-3332</text:p>
          </table:table-cell>
          <table:table-cell table:number-columns-repeated="3"/>
        </table:table-row>
        <table:table-row table:style-name="ro1">
          <table:table-cell table:formula="of:=[.G50]" office:value-type="string" office:string-value="820-3462" calcext:value-type="string">
            <text:p>820-3462</text:p>
          </table:table-cell>
          <table:table-cell table:formula="of:= &quot;Board part number &quot; &amp; [.G50] &amp; &quot; fits a &quot; &amp; [.C50] &amp; &quot; computer from year &quot; &amp; [.F50] &amp; &quot; whose model number is &quot; &amp; [.E50] &amp; &quot; with a screen size of &quot; &amp; [.D50] &amp; &quot;&quot;&quot;.&quot;" office:value-type="string" office:string-value="Board part number 820-3462 fits a MacBook Pro Retina computer from year Late 2012 whose model number is A1425 with a screen size of 13&quot;." calcext:value-type="string">
            <text:p>Board part number 820-3462 fits a MacBook Pro Retina computer from year Late 2012 whose model number is A1425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425</text:p>
          </table:table-cell>
          <table:table-cell office:value-type="string" calcext:value-type="string">
            <text:p>Late 2012</text:p>
          </table:table-cell>
          <table:table-cell office:value-type="string" calcext:value-type="string">
            <text:p>820-3462</text:p>
          </table:table-cell>
          <table:table-cell table:number-columns-repeated="3"/>
        </table:table-row>
        <table:table-row table:style-name="ro1">
          <table:table-cell table:formula="of:=[.G51]" office:value-type="string" office:string-value="820-3476" calcext:value-type="string">
            <text:p>820-3476</text:p>
          </table:table-cell>
          <table:table-cell table:formula="of:= &quot;Board part number &quot; &amp; [.G51] &amp; &quot; fits a &quot; &amp; [.C51] &amp; &quot; computer from year &quot; &amp; [.F51] &amp; &quot; whose model number is &quot; &amp; [.E51] &amp; &quot; with a screen size of &quot; &amp; [.D51] &amp; &quot;&quot;&quot;.&quot;" office:value-type="string" office:string-value="Board part number 820-3476 fits a MacBook Pro Retina computer from year Mid 2014 whose model number is A1502 with a screen size of 13&quot;." calcext:value-type="string">
            <text:p>Board part number 820-3476 fits a MacBook Pro Retina computer from year Mid 2014 whose model number is A1502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G52]" office:value-type="string" office:string-value="820-3476" calcext:value-type="string">
            <text:p>820-3476</text:p>
          </table:table-cell>
          <table:table-cell table:formula="of:= &quot;Board part number &quot; &amp; [.G52] &amp; &quot; fits a &quot; &amp; [.C52] &amp; &quot; computer from year &quot; &amp; [.F52] &amp; &quot; whose model number is &quot; &amp; [.E52] &amp; &quot; with a screen size of &quot; &amp; [.D52] &amp; &quot;&quot;&quot;.&quot;" office:value-type="string" office:string-value="Board part number 820-3476 fits a MacBook Pro Retina computer from year Late 2013 whose model number is A1502 with a screen size of 13&quot;." calcext:value-type="string">
            <text:p>Board part number 820-3476 fits a MacBook Pro Retina computer from year Late 2013 whose model number is A1502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820-3476</text:p>
          </table:table-cell>
          <table:table-cell table:number-columns-repeated="3"/>
        </table:table-row>
        <table:table-row table:style-name="ro1">
          <table:table-cell table:formula="of:=[.G53]" office:value-type="string" office:string-value="820-3536" calcext:value-type="string">
            <text:p>820-3536</text:p>
          </table:table-cell>
          <table:table-cell table:formula="of:= &quot;Board part number &quot; &amp; [.G53] &amp; &quot; fits a &quot; &amp; [.C53] &amp; &quot; computer from year &quot; &amp; [.F53] &amp; &quot; whose model number is &quot; &amp; [.E53] &amp; &quot; with a screen size of &quot; &amp; [.D53] &amp; &quot;&quot;&quot;.&quot;" office:value-type="string" office:string-value="Board part number 820-3536 fits a MacBook Pro Retina computer from year Late 2013 whose model number is A1502 with a screen size of 13&quot;." calcext:value-type="string">
            <text:p>Board part number 820-3536 fits a MacBook Pro Retina computer from year Late 2013 whose model number is A1502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820-3536</text:p>
          </table:table-cell>
          <table:table-cell table:number-columns-repeated="3"/>
        </table:table-row>
        <table:table-row table:style-name="ro1">
          <table:table-cell table:formula="of:=[.G54]" office:value-type="string" office:string-value="820-3662" calcext:value-type="string">
            <text:p>820-3662</text:p>
          </table:table-cell>
          <table:table-cell table:formula="of:= &quot;Board part number &quot; &amp; [.G54] &amp; &quot; fits a &quot; &amp; [.C54] &amp; &quot; computer from year &quot; &amp; [.F54] &amp; &quot; whose model number is &quot; &amp; [.E54] &amp; &quot; with a screen size of &quot; &amp; [.D54] &amp; &quot;&quot;&quot;.&quot;" office:value-type="string" office:string-value="Board part number 820-3662 fits a MacBook Pro Retina computer from year Late 2013 whose model number is A1398 with a screen size of 15&quot;." calcext:value-type="string">
            <text:p>Board part number 820-3662 fits a MacBook Pro Retina computer from year Late 2013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G55]" office:value-type="string" office:string-value="820-3662" calcext:value-type="string">
            <text:p>820-3662</text:p>
          </table:table-cell>
          <table:table-cell table:formula="of:= &quot;Board part number &quot; &amp; [.G55] &amp; &quot; fits a &quot; &amp; [.C55] &amp; &quot; computer from year &quot; &amp; [.F55] &amp; &quot; whose model number is &quot; &amp; [.E55] &amp; &quot; with a screen size of &quot; &amp; [.D55] &amp; &quot;&quot;&quot;.&quot;" office:value-type="string" office:string-value="Board part number 820-3662 fits a MacBook Pro Retina computer from year Mid 2014 whose model number is A1398 with a screen size of 15&quot;." calcext:value-type="string">
            <text:p>Board part number 820-3662 fits a MacBook Pro Retina computer from year Mid 2014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820-3662</text:p>
          </table:table-cell>
          <table:table-cell table:number-columns-repeated="3"/>
        </table:table-row>
        <table:table-row table:style-name="ro1">
          <table:table-cell table:formula="of:=[.G56]" office:value-type="string" office:string-value="820-3787" calcext:value-type="string">
            <text:p>820-3787</text:p>
          </table:table-cell>
          <table:table-cell table:formula="of:= &quot;Board part number &quot; &amp; [.G56] &amp; &quot; fits a &quot; &amp; [.C56] &amp; &quot; computer from year &quot; &amp; [.F56] &amp; &quot; whose model number is &quot; &amp; [.E56] &amp; &quot; with a screen size of &quot; &amp; [.D56] &amp; &quot;&quot;&quot;.&quot;" office:value-type="string" office:string-value="Board part number 820-3787 fits a MacBook Pro Retina computer from year Late 2013 whose model number is A1398 with a screen size of 15&quot;." calcext:value-type="string">
            <text:p>Board part number 820-3787 fits a MacBook Pro Retina computer from year Late 2013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Late 2013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G57]" office:value-type="string" office:string-value="820-3787" calcext:value-type="string">
            <text:p>820-3787</text:p>
          </table:table-cell>
          <table:table-cell table:formula="of:= &quot;Board part number &quot; &amp; [.G57] &amp; &quot; fits a &quot; &amp; [.C57] &amp; &quot; computer from year &quot; &amp; [.F57] &amp; &quot; whose model number is &quot; &amp; [.E57] &amp; &quot; with a screen size of &quot; &amp; [.D57] &amp; &quot;&quot;&quot;.&quot;" office:value-type="string" office:string-value="Board part number 820-3787 fits a MacBook Pro Retina computer from year Mid 2014 whose model number is A1398 with a screen size of 15&quot;." calcext:value-type="string">
            <text:p>Board part number 820-3787 fits a MacBook Pro Retina computer from year Mid 2014 whose model number is A1398 with a screen size of 15".</text:p>
          </table:table-cell>
          <table:table-cell office:value-type="string" calcext:value-type="string">
            <text:p>MacBook Pro Retin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398</text:p>
          </table:table-cell>
          <table:table-cell office:value-type="string" calcext:value-type="string">
            <text:p>Mid 2014</text:p>
          </table:table-cell>
          <table:table-cell office:value-type="string" calcext:value-type="string">
            <text:p>820-3787</text:p>
          </table:table-cell>
          <table:table-cell table:number-columns-repeated="3"/>
        </table:table-row>
        <table:table-row table:style-name="ro1">
          <table:table-cell table:formula="of:=[.G58]" office:value-type="string" office:string-value="820-4924" calcext:value-type="string">
            <text:p>820-4924</text:p>
          </table:table-cell>
          <table:table-cell table:formula="of:= &quot;Board part number &quot; &amp; [.G58] &amp; &quot; fits a &quot; &amp; [.C58] &amp; &quot; computer from year &quot; &amp; [.F58] &amp; &quot; whose model number is &quot; &amp; [.E58] &amp; &quot; with a screen size of &quot; &amp; [.D58] &amp; &quot;&quot;&quot;.&quot;" office:value-type="string" office:string-value="Board part number 820-4924 fits a MacBook Pro Retina computer from year Early 2015 whose model number is A1502 with a screen size of 13&quot;." calcext:value-type="string">
            <text:p>Board part number 820-4924 fits a MacBook Pro Retina computer from year Early 2015 whose model number is A1502 with a screen size of 13".</text:p>
          </table:table-cell>
          <table:table-cell office:value-type="string" calcext:value-type="string">
            <text:p>MacBook Pro Retin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502</text:p>
          </table:table-cell>
          <table:table-cell office:value-type="string" calcext:value-type="string">
            <text:p>Early 2015</text:p>
          </table:table-cell>
          <table:table-cell office:value-type="string" calcext:value-type="string">
            <text:p>820-4924</text:p>
          </table:table-cell>
          <table:table-cell table:number-columns-repeated="3"/>
        </table:table-row>
        <table:table-row table:style-name="ro1">
          <table:table-cell table:formula="of:=[.G59]" office:value-type="string" office:string-value="820-2327" calcext:value-type="string">
            <text:p>820-2327</text:p>
          </table:table-cell>
          <table:table-cell table:formula="of:= &quot;Board part number &quot; &amp; [.G59] &amp; &quot; fits a &quot; &amp; [.C59] &amp; &quot; computer from year &quot; &amp; [.F59] &amp; &quot; whose model number is &quot; &amp; [.E59] &amp; &quot; with a screen size of &quot; &amp; [.D59] &amp; &quot;&quot;&quot;.&quot;" office:value-type="string" office:string-value="Board part number 820-2327 fits a MacBook Pro Unibody computer from year Late 2008 whose model number is A1278 with a screen size of 13&quot;." calcext:value-type="string">
            <text:p>Board part number 820-2327 fits a MacBook Pro Unibody computer from year Late 2008 whose model number is A1278 with a screen size of 13".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820-2327</text:p>
          </table:table-cell>
          <table:table-cell table:number-columns-repeated="3"/>
        </table:table-row>
        <table:table-row table:style-name="ro1">
          <table:table-cell table:formula="of:=[.G60]" office:value-type="string" office:string-value="820-2330" calcext:value-type="string">
            <text:p>820-2330</text:p>
          </table:table-cell>
          <table:table-cell table:formula="of:= &quot;Board part number &quot; &amp; [.G60] &amp; &quot; fits a &quot; &amp; [.C60] &amp; &quot; computer from year &quot; &amp; [.F60] &amp; &quot; whose model number is &quot; &amp; [.E60] &amp; &quot; with a screen size of &quot; &amp; [.D60] &amp; &quot;&quot;&quot;.&quot;" office:value-type="string" office:string-value="Board part number 820-2330 fits a MacBook Pro Unibody computer from year Late 2008 whose model number is A1286 with a screen size of 15&quot;." calcext:value-type="string">
            <text:p>Board part number 820-2330 fits a MacBook Pro Unibody computer from year Late 2008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08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G61]" office:value-type="string" office:string-value="820-2390" calcext:value-type="string">
            <text:p>820-2390</text:p>
          </table:table-cell>
          <table:table-cell table:formula="of:= &quot;Board part number &quot; &amp; [.G61] &amp; &quot; fits a &quot; &amp; [.C61] &amp; &quot; computer from year &quot; &amp; [.F61] &amp; &quot; whose model number is &quot; &amp; [.E61] &amp; &quot; with a screen size of &quot; &amp; [.D61] &amp; &quot;&quot;&quot;.&quot;" office:value-type="string" office:string-value="Board part number 820-2390 fits a MacBook Pro Unibody computer from year Early 2009 whose model number is A1297 with a screen size of 17&quot;." calcext:value-type="string">
            <text:p>Board part number 820-2390 fits a MacBook Pro Unibody computer from year Early 2009 whose model number is A1297 with a screen size of 17".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09</text:p>
          </table:table-cell>
          <table:table-cell office:value-type="string" calcext:value-type="string">
            <text:p>820-2390</text:p>
          </table:table-cell>
          <table:table-cell table:number-columns-repeated="3"/>
        </table:table-row>
        <table:table-row table:style-name="ro1">
          <table:table-cell table:formula="of:=[.G62]" office:value-type="string" office:string-value="820-2530" calcext:value-type="string">
            <text:p>820-2530</text:p>
          </table:table-cell>
          <table:table-cell table:formula="of:= &quot;Board part number &quot; &amp; [.G62] &amp; &quot; fits a &quot; &amp; [.C62] &amp; &quot; computer from year &quot; &amp; [.F62] &amp; &quot; whose model number is &quot; &amp; [.E62] &amp; &quot; with a screen size of &quot; &amp; [.D62] &amp; &quot;&quot;&quot;.&quot;" office:value-type="string" office:string-value="Board part number 820-2530 fits a MacBook Pro Unibody computer from year Mid 2009 whose model number is A1278 with a screen size of 13&quot;." calcext:value-type="string">
            <text:p>Board part number 820-2530 fits a MacBook Pro Unibody computer from year Mid 2009 whose model number is A1278 with a screen size of 13".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820-2530</text:p>
          </table:table-cell>
          <table:table-cell table:number-columns-repeated="3"/>
        </table:table-row>
        <table:table-row table:style-name="ro1">
          <table:table-cell table:formula="of:=[.G63]" office:value-type="string" office:string-value="820-2532" calcext:value-type="string">
            <text:p>820-2532</text:p>
          </table:table-cell>
          <table:table-cell table:formula="of:= &quot;Board part number &quot; &amp; [.G63] &amp; &quot; fits a &quot; &amp; [.C63] &amp; &quot; computer from year &quot; &amp; [.F63] &amp; &quot; whose model number is &quot; &amp; [.E63] &amp; &quot; with a screen size of &quot; &amp; [.D63] &amp; &quot;&quot;&quot;.&quot;" office:value-type="string" office:string-value="Board part number 820-2532 fits a MacBook Pro Unibody computer from year Mid 2009 whose model number is A1286 with a screen size of 15&quot;." calcext:value-type="string">
            <text:p>Board part number 820-2532 fits a MacBook Pro Unibody computer from year Mid 2009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820-2532</text:p>
          </table:table-cell>
          <table:table-cell table:number-columns-repeated="3"/>
        </table:table-row>
        <table:table-row table:style-name="ro1">
          <table:table-cell table:formula="of:=[.G64]" office:value-type="string" office:string-value="820-2330" calcext:value-type="string">
            <text:p>820-2330</text:p>
          </table:table-cell>
          <table:table-cell table:formula="of:= &quot;Board part number &quot; &amp; [.G64] &amp; &quot; fits a &quot; &amp; [.C64] &amp; &quot; computer from year &quot; &amp; [.F64] &amp; &quot; whose model number is &quot; &amp; [.E64] &amp; &quot; with a screen size of &quot; &amp; [.D64] &amp; &quot;&quot;&quot;.&quot;" office:value-type="string" office:string-value="Board part number 820-2330 fits a MacBook Pro Unibody computer from year Mid 2009 whose model number is A1286 with a screen size of 15&quot;." calcext:value-type="string">
            <text:p>Board part number 820-2330 fits a MacBook Pro Unibody computer from year Mid 2009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820-2330</text:p>
          </table:table-cell>
          <table:table-cell table:number-columns-repeated="3"/>
        </table:table-row>
        <table:table-row table:style-name="ro1">
          <table:table-cell table:formula="of:=[.G65]" office:value-type="string" office:string-value="820-2523" calcext:value-type="string">
            <text:p>820-2523</text:p>
          </table:table-cell>
          <table:table-cell table:formula="of:= &quot;Board part number &quot; &amp; [.G65] &amp; &quot; fits a &quot; &amp; [.C65] &amp; &quot; computer from year &quot; &amp; [.F65] &amp; &quot; whose model number is &quot; &amp; [.E65] &amp; &quot; with a screen size of &quot; &amp; [.D65] &amp; &quot;&quot;&quot;.&quot;" office:value-type="string" office:string-value="Board part number 820-2523 fits a MacBook Pro Unibody computer from year Mid 2009 whose model number is A1286 with a screen size of 15&quot;." calcext:value-type="string">
            <text:p>Board part number 820-2523 fits a MacBook Pro Unibody computer from year Mid 2009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820-2523</text:p>
          </table:table-cell>
          <table:table-cell table:number-columns-repeated="3"/>
        </table:table-row>
        <table:table-row table:style-name="ro1">
          <table:table-cell table:formula="of:=[.G66]" office:value-type="string" office:string-value="820-2533" calcext:value-type="string">
            <text:p>820-2533</text:p>
          </table:table-cell>
          <table:table-cell table:formula="of:= &quot;Board part number &quot; &amp; [.G66] &amp; &quot; fits a &quot; &amp; [.C66] &amp; &quot; computer from year &quot; &amp; [.F66] &amp; &quot; whose model number is &quot; &amp; [.E66] &amp; &quot; with a screen size of &quot; &amp; [.D66] &amp; &quot;&quot;&quot;.&quot;" office:value-type="string" office:string-value="Board part number 820-2533 fits a MacBook Pro Unibody computer from year Mid 2009  whose model number is A1286 with a screen size of 15&quot;." calcext:value-type="string">
            <text:p>Board part number 820-2533 fits a MacBook Pro Unibody computer from year Mid 2009 <text:s/>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09 </text:p>
          </table:table-cell>
          <table:table-cell office:value-type="string" calcext:value-type="string">
            <text:p>820-2533</text:p>
          </table:table-cell>
          <table:table-cell table:number-columns-repeated="3"/>
        </table:table-row>
        <table:table-row table:style-name="ro1">
          <table:table-cell table:formula="of:=[.G67]" office:value-type="string" office:string-value="820-2610" calcext:value-type="string">
            <text:p>820-2610</text:p>
          </table:table-cell>
          <table:table-cell table:formula="of:= &quot;Board part number &quot; &amp; [.G67] &amp; &quot; fits a &quot; &amp; [.C67] &amp; &quot; computer from year &quot; &amp; [.F67] &amp; &quot; whose model number is &quot; &amp; [.E67] &amp; &quot; with a screen size of &quot; &amp; [.D67] &amp; &quot;&quot;&quot;.&quot;" office:value-type="string" office:string-value="Board part number 820-2610 fits a MacBook Pro Unibody computer from year Mid 2009 whose model number is A1297 with a screen size of 17&quot;." calcext:value-type="string">
            <text:p>Board part number 820-2610 fits a MacBook Pro Unibody computer from year Mid 2009 whose model number is A1297 with a screen size of 17".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09</text:p>
          </table:table-cell>
          <table:table-cell office:value-type="string" calcext:value-type="string">
            <text:p>820-2610</text:p>
          </table:table-cell>
          <table:table-cell table:number-columns-repeated="3"/>
        </table:table-row>
        <table:table-row table:style-name="ro1">
          <table:table-cell table:formula="of:=[.G68]" office:value-type="string" office:string-value="820-2849" calcext:value-type="string">
            <text:p>820-2849</text:p>
          </table:table-cell>
          <table:table-cell table:formula="of:= &quot;Board part number &quot; &amp; [.G68] &amp; &quot; fits a &quot; &amp; [.C68] &amp; &quot; computer from year &quot; &amp; [.F68] &amp; &quot; whose model number is &quot; &amp; [.E68] &amp; &quot; with a screen size of &quot; &amp; [.D68] &amp; &quot;&quot;&quot;.&quot;" office:value-type="string" office:string-value="Board part number 820-2849 fits a MacBook Pro Unibody computer from year Mid 2010 whose model number is A1297 with a screen size of 17&quot;." calcext:value-type="string">
            <text:p>Board part number 820-2849 fits a MacBook Pro Unibody computer from year Mid 2010 whose model number is A1297 with a screen size of 17".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820-2849</text:p>
          </table:table-cell>
          <table:table-cell table:number-columns-repeated="3"/>
        </table:table-row>
        <table:table-row table:style-name="ro1">
          <table:table-cell table:formula="of:=[.G69]" office:value-type="string" office:string-value="820-2850" calcext:value-type="string">
            <text:p>820-2850</text:p>
          </table:table-cell>
          <table:table-cell table:formula="of:= &quot;Board part number &quot; &amp; [.G69] &amp; &quot; fits a &quot; &amp; [.C69] &amp; &quot; computer from year &quot; &amp; [.F69] &amp; &quot; whose model number is &quot; &amp; [.E69] &amp; &quot; with a screen size of &quot; &amp; [.D69] &amp; &quot;&quot;&quot;.&quot;" office:value-type="string" office:string-value="Board part number 820-2850 fits a MacBook Pro Unibody computer from year Mid 2010 whose model number is A1286 with a screen size of 15&quot;." calcext:value-type="string">
            <text:p>Board part number 820-2850 fits a MacBook Pro Unibody computer from year Mid 2010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820-2850</text:p>
          </table:table-cell>
          <table:table-cell table:number-columns-repeated="3"/>
        </table:table-row>
        <table:table-row table:style-name="ro1">
          <table:table-cell table:formula="of:=[.G70]" office:value-type="string" office:string-value="820-2879" calcext:value-type="string">
            <text:p>820-2879</text:p>
          </table:table-cell>
          <table:table-cell table:formula="of:= &quot;Board part number &quot; &amp; [.G70] &amp; &quot; fits a &quot; &amp; [.C70] &amp; &quot; computer from year &quot; &amp; [.F70] &amp; &quot; whose model number is &quot; &amp; [.E70] &amp; &quot; with a screen size of &quot; &amp; [.D70] &amp; &quot;&quot;&quot;.&quot;" office:value-type="string" office:string-value="Board part number 820-2879 fits a MacBook Pro Unibody computer from year Mid 2010 whose model number is A1278 with a screen size of 13&quot;." calcext:value-type="string">
            <text:p>Board part number 820-2879 fits a MacBook Pro Unibody computer from year Mid 2010 whose model number is A1278 with a screen size of 13".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0</text:p>
          </table:table-cell>
          <table:table-cell office:value-type="string" calcext:value-type="string">
            <text:p>820-2879</text:p>
          </table:table-cell>
          <table:table-cell table:number-columns-repeated="3"/>
        </table:table-row>
        <table:table-row table:style-name="ro1">
          <table:table-cell table:formula="of:=[.G71]" office:value-type="string" office:string-value="820-2914" calcext:value-type="string">
            <text:p>820-2914</text:p>
          </table:table-cell>
          <table:table-cell table:formula="of:= &quot;Board part number &quot; &amp; [.G71] &amp; &quot; fits a &quot; &amp; [.C71] &amp; &quot; computer from year &quot; &amp; [.F71] &amp; &quot; whose model number is &quot; &amp; [.E71] &amp; &quot; with a screen size of &quot; &amp; [.D71] &amp; &quot;&quot;&quot;.&quot;" office:value-type="string" office:string-value="Board part number 820-2914 fits a MacBook Pro Unibody computer from year Early 2011 whose model number is A1297 with a screen size of 17&quot;." calcext:value-type="string">
            <text:p>Board part number 820-2914 fits a MacBook Pro Unibody computer from year Early 2011 whose model number is A1297 with a screen size of 17".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G72]" office:value-type="string" office:string-value="820-2914" calcext:value-type="string">
            <text:p>820-2914</text:p>
          </table:table-cell>
          <table:table-cell table:formula="of:= &quot;Board part number &quot; &amp; [.G72] &amp; &quot; fits a &quot; &amp; [.C72] &amp; &quot; computer from year &quot; &amp; [.F72] &amp; &quot; whose model number is &quot; &amp; [.E72] &amp; &quot; with a screen size of &quot; &amp; [.D72] &amp; &quot;&quot;&quot;.&quot;" office:value-type="string" office:string-value="Board part number 820-2914 fits a MacBook Pro Unibody computer from year Late 2011 whose model number is A1297 with a screen size of 17&quot;." calcext:value-type="string">
            <text:p>Board part number 820-2914 fits a MacBook Pro Unibody computer from year Late 2011 whose model number is A1297 with a screen size of 17".</text:p>
          </table:table-cell>
          <table:table-cell office:value-type="string" calcext:value-type="string">
            <text:p>MacBook Pro Unibody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1297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820-2914</text:p>
          </table:table-cell>
          <table:table-cell table:number-columns-repeated="3"/>
        </table:table-row>
        <table:table-row table:style-name="ro1">
          <table:table-cell table:formula="of:=[.G73]" office:value-type="string" office:string-value="820-2915" calcext:value-type="string">
            <text:p>820-2915</text:p>
          </table:table-cell>
          <table:table-cell table:formula="of:= &quot;Board part number &quot; &amp; [.G73] &amp; &quot; fits a &quot; &amp; [.C73] &amp; &quot; computer from year &quot; &amp; [.F73] &amp; &quot; whose model number is &quot; &amp; [.E73] &amp; &quot; with a screen size of &quot; &amp; [.D73] &amp; &quot;&quot;&quot;.&quot;" office:value-type="string" office:string-value="Board part number 820-2915 fits a MacBook Pro Unibody computer from year Early 2011 whose model number is A1286 with a screen size of 15&quot;." calcext:value-type="string">
            <text:p>Board part number 820-2915 fits a MacBook Pro Unibody computer from year Early 2011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G74]" office:value-type="string" office:string-value="820-2915" calcext:value-type="string">
            <text:p>820-2915</text:p>
          </table:table-cell>
          <table:table-cell table:formula="of:= &quot;Board part number &quot; &amp; [.G74] &amp; &quot; fits a &quot; &amp; [.C74] &amp; &quot; computer from year &quot; &amp; [.F74] &amp; &quot; whose model number is &quot; &amp; [.E74] &amp; &quot; with a screen size of &quot; &amp; [.D74] &amp; &quot;&quot;&quot;.&quot;" office:value-type="string" office:string-value="Board part number 820-2915 fits a MacBook Pro Unibody computer from year Late 2011 whose model number is A1286 with a screen size of 15&quot;." calcext:value-type="string">
            <text:p>Board part number 820-2915 fits a MacBook Pro Unibody computer from year Late 2011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820-2915</text:p>
          </table:table-cell>
          <table:table-cell table:number-columns-repeated="3"/>
        </table:table-row>
        <table:table-row table:style-name="ro1">
          <table:table-cell table:formula="of:=[.G75]" office:value-type="string" office:string-value="820-2936" calcext:value-type="string">
            <text:p>820-2936</text:p>
          </table:table-cell>
          <table:table-cell table:formula="of:= &quot;Board part number &quot; &amp; [.G75] &amp; &quot; fits a &quot; &amp; [.C75] &amp; &quot; computer from year &quot; &amp; [.F75] &amp; &quot; whose model number is &quot; &amp; [.E75] &amp; &quot; with a screen size of &quot; &amp; [.D75] &amp; &quot;&quot;&quot;.&quot;" office:value-type="string" office:string-value="Board part number 820-2936 fits a MacBook Pro Unibody computer from year Early 2011 whose model number is A1278 with a screen size of 13&quot;." calcext:value-type="string">
            <text:p>Board part number 820-2936 fits a MacBook Pro Unibody computer from year Early 2011 whose model number is A1278 with a screen size of 13".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Early 201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G76]" office:value-type="string" office:string-value="820-2936" calcext:value-type="string">
            <text:p>820-2936</text:p>
          </table:table-cell>
          <table:table-cell table:formula="of:= &quot;Board part number &quot; &amp; [.G76] &amp; &quot; fits a &quot; &amp; [.C76] &amp; &quot; computer from year &quot; &amp; [.F76] &amp; &quot; whose model number is &quot; &amp; [.E76] &amp; &quot; with a screen size of &quot; &amp; [.D76] &amp; &quot;&quot;&quot;.&quot;" office:value-type="string" office:string-value="Board part number 820-2936 fits a MacBook Pro Unibody computer from year Late 2011 whose model number is A1278 with a screen size of 13&quot;." calcext:value-type="string">
            <text:p>Board part number 820-2936 fits a MacBook Pro Unibody computer from year Late 2011 whose model number is A1278 with a screen size of 13".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Late 2011</text:p>
          </table:table-cell>
          <table:table-cell office:value-type="string" calcext:value-type="string">
            <text:p>820-2936</text:p>
          </table:table-cell>
          <table:table-cell table:number-columns-repeated="3"/>
        </table:table-row>
        <table:table-row table:style-name="ro1">
          <table:table-cell table:formula="of:=[.G77]" office:value-type="string" office:string-value="820-3115" calcext:value-type="string">
            <text:p>820-3115</text:p>
          </table:table-cell>
          <table:table-cell table:formula="of:= &quot;Board part number &quot; &amp; [.G77] &amp; &quot; fits a &quot; &amp; [.C77] &amp; &quot; computer from year &quot; &amp; [.F77] &amp; &quot; whose model number is &quot; &amp; [.E77] &amp; &quot; with a screen size of &quot; &amp; [.D77] &amp; &quot;&quot;&quot;.&quot;" office:value-type="string" office:string-value="Board part number 820-3115 fits a MacBook Pro Unibody computer from year Mid 2012 whose model number is A1278 with a screen size of 13&quot;." calcext:value-type="string">
            <text:p>Board part number 820-3115 fits a MacBook Pro Unibody computer from year Mid 2012 whose model number is A1278 with a screen size of 13".</text:p>
          </table:table-cell>
          <table:table-cell office:value-type="string" calcext:value-type="string">
            <text:p>MacBook Pro Unibod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1278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820-3115</text:p>
          </table:table-cell>
          <table:table-cell table:number-columns-repeated="3"/>
        </table:table-row>
        <table:table-row table:style-name="ro1">
          <table:table-cell table:formula="of:=[.G78]" office:value-type="string" office:string-value="820-3330" calcext:value-type="string">
            <text:p>820-3330</text:p>
          </table:table-cell>
          <table:table-cell table:formula="of:= &quot;Board part number &quot; &amp; [.G78] &amp; &quot; fits a &quot; &amp; [.C78] &amp; &quot; computer from year &quot; &amp; [.F78] &amp; &quot; whose model number is &quot; &amp; [.E78] &amp; &quot; with a screen size of &quot; &amp; [.D78] &amp; &quot;&quot;&quot;.&quot;" office:value-type="string" office:string-value="Board part number 820-3330 fits a MacBook Pro Unibody computer from year Mid 2012 whose model number is A1286 with a screen size of 15&quot;." calcext:value-type="string">
            <text:p>Board part number 820-3330 fits a MacBook Pro Unibody computer from year Mid 2012 whose model number is A1286 with a screen size of 15".</text:p>
          </table:table-cell>
          <table:table-cell office:value-type="string" calcext:value-type="string">
            <text:p>MacBook Pro Unibod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1286</text:p>
          </table:table-cell>
          <table:table-cell office:value-type="string" calcext:value-type="string">
            <text:p>Mid 2012</text:p>
          </table:table-cell>
          <table:table-cell office:value-type="string" calcext:value-type="string">
            <text:p>820-3330</text:p>
          </table:table-cell>
          <table:table-cell table:number-columns-repeated="3"/>
        </table:table-row>
        <table:table-row table:style-name="ro1">
          <table:table-cell table:formula="of:=[.G79]" office:value-type="string" office:string-value="820-00045" calcext:value-type="string">
            <text:p>820-00045</text:p>
          </table:table-cell>
          <table:table-cell table:formula="of:= &quot;Board part number &quot; &amp; [.G79] &amp; &quot; fits a &quot; &amp; [.C79] &amp; &quot; computer from year &quot; &amp; [.F79] &amp; &quot; whose model number is &quot; &amp; [.E79] &amp; &quot; with a screen size of &quot; &amp; [.D79] &amp; &quot;&quot;&quot;.&quot;" office:value-type="string" office:string-value="Board part number 820-00045 fits a Macbook  computer from year 2015 whose model number is A1534 with a screen size of 12&quot;." calcext:value-type="string">
            <text:p>Board part number 820-00045 fits a Macbook <text:s/>computer from year 2015 whose model number is A1534 with a screen size of 12".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534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820-00045</text:p>
          </table:table-cell>
          <table:table-cell table:number-columns-repeated="3"/>
        </table:table-row>
        <table:table-row table:style-name="ro1">
          <table:table-cell table:formula="of:=[.G80]" office:value-type="string" office:string-value="820-00244" calcext:value-type="string">
            <text:p>820-00244</text:p>
          </table:table-cell>
          <table:table-cell table:formula="of:= &quot;Board part number &quot; &amp; [.G80] &amp; &quot; fits a &quot; &amp; [.C80] &amp; &quot; computer from year &quot; &amp; [.F80] &amp; &quot; whose model number is &quot; &amp; [.E80] &amp; &quot; with a screen size of &quot; &amp; [.D80] &amp; &quot;&quot;&quot;.&quot;" office:value-type="string" office:string-value="Board part number 820-00244 fits a Macbook  computer from year 2016 whose model number is A1534 with a screen size of 12&quot;." calcext:value-type="string">
            <text:p>Board part number 820-00244 fits a Macbook <text:s/>computer from year 2016 whose model number is A1534 with a screen size of 12".</text:p>
          </table:table-cell>
          <table:table-cell office:value-type="string" calcext:value-type="string">
            <text:p>Macbook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1534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820-00244</text:p>
          </table:table-cell>
          <table:table-cell table:number-columns-repeated="3"/>
        </table:table-row>
        <table:table-row table:style-name="ro1">
          <table:table-cell table:formula="of:=MID([.B81];FIND(&quot;820&quot;;[.B81]);9)" office:value-type="string" office:string-value="820-4942 " calcext:value-type="string">
            <text:p>820-4942 </text:p>
          </table:table-cell>
          <table:table-cell office:value-type="string" calcext:value-type="string">
            <text:p>If you see the logic board part number 820-4942 it means the user intended to type 820-4924 but made a typo in error</text:p>
          </table:table-cell>
          <table:table-cell table:number-columns-repeated="8"/>
        </table:table-row>
        <table:table-row table:style-name="ro1">
          <table:table-cell table:formula="of:=MID([.B82];FIND(&quot;820&quot;;[.B82]);9)" office:value-type="string" office:string-value="820-4926 " calcext:value-type="string">
            <text:p>820-4926 </text:p>
          </table:table-cell>
          <table:table-cell office:value-type="string" calcext:value-type="string">
            <text:p>If you see the logic board part number 820-4926 it means the user intended to type 820-4924 but made a typo in error</text:p>
          </table:table-cell>
          <table:table-cell table:number-columns-repeated="8"/>
        </table:table-row>
        <table:table-row table:style-name="ro1">
          <table:table-cell table:formula="of:=MID([.B83];FIND(&quot;820&quot;;[.B83]);9)" office:value-type="string" office:string-value="820-4923 " calcext:value-type="string">
            <text:p>820-4923 </text:p>
          </table:table-cell>
          <table:table-cell office:value-type="string" calcext:value-type="string">
            <text:p>If you see the logic board part number 820-4923 it means the user intended to type 820-4924 but made a typo in error</text:p>
          </table:table-cell>
          <table:table-cell table:number-columns-repeated="8"/>
        </table:table-row>
        <table:table-row table:style-name="ro1">
          <table:table-cell table:formula="of:=MID([.B84];FIND(&quot;820&quot;;[.B84]);9)" office:value-type="string" office:string-value="820-4824 " calcext:value-type="string">
            <text:p>820-4824 </text:p>
          </table:table-cell>
          <table:table-cell office:value-type="string" calcext:value-type="string">
            <text:p>If you see the logic board part number 820-4824 it means the user intended to type 820-4924 but made a typo in error</text:p>
          </table:table-cell>
          <table:table-cell table:number-columns-repeated="8"/>
        </table:table-row>
        <table:table-row table:style-name="ro1">
          <table:table-cell table:formula="of:=MID([.B85];FIND(&quot;820&quot;;[.B85]);9)" office:value-type="string" office:string-value="820-3262 " calcext:value-type="string">
            <text:p>820-3262 </text:p>
          </table:table-cell>
          <table:table-cell office:value-type="string" calcext:value-type="string">
            <text:p>If you see the logic board part number 820-3262 it means the user intended to type 820-3662 but made a typo in error</text:p>
          </table:table-cell>
          <table:table-cell table:number-columns-repeated="8"/>
        </table:table-row>
        <table:table-row table:style-name="ro1">
          <table:table-cell table:formula="of:=MID([.B86];FIND(&quot;820&quot;;[.B86]);9)" office:value-type="string" office:string-value="820-3663 " calcext:value-type="string">
            <text:p>820-3663 </text:p>
          </table:table-cell>
          <table:table-cell office:value-type="string" calcext:value-type="string">
            <text:p>If you see the logic board part number 820-3663 it means the user intended to type 820-3662 but made a typo in error</text:p>
          </table:table-cell>
          <table:table-cell table:number-columns-repeated="8"/>
        </table:table-row>
        <table:table-row table:style-name="ro1">
          <table:table-cell table:formula="of:=MID([.B87];FIND(&quot;820&quot;;[.B87]);9)" office:value-type="string" office:string-value="820-3642 " calcext:value-type="string">
            <text:p>820-3642 </text:p>
          </table:table-cell>
          <table:table-cell office:value-type="string" calcext:value-type="string">
            <text:p>If you see the logic board part number 820-3642 it means the user intended to type 820-3462 but made a typo in error</text:p>
          </table:table-cell>
          <table:table-cell table:number-columns-repeated="8"/>
        </table:table-row>
        <table:table-row table:style-name="ro1">
          <table:table-cell table:formula="of:=MID([.B88];FIND(&quot;820&quot;;[.B88]);9)" office:value-type="string" office:string-value="820-3427 " calcext:value-type="string">
            <text:p>820-3427 </text:p>
          </table:table-cell>
          <table:table-cell office:value-type="string" calcext:value-type="string">
            <text:p>If you see the logic board part number 820-3427 it means the user intended to type 820-3437 but made a typo in error</text:p>
          </table:table-cell>
          <table:table-cell table:number-columns-repeated="8"/>
        </table:table-row>
        <table:table-row table:style-name="ro1">
          <table:table-cell table:formula="of:=MID([.B89];FIND(&quot;820&quot;;[.B89]);9)" office:value-type="string" office:string-value="820-3436 " calcext:value-type="string">
            <text:p>820-3436 </text:p>
          </table:table-cell>
          <table:table-cell office:value-type="string" calcext:value-type="string">
            <text:p>If you see the logic board part number 820-3436 it means the user intended to type 820-3435 but made a typo in error</text:p>
          </table:table-cell>
          <table:table-cell table:number-columns-repeated="8"/>
        </table:table-row>
        <table:table-row table:style-name="ro1">
          <table:table-cell table:formula="of:=MID([.B90];FIND(&quot;820&quot;;[.B90]);9)" office:value-type="string" office:string-value="820-3235 " calcext:value-type="string">
            <text:p>820-3235 </text:p>
          </table:table-cell>
          <table:table-cell office:value-type="string" calcext:value-type="string">
            <text:p>If you see the logic board part number 820-3235 it means the user intended to type 820-3435 but made a typo in error</text:p>
          </table:table-cell>
          <table:table-cell table:number-columns-repeated="8"/>
        </table:table-row>
        <table:table-row table:style-name="ro1">
          <table:table-cell table:formula="of:=MID([.B91];FIND(&quot;820&quot;;[.B91]);9)" office:value-type="string" office:string-value="820-3320 " calcext:value-type="string">
            <text:p>820-3320 </text:p>
          </table:table-cell>
          <table:table-cell office:value-type="string" calcext:value-type="string">
            <text:p>If you see the logic board part number 820-3320 it means the user intended to type 820-3330 but made a typo in error</text:p>
          </table:table-cell>
          <table:table-cell table:number-columns-repeated="8"/>
        </table:table-row>
        <table:table-row table:style-name="ro1">
          <table:table-cell table:formula="of:=MID([.B92];FIND(&quot;820&quot;;[.B92]);9)" office:value-type="string" office:string-value="820-31115" calcext:value-type="string">
            <text:p>820-31115</text:p>
          </table:table-cell>
          <table:table-cell office:value-type="string" calcext:value-type="string">
            <text:p>If you see the logic board part number 820-31115 it means the user intended to type 820-3115 but made a typo in error</text:p>
          </table:table-cell>
          <table:table-cell table:number-columns-repeated="8"/>
        </table:table-row>
        <table:table-row table:style-name="ro1">
          <table:table-cell table:formula="of:=MID([.B93];FIND(&quot;820&quot;;[.B93]);9)" office:value-type="string" office:string-value="820-3215 " calcext:value-type="string">
            <text:p>820-3215 </text:p>
          </table:table-cell>
          <table:table-cell office:value-type="string" calcext:value-type="string">
            <text:p>If you see the logic board part number 820-3215 it means the user intended to type 820-3115 but made a typo in error</text:p>
          </table:table-cell>
          <table:table-cell table:number-columns-repeated="8"/>
        </table:table-row>
        <table:table-row table:style-name="ro1">
          <table:table-cell table:formula="of:=MID([.B94];FIND(&quot;820&quot;;[.B94]);9)" office:value-type="string" office:string-value="820-32115" calcext:value-type="string">
            <text:p>820-32115</text:p>
          </table:table-cell>
          <table:table-cell office:value-type="string" calcext:value-type="string">
            <text:p>If you see the logic board part number 820-32115 it means the user intended to type 820-3115 but made a typo in error</text:p>
          </table:table-cell>
          <table:table-cell table:number-columns-repeated="8"/>
        </table:table-row>
        <table:table-row table:style-name="ro1">
          <table:table-cell table:formula="of:=MID([.B95];FIND(&quot;820&quot;;[.B95]);9)" office:value-type="string" office:string-value="820-2926 " calcext:value-type="string">
            <text:p>820-2926 </text:p>
          </table:table-cell>
          <table:table-cell office:value-type="string" calcext:value-type="string">
            <text:p>If you see the logic board part number 820-2926 it means the user intended to type 820-2936 but made a typo in error</text:p>
          </table:table-cell>
          <table:table-cell table:number-columns-repeated="8"/>
        </table:table-row>
        <table:table-row table:style-name="ro1">
          <table:table-cell table:formula="of:=MID([.B96];FIND(&quot;820&quot;;[.B96]);9)" office:value-type="string" office:string-value="820-2916 " calcext:value-type="string">
            <text:p>820-2916 </text:p>
          </table:table-cell>
          <table:table-cell office:value-type="string" calcext:value-type="string">
            <text:p>If you see the logic board part number 820-2916 it means the user intended to type 820-2915 but made a typo in error</text:p>
          </table:table-cell>
          <table:table-cell table:number-columns-repeated="8"/>
        </table:table-row>
        <table:table-row table:style-name="ro1">
          <table:table-cell table:formula="of:=MID([.B97];FIND(&quot;820&quot;;[.B97]);9)" office:value-type="string" office:string-value="820-2979 " calcext:value-type="string">
            <text:p>820-2979 </text:p>
          </table:table-cell>
          <table:table-cell office:value-type="string" calcext:value-type="string">
            <text:p>If you see the logic board part number 820-2979 it means the user intended to type 820-2879 but made a typo in error</text:p>
          </table:table-cell>
          <table:table-cell table:number-columns-repeated="8"/>
        </table:table-row>
        <table:table-row table:style-name="ro1">
          <table:table-cell table:formula="of:=MID([.B98];FIND(&quot;820&quot;;[.B98]);9)" office:value-type="string" office:string-value="820-28789" calcext:value-type="string">
            <text:p>820-28789</text:p>
          </table:table-cell>
          <table:table-cell office:value-type="string" calcext:value-type="string">
            <text:p>If you see the logic board part number 820-28789 it means the user intended to type 820-2879 but made a typo in error</text:p>
          </table:table-cell>
          <table:table-cell table:number-columns-repeated="8"/>
        </table:table-row>
        <table:table-row table:style-name="ro1">
          <table:table-cell table:formula="of:=MID([.B99];FIND(&quot;820&quot;;[.B99]);9)" office:value-type="string" office:string-value="820-2580 " calcext:value-type="string">
            <text:p>820-2580 </text:p>
          </table:table-cell>
          <table:table-cell office:value-type="string" calcext:value-type="string">
            <text:p>If you see the logic board part number 820-2580 it means the user intended to type 820-2850 but made a typo in error</text:p>
          </table:table-cell>
          <table:table-cell table:number-columns-repeated="8"/>
        </table:table-row>
        <table:table-row table:style-name="ro1">
          <table:table-cell table:formula="of:=MID([.B100];FIND(&quot;820&quot;;[.B100]);9)" office:value-type="string" office:string-value="820-8250 " calcext:value-type="string">
            <text:p>820-8250 </text:p>
          </table:table-cell>
          <table:table-cell office:value-type="string" calcext:value-type="string">
            <text:p>If you see the logic board part number 820-8250 it means the user intended to type 820-2850 but made a typo in error</text:p>
          </table:table-cell>
          <table:table-cell table:number-columns-repeated="8"/>
        </table:table-row>
        <table:table-row table:style-name="ro1">
          <table:table-cell table:formula="of:=MID([.B101];FIND(&quot;820&quot;;[.B101]);9)" office:value-type="string" office:string-value="820-2950 " calcext:value-type="string">
            <text:p>820-2950 </text:p>
          </table:table-cell>
          <table:table-cell office:value-type="string" calcext:value-type="string">
            <text:p>If you see the logic board part number 820-2950 it means the user intended to type 820-2850 but made a typo in error</text:p>
          </table:table-cell>
          <table:table-cell table:number-columns-repeated="8"/>
        </table:table-row>
        <table:table-row table:style-name="ro1">
          <table:table-cell table:formula="of:=MID([.B102];FIND(&quot;820&quot;;[.B102]);9)" office:value-type="string" office:string-value="820-3290 " calcext:value-type="string">
            <text:p>820-3290 </text:p>
          </table:table-cell>
          <table:table-cell office:value-type="string" calcext:value-type="string">
            <text:p>If you see the logic board part number 820-3290 it means the user intended to type 820-2390 but made a typo in error</text:p>
          </table:table-cell>
          <table:table-cell table:number-columns-repeated="8"/>
        </table:table-row>
        <table:table-row table:style-name="ro1">
          <table:table-cell table:formula="of:=MID([.B103];FIND(&quot;820&quot;;[.B103]);9)" office:value-type="string" office:string-value="820-2309 " calcext:value-type="string">
            <text:p>820-2309 </text:p>
          </table:table-cell>
          <table:table-cell office:value-type="string" calcext:value-type="string">
            <text:p>If you see the logic board part number 820-2309 it means the user intended to type 820-2390 but made a typo in error</text:p>
          </table:table-cell>
          <table:table-cell table:number-columns-repeated="8"/>
        </table:table-row>
        <table:table-row table:style-name="ro1">
          <table:table-cell table:formula="of:=MID([.B104];FIND(&quot;820&quot;;[.B104]);9)" office:value-type="string" office:string-value="820-2337 " calcext:value-type="string">
            <text:p>820-2337 </text:p>
          </table:table-cell>
          <table:table-cell office:value-type="string" calcext:value-type="string">
            <text:p>If you see the logic board part number 820-2337 it means the user intended to type 820-2327 but made a typo in error</text:p>
          </table:table-cell>
          <table:table-cell table:number-columns-repeated="8"/>
        </table:table-row>
        <table:table-row table:style-name="ro1">
          <table:table-cell table:formula="of:=MID([.B105];FIND(&quot;820&quot;;[.B105]);9)" office:value-type="string" office:string-value="820-2347 " calcext:value-type="string">
            <text:p>820-2347 </text:p>
          </table:table-cell>
          <table:table-cell office:value-type="string" calcext:value-type="string">
            <text:p>If you see the logic board part number 820-2347 it means the user intended to type 820-2327 but made a typo in error</text:p>
          </table:table-cell>
          <table:table-cell table:number-columns-repeated="8"/>
        </table:table-row>
        <table:table-row table:style-name="ro1">
          <table:table-cell table:formula="of:=MID([.B106];FIND(&quot;820&quot;;[.B106]);9)" office:value-type="string" office:string-value="820-3237 " calcext:value-type="string">
            <text:p>820-3237 </text:p>
          </table:table-cell>
          <table:table-cell office:value-type="string" calcext:value-type="string">
            <text:p>If you see the logic board part number 820-3237 it means the user intended to type 820-2327 but made a typo in error</text:p>
          </table:table-cell>
          <table:table-cell table:number-columns-repeated="8"/>
        </table:table-row>
        <table:table-row table:style-name="ro1">
          <table:table-cell table:formula="of:=MID([.B107];FIND(&quot;820&quot;;[.B107]);9)" office:value-type="string" office:string-value="820-2110 " calcext:value-type="string">
            <text:p>820-2110 </text:p>
          </table:table-cell>
          <table:table-cell office:value-type="string" calcext:value-type="string">
            <text:p>If you see the logic board part number 820-2110 it means the user intended to type 820-2101 but made a typo in error</text:p>
          </table:table-cell>
          <table:table-cell table:number-columns-repeated="8"/>
        </table:table-row>
        <table:table-row table:style-name="ro1">
          <table:table-cell table:formula="of:=MID([.B108];FIND(&quot;820&quot;;[.B108]);9)" office:value-type="string" office:string-value="820-09158" calcext:value-type="string">
            <text:p>820-09158</text:p>
          </table:table-cell>
          <table:table-cell office:value-type="string" calcext:value-type="string">
            <text:p>If you see the logic board part number 820-09158 it means the user intended to type 820-01958 but made a typo in error</text:p>
          </table:table-cell>
          <table:table-cell table:number-columns-repeated="8"/>
        </table:table-row>
        <table:table-row table:style-name="ro1">
          <table:table-cell table:formula="of:=MID([.B109];FIND(&quot;820&quot;;[.B109]);9)" office:value-type="string" office:string-value="820-01959" calcext:value-type="string">
            <text:p>820-01959</text:p>
          </table:table-cell>
          <table:table-cell office:value-type="string" calcext:value-type="string">
            <text:p>If you see the logic board part number 820-01959 it means the user intended to type 820-01958 but made a typo in error</text:p>
          </table:table-cell>
          <table:table-cell table:number-columns-repeated="8"/>
        </table:table-row>
        <table:table-row table:style-name="ro1">
          <table:table-cell table:formula="of:=MID([.B110];FIND(&quot;820&quot;;[.B110]);9)" office:value-type="string" office:string-value="820-1958 " calcext:value-type="string">
            <text:p>820-1958 </text:p>
          </table:table-cell>
          <table:table-cell office:value-type="string" calcext:value-type="string">
            <text:p>If you see the logic board part number 820-1958 it means the user intended to type 820-01958 but made a typo in error</text:p>
          </table:table-cell>
          <table:table-cell table:number-columns-repeated="8"/>
        </table:table-row>
        <table:table-row table:style-name="ro1">
          <table:table-cell table:formula="of:=MID([.B111];FIND(&quot;820&quot;;[.B111]);9)" office:value-type="string" office:string-value="820-10958" calcext:value-type="string">
            <text:p>820-10958</text:p>
          </table:table-cell>
          <table:table-cell office:value-type="string" calcext:value-type="string">
            <text:p>If you see the logic board part number 820-10958 it means the user intended to type 820-01958 but made a typo in error</text:p>
          </table:table-cell>
          <table:table-cell table:number-columns-repeated="8"/>
        </table:table-row>
        <table:table-row table:style-name="ro1">
          <table:table-cell table:formula="of:=MID([.B112];FIND(&quot;820&quot;;[.B112]);9)" office:value-type="string" office:string-value="820-01040" calcext:value-type="string">
            <text:p>820-01040</text:p>
          </table:table-cell>
          <table:table-cell office:value-type="string" calcext:value-type="string">
            <text:p>If you see the logic board part number 820-01040 it means the user intended to type 820-01041 but made a typo in error</text:p>
          </table:table-cell>
          <table:table-cell table:number-columns-repeated="8"/>
        </table:table-row>
        <table:table-row table:style-name="ro1">
          <table:table-cell table:formula="of:=MID([.B113];FIND(&quot;820&quot;;[.B113]);9)" office:value-type="string" office:string-value="820-0840 " calcext:value-type="string">
            <text:p>820-0840 </text:p>
          </table:table-cell>
          <table:table-cell office:value-type="string" calcext:value-type="string">
            <text:p>If you see the logic board part number 820-0840 it means the user intended to type 820-00840 but made a typo in error</text:p>
          </table:table-cell>
          <table:table-cell table:number-columns-repeated="8"/>
        </table:table-row>
        <table:table-row table:style-name="ro1">
          <table:table-cell table:formula="of:=MID([.B114];FIND(&quot;820&quot;;[.B114]);9)" office:value-type="string" office:string-value="820-00480" calcext:value-type="string">
            <text:p>820-00480</text:p>
          </table:table-cell>
          <table:table-cell office:value-type="string" calcext:value-type="string">
            <text:p>If you see the logic board part number 820-00480 it means the user intended to type 820-00840 but made a typo in error</text:p>
          </table:table-cell>
          <table:table-cell table:number-columns-repeated="8"/>
        </table:table-row>
        <table:table-row table:style-name="ro1">
          <table:table-cell table:formula="of:=MID([.B115];FIND(&quot;820&quot;;[.B115]);9)" office:value-type="string" office:string-value="820-0065 " calcext:value-type="string">
            <text:p>820-0065 </text:p>
          </table:table-cell>
          <table:table-cell office:value-type="string" calcext:value-type="string">
            <text:p>If you see the logic board part number 820-0065 it means the user intended to type 820-00165 but made a typo in error</text:p>
          </table:table-cell>
          <table:table-cell table:number-columns-repeated="8"/>
        </table:table-row>
        <table:table-row table:style-name="ro1">
          <table:table-cell table:formula="of:=MID([.B116];FIND(&quot;820&quot;;[.B116]);9)" office:value-type="string" office:string-value="820-01165" calcext:value-type="string">
            <text:p>820-01165</text:p>
          </table:table-cell>
          <table:table-cell office:value-type="string" calcext:value-type="string">
            <text:p>If you see the logic board part number 820-01165 it means the user intended to type 820-00165 but made a typo in error</text:p>
          </table:table-cell>
          <table:table-cell table:number-columns-repeated="8"/>
        </table:table-row>
        <table:table-row table:style-name="ro1">
          <table:table-cell table:formula="of:=MID([.B117];FIND(&quot;820&quot;;[.B117]);9)" office:value-type="string" office:string-value="820-00183" calcext:value-type="string">
            <text:p>820-00183</text:p>
          </table:table-cell>
          <table:table-cell office:value-type="string" calcext:value-type="string">
            <text:p>If you see the logic board part number 820-00183 it means the user intended to type 820-00138 but made a typo in error</text:p>
          </table:table-cell>
          <table:table-cell table:number-columns-repeated="8"/>
        </table:table-row>
        <table:table-row table:style-name="ro1">
          <table:table-cell table:formula="of:=MID([.B118];FIND(&quot;820&quot;;[.B118]);9)" office:value-type="string" office:string-value="820-01069" calcext:value-type="string">
            <text:p>820-01069</text:p>
          </table:table-cell>
          <table:table-cell office:value-type="string" calcext:value-type="string">
            <text:p>If you see the logic board part number 820-01069 it means the user intended to type 820-00138 but made a typo in error</text:p>
          </table:table-cell>
          <table:table-cell table:number-columns-repeated="8"/>
        </table:table-row>
        <table:table-row table:style-name="ro1">
          <table:table-cell table:formula="of:=MID([.B119];FIND(&quot;820&quot;;[.B119]);9)" office:value-type="string" office:string-value="820-00246" calcext:value-type="string">
            <text:p>820-00246</text:p>
          </table:table-cell>
          <table:table-cell office:value-type="string" calcext:value-type="string">
            <text:p>If you see the logic board part number 820-00246 it means the user intended to type 820-00138 but made a typo in error</text:p>
          </table:table-cell>
          <table:table-cell table:number-columns-repeated="8"/>
        </table:table-row>
        <table:table-row table:style-name="ro1">
          <table:table-cell table:formula="of:=MID([.B120];FIND(&quot;820&quot;;[.B120]);9)" office:value-type="string" office:string-value="820-0045 " calcext:value-type="string">
            <text:p>820-0045 </text:p>
          </table:table-cell>
          <table:table-cell office:value-type="string" calcext:value-type="string">
            <text:p>If you see the logic board part number 820-0045 it means the user intended to type 820-00045 but made a typo in error</text:p>
          </table:table-cell>
          <table:table-cell table:number-columns-repeated="8"/>
        </table:table-row>
        <table:table-row table:style-name="ro1">
          <table:table-cell table:formula="of:=MID([.B121];FIND(&quot;820&quot;;[.B121]);9)" office:value-type="string" office:string-value="820-00044" calcext:value-type="string">
            <text:p>820-00044</text:p>
          </table:table-cell>
          <table:table-cell office:value-type="string" calcext:value-type="string">
            <text:p>If you see the logic board part number 820-00044 it means the user intended to type 820-00045 but made a typo in error</text:p>
          </table:table-cell>
          <table:table-cell table:number-columns-repeated="8"/>
        </table:table-row>
      </table:table>
      <table:table table:name="typos and other boards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OTHER BO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0-2784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820-2875</text:p>
          </table:table-cell>
          <table:table-cell/>
          <table:table-cell table:formula="of:= &quot;If you see the logic board part number &quot; &amp; TEXT([.A5]; &quot;@&quot;) &amp; &quot; it means the user intended to type &quot; &amp; TEXT([.B5]; &quot;@&quot;) &amp; &quot; but made a typo in error&quot;" office:value-type="string" office:string-value="If you see the logic board part number 820-2875 it means the user intended to type 0 but made a typo in error" calcext:value-type="string">
            <text:p>If you see the logic board part number 820-28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2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6]; &quot;@&quot;) &amp; &quot; it means the user intended to type &quot; &amp; TEXT([.B6]; &quot;@&quot;) &amp; &quot; but made a typo in error&quot;" office:value-type="string" office:string-value="If you see the logic board part number 820-4942 it means the user intended to type 820-4924 but made a typo in error" calcext:value-type="string">
            <text:p>If you see the logic board part number 820-4942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6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7]; &quot;@&quot;) &amp; &quot; it means the user intended to type &quot; &amp; TEXT([.B7]; &quot;@&quot;) &amp; &quot; but made a typo in error&quot;" office:value-type="string" office:string-value="If you see the logic board part number 820-4926 it means the user intended to type 820-4924 but made a typo in error" calcext:value-type="string">
            <text:p>If you see the logic board part number 820-4926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923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8]; &quot;@&quot;) &amp; &quot; it means the user intended to type &quot; &amp; TEXT([.B8]; &quot;@&quot;) &amp; &quot; but made a typo in error&quot;" office:value-type="string" office:string-value="If you see the logic board part number 820-4923 it means the user intended to type 820-4924 but made a typo in error" calcext:value-type="string">
            <text:p>If you see the logic board part number 820-4923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4824</text:p>
          </table:table-cell>
          <table:table-cell office:value-type="string" calcext:value-type="string">
            <text:p>820-4924</text:p>
          </table:table-cell>
          <table:table-cell table:formula="of:= &quot;If you see the logic board part number &quot; &amp; TEXT([.A9]; &quot;@&quot;) &amp; &quot; it means the user intended to type &quot; &amp; TEXT([.B9]; &quot;@&quot;) &amp; &quot; but made a typo in error&quot;" office:value-type="string" office:string-value="If you see the logic board part number 820-4824 it means the user intended to type 820-4924 but made a typo in error" calcext:value-type="string">
            <text:p>If you see the logic board part number 820-4824 it means the user intended to type 820-4924 but made a typo in error</text:p>
          </table:table-cell>
        </table:table-row>
        <table:table-row table:style-name="ro1">
          <table:table-cell office:value-type="string" calcext:value-type="string">
            <text:p>820-3262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0]; &quot;@&quot;) &amp; &quot; it means the user intended to type &quot; &amp; TEXT([.B10]; &quot;@&quot;) &amp; &quot; but made a typo in error&quot;" office:value-type="string" office:string-value="If you see the logic board part number 820-3262 it means the user intended to type 820-3662 but made a typo in error" calcext:value-type="string">
            <text:p>If you see the logic board part number 820-3262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63</text:p>
          </table:table-cell>
          <table:table-cell office:value-type="string" calcext:value-type="string">
            <text:p>820-3662</text:p>
          </table:table-cell>
          <table:table-cell table:formula="of:= &quot;If you see the logic board part number &quot; &amp; TEXT([.A11]; &quot;@&quot;) &amp; &quot; it means the user intended to type &quot; &amp; TEXT([.B11]; &quot;@&quot;) &amp; &quot; but made a typo in error&quot;" office:value-type="string" office:string-value="If you see the logic board part number 820-3663 it means the user intended to type 820-3662 but made a typo in error" calcext:value-type="string">
            <text:p>If you see the logic board part number 820-3663 it means the user intended to type 820-3662 but made a typo in error</text:p>
          </table:table-cell>
        </table:table-row>
        <table:table-row table:style-name="ro1">
          <table:table-cell office:value-type="string" calcext:value-type="string">
            <text:p>820-3642</text:p>
          </table:table-cell>
          <table:table-cell office:value-type="string" calcext:value-type="string">
            <text:p>820-3462</text:p>
          </table:table-cell>
          <table:table-cell table:formula="of:= &quot;If you see the logic board part number &quot; &amp; TEXT([.A12]; &quot;@&quot;) &amp; &quot; it means the user intended to type &quot; &amp; TEXT([.B12]; &quot;@&quot;) &amp; &quot; but made a typo in error&quot;" office:value-type="string" office:string-value="If you see the logic board part number 820-3642 it means the user intended to type 820-3462 but made a typo in error" calcext:value-type="string">
            <text:p>If you see the logic board part number 820-3642 it means the user intended to type 820-3462 but made a typo in error</text:p>
          </table:table-cell>
        </table:table-row>
        <table:table-row table:style-name="ro1">
          <table:table-cell office:value-type="string" calcext:value-type="string">
            <text:p>820-3427</text:p>
          </table:table-cell>
          <table:table-cell office:value-type="string" calcext:value-type="string">
            <text:p>820-3437</text:p>
          </table:table-cell>
          <table:table-cell table:formula="of:= &quot;If you see the logic board part number &quot; &amp; TEXT([.A13]; &quot;@&quot;) &amp; &quot; it means the user intended to type &quot; &amp; TEXT([.B13]; &quot;@&quot;) &amp; &quot; but made a typo in error&quot;" office:value-type="string" office:string-value="If you see the logic board part number 820-3427 it means the user intended to type 820-3437 but made a typo in error" calcext:value-type="string">
            <text:p>If you see the logic board part number 820-3427 it means the user intended to type 820-3437 but made a typo in error</text:p>
          </table:table-cell>
        </table:table-row>
        <table:table-row table:style-name="ro1">
          <table:table-cell office:value-type="string" calcext:value-type="string">
            <text:p>820-3436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4]; &quot;@&quot;) &amp; &quot; it means the user intended to type &quot; &amp; TEXT([.B14]; &quot;@&quot;) &amp; &quot; but made a typo in error&quot;" office:value-type="string" office:string-value="If you see the logic board part number 820-3436 it means the user intended to type 820-3435 but made a typo in error" calcext:value-type="string">
            <text:p>If you see the logic board part number 820-3436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235</text:p>
          </table:table-cell>
          <table:table-cell office:value-type="string" calcext:value-type="string">
            <text:p>820-3435</text:p>
          </table:table-cell>
          <table:table-cell table:formula="of:= &quot;If you see the logic board part number &quot; &amp; TEXT([.A15]; &quot;@&quot;) &amp; &quot; it means the user intended to type &quot; &amp; TEXT([.B15]; &quot;@&quot;) &amp; &quot; but made a typo in error&quot;" office:value-type="string" office:string-value="If you see the logic board part number 820-3235 it means the user intended to type 820-3435 but made a typo in error" calcext:value-type="string">
            <text:p>If you see the logic board part number 820-3235 it means the user intended to type 820-3435 but made a typo in error</text:p>
          </table:table-cell>
        </table:table-row>
        <table:table-row table:style-name="ro1">
          <table:table-cell office:value-type="string" calcext:value-type="string">
            <text:p>820-3320</text:p>
          </table:table-cell>
          <table:table-cell office:value-type="string" calcext:value-type="string">
            <text:p>820-3330</text:p>
          </table:table-cell>
          <table:table-cell table:formula="of:= &quot;If you see the logic board part number &quot; &amp; TEXT([.A16]; &quot;@&quot;) &amp; &quot; it means the user intended to type &quot; &amp; TEXT([.B16]; &quot;@&quot;) &amp; &quot; but made a typo in error&quot;" office:value-type="string" office:string-value="If you see the logic board part number 820-3320 it means the user intended to type 820-3330 but made a typo in error" calcext:value-type="string">
            <text:p>If you see the logic board part number 820-3320 it means the user intended to type 820-3330 but made a typo in error</text:p>
          </table:table-cell>
        </table:table-row>
        <table:table-row table:style-name="ro1">
          <table:table-cell office:value-type="string" calcext:value-type="string">
            <text:p>820-31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7]; &quot;@&quot;) &amp; &quot; it means the user intended to type &quot; &amp; TEXT([.B17]; &quot;@&quot;) &amp; &quot; but made a typo in error&quot;" office:value-type="string" office:string-value="If you see the logic board part number 820-31115 it means the user intended to type 820-3115 but made a typo in error" calcext:value-type="string">
            <text:p>If you see the logic board part number 820-31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8]; &quot;@&quot;) &amp; &quot; it means the user intended to type &quot; &amp; TEXT([.B18]; &quot;@&quot;) &amp; &quot; but made a typo in error&quot;" office:value-type="string" office:string-value="If you see the logic board part number 820-3215 it means the user intended to type 820-3115 but made a typo in error" calcext:value-type="string">
            <text:p>If you see the logic board part number 820-32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32115</text:p>
          </table:table-cell>
          <table:table-cell office:value-type="string" calcext:value-type="string">
            <text:p>820-3115</text:p>
          </table:table-cell>
          <table:table-cell table:formula="of:= &quot;If you see the logic board part number &quot; &amp; TEXT([.A19]; &quot;@&quot;) &amp; &quot; it means the user intended to type &quot; &amp; TEXT([.B19]; &quot;@&quot;) &amp; &quot; but made a typo in error&quot;" office:value-type="string" office:string-value="If you see the logic board part number 820-32115 it means the user intended to type 820-3115 but made a typo in error" calcext:value-type="string">
            <text:p>If you see the logic board part number 820-32115 it means the user intended to type 820-3115 but made a typo in error</text:p>
          </table:table-cell>
        </table:table-row>
        <table:table-row table:style-name="ro1">
          <table:table-cell office:value-type="string" calcext:value-type="string">
            <text:p>820-2926</text:p>
          </table:table-cell>
          <table:table-cell office:value-type="string" calcext:value-type="string">
            <text:p>820-2936</text:p>
          </table:table-cell>
          <table:table-cell table:formula="of:= &quot;If you see the logic board part number &quot; &amp; TEXT([.A20]; &quot;@&quot;) &amp; &quot; it means the user intended to type &quot; &amp; TEXT([.B20]; &quot;@&quot;) &amp; &quot; but made a typo in error&quot;" office:value-type="string" office:string-value="If you see the logic board part number 820-2926 it means the user intended to type 820-2936 but made a typo in error" calcext:value-type="string">
            <text:p>If you see the logic board part number 820-2926 it means the user intended to type 820-2936 but made a typo in error</text:p>
          </table:table-cell>
        </table:table-row>
        <table:table-row table:style-name="ro1">
          <table:table-cell office:value-type="string" calcext:value-type="string">
            <text:p>820-2916</text:p>
          </table:table-cell>
          <table:table-cell office:value-type="string" calcext:value-type="string">
            <text:p>820-2915</text:p>
          </table:table-cell>
          <table:table-cell table:formula="of:= &quot;If you see the logic board part number &quot; &amp; TEXT([.A21]; &quot;@&quot;) &amp; &quot; it means the user intended to type &quot; &amp; TEXT([.B21]; &quot;@&quot;) &amp; &quot; but made a typo in error&quot;" office:value-type="string" office:string-value="If you see the logic board part number 820-2916 it means the user intended to type 820-2915 but made a typo in error" calcext:value-type="string">
            <text:p>If you see the logic board part number 820-2916 it means the user intended to type 820-2915 but made a typo in error</text:p>
          </table:table-cell>
        </table:table-row>
        <table:table-row table:style-name="ro1">
          <table:table-cell office:value-type="string" calcext:value-type="string">
            <text:p>820-297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2]; &quot;@&quot;) &amp; &quot; it means the user intended to type &quot; &amp; TEXT([.B22]; &quot;@&quot;) &amp; &quot; but made a typo in error&quot;" office:value-type="string" office:string-value="If you see the logic board part number 820-2979 it means the user intended to type 820-2879 but made a typo in error" calcext:value-type="string">
            <text:p>If you see the logic board part number 820-297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8789</text:p>
          </table:table-cell>
          <table:table-cell office:value-type="string" calcext:value-type="string">
            <text:p>820-2879</text:p>
          </table:table-cell>
          <table:table-cell table:formula="of:= &quot;If you see the logic board part number &quot; &amp; TEXT([.A23]; &quot;@&quot;) &amp; &quot; it means the user intended to type &quot; &amp; TEXT([.B23]; &quot;@&quot;) &amp; &quot; but made a typo in error&quot;" office:value-type="string" office:string-value="If you see the logic board part number 820-28789 it means the user intended to type 820-2879 but made a typo in error" calcext:value-type="string">
            <text:p>If you see the logic board part number 820-28789 it means the user intended to type 820-2879 but made a typo in error</text:p>
          </table:table-cell>
        </table:table-row>
        <table:table-row table:style-name="ro1">
          <table:table-cell office:value-type="string" calcext:value-type="string">
            <text:p>820-258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4]; &quot;@&quot;) &amp; &quot; it means the user intended to type &quot; &amp; TEXT([.B24]; &quot;@&quot;) &amp; &quot; but made a typo in error&quot;" office:value-type="string" office:string-value="If you see the logic board part number 820-2580 it means the user intended to type 820-2850 but made a typo in error" calcext:value-type="string">
            <text:p>If you see the logic board part number 820-258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82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5]; &quot;@&quot;) &amp; &quot; it means the user intended to type &quot; &amp; TEXT([.B25]; &quot;@&quot;) &amp; &quot; but made a typo in error&quot;" office:value-type="string" office:string-value="If you see the logic board part number 820-8250 it means the user intended to type 820-2850 but made a typo in error" calcext:value-type="string">
            <text:p>If you see the logic board part number 820-82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2950</text:p>
          </table:table-cell>
          <table:table-cell office:value-type="string" calcext:value-type="string">
            <text:p>820-2850</text:p>
          </table:table-cell>
          <table:table-cell table:formula="of:= &quot;If you see the logic board part number &quot; &amp; TEXT([.A26]; &quot;@&quot;) &amp; &quot; it means the user intended to type &quot; &amp; TEXT([.B26]; &quot;@&quot;) &amp; &quot; but made a typo in error&quot;" office:value-type="string" office:string-value="If you see the logic board part number 820-2950 it means the user intended to type 820-2850 but made a typo in error" calcext:value-type="string">
            <text:p>If you see the logic board part number 820-2950 it means the user intended to type 820-2850 but made a typo in error</text:p>
          </table:table-cell>
        </table:table-row>
        <table:table-row table:style-name="ro1">
          <table:table-cell office:value-type="string" calcext:value-type="string">
            <text:p>820-3290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7]; &quot;@&quot;) &amp; &quot; it means the user intended to type &quot; &amp; TEXT([.B27]; &quot;@&quot;) &amp; &quot; but made a typo in error&quot;" office:value-type="string" office:string-value="If you see the logic board part number 820-3290 it means the user intended to type 820-2390 but made a typo in error" calcext:value-type="string">
            <text:p>If you see the logic board part number 820-3290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09</text:p>
          </table:table-cell>
          <table:table-cell office:value-type="string" calcext:value-type="string">
            <text:p>820-2390</text:p>
          </table:table-cell>
          <table:table-cell table:formula="of:= &quot;If you see the logic board part number &quot; &amp; TEXT([.A28]; &quot;@&quot;) &amp; &quot; it means the user intended to type &quot; &amp; TEXT([.B28]; &quot;@&quot;) &amp; &quot; but made a typo in error&quot;" office:value-type="string" office:string-value="If you see the logic board part number 820-2309 it means the user intended to type 820-2390 but made a typo in error" calcext:value-type="string">
            <text:p>If you see the logic board part number 820-2309 it means the user intended to type 820-2390 but made a typo in error</text:p>
          </table:table-cell>
        </table:table-row>
        <table:table-row table:style-name="ro1">
          <table:table-cell office:value-type="string" calcext:value-type="string">
            <text:p>820-23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29]; &quot;@&quot;) &amp; &quot; it means the user intended to type &quot; &amp; TEXT([.B29]; &quot;@&quot;) &amp; &quot; but made a typo in error&quot;" office:value-type="string" office:string-value="If you see the logic board part number 820-2337 it means the user intended to type 820-2327 but made a typo in error" calcext:value-type="string">
            <text:p>If you see the logic board part number 820-23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34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0]; &quot;@&quot;) &amp; &quot; it means the user intended to type &quot; &amp; TEXT([.B30]; &quot;@&quot;) &amp; &quot; but made a typo in error&quot;" office:value-type="string" office:string-value="If you see the logic board part number 820-2347 it means the user intended to type 820-2327 but made a typo in error" calcext:value-type="string">
            <text:p>If you see the logic board part number 820-234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3237</text:p>
          </table:table-cell>
          <table:table-cell office:value-type="string" calcext:value-type="string">
            <text:p>820-2327</text:p>
          </table:table-cell>
          <table:table-cell table:formula="of:= &quot;If you see the logic board part number &quot; &amp; TEXT([.A31]; &quot;@&quot;) &amp; &quot; it means the user intended to type &quot; &amp; TEXT([.B31]; &quot;@&quot;) &amp; &quot; but made a typo in error&quot;" office:value-type="string" office:string-value="If you see the logic board part number 820-3237 it means the user intended to type 820-2327 but made a typo in error" calcext:value-type="string">
            <text:p>If you see the logic board part number 820-3237 it means the user intended to type 820-2327 but made a typo in error</text:p>
          </table:table-cell>
        </table:table-row>
        <table:table-row table:style-name="ro1">
          <table:table-cell office:value-type="string" calcext:value-type="string">
            <text:p>820-2110</text:p>
          </table:table-cell>
          <table:table-cell office:value-type="string" calcext:value-type="string">
            <text:p>820-2101</text:p>
          </table:table-cell>
          <table:table-cell table:formula="of:= &quot;If you see the logic board part number &quot; &amp; TEXT([.A32]; &quot;@&quot;) &amp; &quot; it means the user intended to type &quot; &amp; TEXT([.B32]; &quot;@&quot;) &amp; &quot; but made a typo in error&quot;" office:value-type="string" office:string-value="If you see the logic board part number 820-2110 it means the user intended to type 820-2101 but made a typo in error" calcext:value-type="string">
            <text:p>If you see the logic board part number 820-2110 it means the user intended to type 820-2101 but made a typo in error</text:p>
          </table:table-cell>
        </table:table-row>
        <table:table-row table:style-name="ro1">
          <table:table-cell office:value-type="string" calcext:value-type="string">
            <text:p>820-091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3]; &quot;@&quot;) &amp; &quot; it means the user intended to type &quot; &amp; TEXT([.B33]; &quot;@&quot;) &amp; &quot; but made a typo in error&quot;" office:value-type="string" office:string-value="If you see the logic board part number 820-09158 it means the user intended to type 820-01958 but made a typo in error" calcext:value-type="string">
            <text:p>If you see the logic board part number 820-091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959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4]; &quot;@&quot;) &amp; &quot; it means the user intended to type &quot; &amp; TEXT([.B34]; &quot;@&quot;) &amp; &quot; but made a typo in error&quot;" office:value-type="string" office:string-value="If you see the logic board part number 820-01959 it means the user intended to type 820-01958 but made a typo in error" calcext:value-type="string">
            <text:p>If you see the logic board part number 820-01959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5]; &quot;@&quot;) &amp; &quot; it means the user intended to type &quot; &amp; TEXT([.B35]; &quot;@&quot;) &amp; &quot; but made a typo in error&quot;" office:value-type="string" office:string-value="If you see the logic board part number 820-1958 it means the user intended to type 820-01958 but made a typo in error" calcext:value-type="string">
            <text:p>If you see the logic board part number 820-1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10958</text:p>
          </table:table-cell>
          <table:table-cell office:value-type="string" calcext:value-type="string">
            <text:p>820-01958</text:p>
          </table:table-cell>
          <table:table-cell table:formula="of:= &quot;If you see the logic board part number &quot; &amp; TEXT([.A36]; &quot;@&quot;) &amp; &quot; it means the user intended to type &quot; &amp; TEXT([.B36]; &quot;@&quot;) &amp; &quot; but made a typo in error&quot;" office:value-type="string" office:string-value="If you see the logic board part number 820-10958 it means the user intended to type 820-01958 but made a typo in error" calcext:value-type="string">
            <text:p>If you see the logic board part number 820-10958 it means the user intended to type 820-01958 but made a typo in error</text:p>
          </table:table-cell>
        </table:table-row>
        <table:table-row table:style-name="ro1">
          <table:table-cell office:value-type="string" calcext:value-type="string">
            <text:p>820-01040</text:p>
          </table:table-cell>
          <table:table-cell office:value-type="string" calcext:value-type="string">
            <text:p>820-01041</text:p>
          </table:table-cell>
          <table:table-cell table:formula="of:= &quot;If you see the logic board part number &quot; &amp; TEXT([.A37]; &quot;@&quot;) &amp; &quot; it means the user intended to type &quot; &amp; TEXT([.B37]; &quot;@&quot;) &amp; &quot; but made a typo in error&quot;" office:value-type="string" office:string-value="If you see the logic board part number 820-01040 it means the user intended to type 820-01041 but made a typo in error" calcext:value-type="string">
            <text:p>If you see the logic board part number 820-01040 it means the user intended to type 820-01041 but made a typo in error</text:p>
          </table:table-cell>
        </table:table-row>
        <table:table-row table:style-name="ro1">
          <table:table-cell office:value-type="string" calcext:value-type="string">
            <text:p>820-084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8]; &quot;@&quot;) &amp; &quot; it means the user intended to type &quot; &amp; TEXT([.B38]; &quot;@&quot;) &amp; &quot; but made a typo in error&quot;" office:value-type="string" office:string-value="If you see the logic board part number 820-0840 it means the user intended to type 820-00840 but made a typo in error" calcext:value-type="string">
            <text:p>If you see the logic board part number 820-084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480</text:p>
          </table:table-cell>
          <table:table-cell office:value-type="string" calcext:value-type="string">
            <text:p>820-00840</text:p>
          </table:table-cell>
          <table:table-cell table:formula="of:= &quot;If you see the logic board part number &quot; &amp; TEXT([.A39]; &quot;@&quot;) &amp; &quot; it means the user intended to type &quot; &amp; TEXT([.B39]; &quot;@&quot;) &amp; &quot; but made a typo in error&quot;" office:value-type="string" office:string-value="If you see the logic board part number 820-00480 it means the user intended to type 820-00840 but made a typo in error" calcext:value-type="string">
            <text:p>If you see the logic board part number 820-00480 it means the user intended to type 820-00840 but made a typo in error</text:p>
          </table:table-cell>
        </table:table-row>
        <table:table-row table:style-name="ro1">
          <table:table-cell office:value-type="string" calcext:value-type="string">
            <text:p>820-00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0]; &quot;@&quot;) &amp; &quot; it means the user intended to type &quot; &amp; TEXT([.B40]; &quot;@&quot;) &amp; &quot; but made a typo in error&quot;" office:value-type="string" office:string-value="If you see the logic board part number 820-0065 it means the user intended to type 820-00165 but made a typo in error" calcext:value-type="string">
            <text:p>If you see the logic board part number 820-00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1165</text:p>
          </table:table-cell>
          <table:table-cell office:value-type="string" calcext:value-type="string">
            <text:p>820-00165</text:p>
          </table:table-cell>
          <table:table-cell table:formula="of:= &quot;If you see the logic board part number &quot; &amp; TEXT([.A41]; &quot;@&quot;) &amp; &quot; it means the user intended to type &quot; &amp; TEXT([.B41]; &quot;@&quot;) &amp; &quot; but made a typo in error&quot;" office:value-type="string" office:string-value="If you see the logic board part number 820-01165 it means the user intended to type 820-00165 but made a typo in error" calcext:value-type="string">
            <text:p>If you see the logic board part number 820-01165 it means the user intended to type 820-00165 but made a typo in error</text:p>
          </table:table-cell>
        </table:table-row>
        <table:table-row table:style-name="ro1">
          <table:table-cell office:value-type="string" calcext:value-type="string">
            <text:p>820-00183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2]; &quot;@&quot;) &amp; &quot; it means the user intended to type &quot; &amp; TEXT([.B42]; &quot;@&quot;) &amp; &quot; but made a typo in error&quot;" office:value-type="string" office:string-value="If you see the logic board part number 820-00183 it means the user intended to type 820-00138 but made a typo in error" calcext:value-type="string">
            <text:p>If you see the logic board part number 820-00183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1069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3]; &quot;@&quot;) &amp; &quot; it means the user intended to type &quot; &amp; TEXT([.B43]; &quot;@&quot;) &amp; &quot; but made a typo in error&quot;" office:value-type="string" office:string-value="If you see the logic board part number 820-01069 it means the user intended to type 820-00138 but made a typo in error" calcext:value-type="string">
            <text:p>If you see the logic board part number 820-01069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246</text:p>
          </table:table-cell>
          <table:table-cell office:value-type="string" calcext:value-type="string">
            <text:p>820-00138</text:p>
          </table:table-cell>
          <table:table-cell table:formula="of:= &quot;If you see the logic board part number &quot; &amp; TEXT([.A44]; &quot;@&quot;) &amp; &quot; it means the user intended to type &quot; &amp; TEXT([.B44]; &quot;@&quot;) &amp; &quot; but made a typo in error&quot;" office:value-type="string" office:string-value="If you see the logic board part number 820-00246 it means the user intended to type 820-00138 but made a typo in error" calcext:value-type="string">
            <text:p>If you see the logic board part number 820-00246 it means the user intended to type 820-00138 but made a typo in error</text:p>
          </table:table-cell>
        </table:table-row>
        <table:table-row table:style-name="ro1">
          <table:table-cell office:value-type="string" calcext:value-type="string">
            <text:p>820-0045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5]; &quot;@&quot;) &amp; &quot; it means the user intended to type &quot; &amp; TEXT([.B45]; &quot;@&quot;) &amp; &quot; but made a typo in error&quot;" office:value-type="string" office:string-value="If you see the logic board part number 820-0045 it means the user intended to type 820-00045 but made a typo in error" calcext:value-type="string">
            <text:p>If you see the logic board part number 820-0045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00044</text:p>
          </table:table-cell>
          <table:table-cell office:value-type="string" calcext:value-type="string">
            <text:p>820-00045</text:p>
          </table:table-cell>
          <table:table-cell table:formula="of:= &quot;If you see the logic board part number &quot; &amp; TEXT([.A46]; &quot;@&quot;) &amp; &quot; it means the user intended to type &quot; &amp; TEXT([.B46]; &quot;@&quot;) &amp; &quot; but made a typo in error&quot;" office:value-type="string" office:string-value="If you see the logic board part number 820-00044 it means the user intended to type 820-00045 but made a typo in error" calcext:value-type="string">
            <text:p>If you see the logic board part number 820-00044 it means the user intended to type 820-00045 but made a typo in error</text:p>
          </table:table-cell>
        </table:table-row>
        <table:table-row table:style-name="ro1">
          <table:table-cell office:value-type="string" calcext:value-type="string">
            <text:p>820-1889</text:p>
          </table:table-cell>
          <table:table-cell/>
          <table:table-cell table:formula="of:= &quot;If you see the logic board part number &quot; &amp; TEXT([.A47]; &quot;@&quot;) &amp; &quot; it means the user intended to type &quot; &amp; TEXT([.B47]; &quot;@&quot;) &amp; &quot; but made a typo in error&quot;" office:value-type="string" office:string-value="If you see the logic board part number 820-1889 it means the user intended to type 0 but made a typo in error" calcext:value-type="string">
            <text:p>If you see the logic board part number 820-188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55</text:p>
          </table:table-cell>
          <table:table-cell/>
          <table:table-cell table:formula="of:= &quot;If you see the logic board part number &quot; &amp; TEXT([.A48]; &quot;@&quot;) &amp; &quot; it means the user intended to type &quot; &amp; TEXT([.B48]; &quot;@&quot;) &amp; &quot; but made a typo in error&quot;" office:value-type="string" office:string-value="If you see the logic board part number 820-2855 it means the user intended to type 0 but made a typo in error" calcext:value-type="string">
            <text:p>If you see the logic board part number 820-28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77</text:p>
          </table:table-cell>
          <table:table-cell/>
          <table:table-cell table:formula="of:= &quot;If you see the logic board part number &quot; &amp; TEXT([.A49]; &quot;@&quot;) &amp; &quot; it means the user intended to type &quot; &amp; TEXT([.B49]; &quot;@&quot;) &amp; &quot; but made a typo in error&quot;" office:value-type="string" office:string-value="If you see the logic board part number 820-2877 it means the user intended to type 0 but made a typo in error" calcext:value-type="string">
            <text:p>If you see the logic board part number 820-28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5</text:p>
          </table:table-cell>
          <table:table-cell/>
          <table:table-cell table:formula="of:= &quot;If you see the logic board part number &quot; &amp; TEXT([.A50]; &quot;@&quot;) &amp; &quot; it means the user intended to type &quot; &amp; TEXT([.B50]; &quot;@&quot;) &amp; &quot; but made a typo in error&quot;" office:value-type="string" office:string-value="If you see the logic board part number 820-2565 it means the user intended to type 0 but made a typo in error" calcext:value-type="string">
            <text:p>If you see the logic board part number 820-25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33</text:p>
          </table:table-cell>
          <table:table-cell/>
          <table:table-cell table:formula="of:= &quot;If you see the logic board part number &quot; &amp; TEXT([.A51]; &quot;@&quot;) &amp; &quot; it means the user intended to type &quot; &amp; TEXT([.B51]; &quot;@&quot;) &amp; &quot; but made a typo in error&quot;" office:value-type="string" office:string-value="If you see the logic board part number 820-2333 it means the user intended to type 0 but made a typo in error" calcext:value-type="string">
            <text:p>If you see the logic board part number 820-23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62</text:p>
          </table:table-cell>
          <table:table-cell/>
          <table:table-cell table:formula="of:= &quot;If you see the logic board part number &quot; &amp; TEXT([.A52]; &quot;@&quot;) &amp; &quot; it means the user intended to type &quot; &amp; TEXT([.B52]; &quot;@&quot;) &amp; &quot; but made a typo in error&quot;" office:value-type="string" office:string-value="If you see the logic board part number 820-2762 it means the user intended to type 0 but made a typo in error" calcext:value-type="string">
            <text:p>If you see the logic board part number 820-27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3</text:p>
          </table:table-cell>
          <table:table-cell/>
          <table:table-cell table:formula="of:= &quot;If you see the logic board part number &quot; &amp; TEXT([.A53]; &quot;@&quot;) &amp; &quot; it means the user intended to type &quot; &amp; TEXT([.B53]; &quot;@&quot;) &amp; &quot; but made a typo in error&quot;" office:value-type="string" office:string-value="If you see the logic board part number 820-2993 it means the user intended to type 0 but made a typo in error" calcext:value-type="string">
            <text:p>If you see the logic board part number 820-29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01</text:p>
          </table:table-cell>
          <table:table-cell/>
          <table:table-cell table:formula="of:= &quot;If you see the logic board part number &quot; &amp; TEXT([.A54]; &quot;@&quot;) &amp; &quot; it means the user intended to type &quot; &amp; TEXT([.B54]; &quot;@&quot;) &amp; &quot; but made a typo in error&quot;" office:value-type="string" office:string-value="If you see the logic board part number 820-2301 it means the user intended to type 0 but made a typo in error" calcext:value-type="string">
            <text:p>If you see the logic board part number 820-23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2</text:p>
          </table:table-cell>
          <table:table-cell/>
          <table:table-cell table:formula="of:= &quot;If you see the logic board part number &quot; &amp; TEXT([.A55]; &quot;@&quot;) &amp; &quot; it means the user intended to type &quot; &amp; TEXT([.B55]; &quot;@&quot;) &amp; &quot; but made a typo in error&quot;" office:value-type="string" office:string-value="If you see the logic board part number 820-2662 it means the user intended to type 0 but made a typo in error" calcext:value-type="string">
            <text:p>If you see the logic board part number 820-26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2</text:p>
          </table:table-cell>
          <table:table-cell/>
          <table:table-cell table:formula="of:= &quot;If you see the logic board part number &quot; &amp; TEXT([.A56]; &quot;@&quot;) &amp; &quot; it means the user intended to type &quot; &amp; TEXT([.B56]; &quot;@&quot;) &amp; &quot; but made a typo in error&quot;" office:value-type="string" office:string-value="If you see the logic board part number 820-3432 it means the user intended to type 0 but made a typo in error" calcext:value-type="string">
            <text:p>If you see the logic board part number 820-34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33</text:p>
          </table:table-cell>
          <table:table-cell/>
          <table:table-cell table:formula="of:= &quot;If you see the logic board part number &quot; &amp; TEXT([.A57]; &quot;@&quot;) &amp; &quot; it means the user intended to type &quot; &amp; TEXT([.B57]; &quot;@&quot;) &amp; &quot; but made a typo in error&quot;" office:value-type="string" office:string-value="If you see the logic board part number 820-2733 it means the user intended to type 0 but made a typo in error" calcext:value-type="string">
            <text:p>If you see the logic board part number 820-273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0</text:p>
          </table:table-cell>
          <table:table-cell/>
          <table:table-cell table:formula="of:= &quot;If you see the logic board part number &quot; &amp; TEXT([.A58]; &quot;@&quot;) &amp; &quot; it means the user intended to type &quot; &amp; TEXT([.B58]; &quot;@&quot;) &amp; &quot; but made a typo in error&quot;" office:value-type="string" office:string-value="If you see the logic board part number 820-3200 it means the user intended to type 0 but made a typo in error" calcext:value-type="string">
            <text:p>If you see the logic board part number 820-32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8</text:p>
          </table:table-cell>
          <table:table-cell/>
          <table:table-cell table:formula="of:= &quot;If you see the logic board part number &quot; &amp; TEXT([.A59]; &quot;@&quot;) &amp; &quot; it means the user intended to type &quot; &amp; TEXT([.B59]; &quot;@&quot;) &amp; &quot; but made a typo in error&quot;" office:value-type="string" office:string-value="If you see the logic board part number 820-3588 it means the user intended to type 0 but made a typo in error" calcext:value-type="string">
            <text:p>If you see the logic board part number 820-35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68</text:p>
          </table:table-cell>
          <table:table-cell/>
          <table:table-cell table:formula="of:= &quot;If you see the logic board part number &quot; &amp; TEXT([.A60]; &quot;@&quot;) &amp; &quot; it means the user intended to type &quot; &amp; TEXT([.B60]; &quot;@&quot;) &amp; &quot; but made a typo in error&quot;" office:value-type="string" office:string-value="If you see the logic board part number 820-4668 it means the user intended to type 0 but made a typo in error" calcext:value-type="string">
            <text:p>If you see the logic board part number 820-466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2</text:p>
          </table:table-cell>
          <table:table-cell/>
          <table:table-cell table:formula="of:= &quot;If you see the logic board part number &quot; &amp; TEXT([.A61]; &quot;@&quot;) &amp; &quot; it means the user intended to type &quot; &amp; TEXT([.B61]; &quot;@&quot;) &amp; &quot; but made a typo in error&quot;" office:value-type="string" office:string-value="If you see the logic board part number 820-3302 it means the user intended to type 0 but made a typo in error" calcext:value-type="string">
            <text:p>If you see the logic board part number 820-33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67</text:p>
          </table:table-cell>
          <table:table-cell/>
          <table:table-cell table:formula="of:= &quot;If you see the logic board part number &quot; &amp; TEXT([.A62]; &quot;@&quot;) &amp; &quot; it means the user intended to type &quot; &amp; TEXT([.B62]; &quot;@&quot;) &amp; &quot; but made a typo in error&quot;" office:value-type="string" office:string-value="If you see the logic board part number 820-2567 it means the user intended to type 0 but made a typo in error" calcext:value-type="string">
            <text:p>If you see the logic board part number 820-25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9</text:p>
          </table:table-cell>
          <table:table-cell/>
          <table:table-cell table:formula="of:= &quot;If you see the logic board part number &quot; &amp; TEXT([.A63]; &quot;@&quot;) &amp; &quot; it means the user intended to type &quot; &amp; TEXT([.B63]; &quot;@&quot;) &amp; &quot; but made a typo in error&quot;" office:value-type="string" office:string-value="If you see the logic board part number 820-3059 it means the user intended to type 0 but made a typo in error" calcext:value-type="string">
            <text:p>If you see the logic board part number 820-305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7</text:p>
          </table:table-cell>
          <table:table-cell/>
          <table:table-cell table:formula="of:= &quot;If you see the logic board part number &quot; &amp; TEXT([.A64]; &quot;@&quot;) &amp; &quot; it means the user intended to type &quot; &amp; TEXT([.B64]; &quot;@&quot;) &amp; &quot; but made a typo in error&quot;" office:value-type="string" office:string-value="If you see the logic board part number 820-3547 it means the user intended to type 0 but made a typo in error" calcext:value-type="string">
            <text:p>If you see the logic board part number 820-35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78</text:p>
          </table:table-cell>
          <table:table-cell/>
          <table:table-cell table:formula="of:= &quot;If you see the logic board part number &quot; &amp; TEXT([.A65]; &quot;@&quot;) &amp; &quot; it means the user intended to type &quot; &amp; TEXT([.B65]; &quot;@&quot;) &amp; &quot; but made a typo in error&quot;" office:value-type="string" office:string-value="If you see the logic board part number 820-2978 it means the user intended to type 0 but made a typo in error" calcext:value-type="string">
            <text:p>If you see the logic board part number 820-29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01</text:p>
          </table:table-cell>
          <table:table-cell/>
          <table:table-cell table:formula="of:= &quot;If you see the logic board part number &quot; &amp; TEXT([.A66]; &quot;@&quot;) &amp; &quot; it means the user intended to type &quot; &amp; TEXT([.B66]; &quot;@&quot;) &amp; &quot; but made a typo in error&quot;" office:value-type="string" office:string-value="If you see the logic board part number 820-2901 it means the user intended to type 0 but made a typo in error" calcext:value-type="string">
            <text:p>If you see the logic board part number 820-29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28</text:p>
          </table:table-cell>
          <table:table-cell/>
          <table:table-cell table:formula="of:= &quot;If you see the logic board part number &quot; &amp; TEXT([.A67]; &quot;@&quot;) &amp; &quot; it means the user intended to type &quot; &amp; TEXT([.B67]; &quot;@&quot;) &amp; &quot; but made a typo in error&quot;" office:value-type="string" office:string-value="If you see the logic board part number 820-2828 it means the user intended to type 0 but made a typo in error" calcext:value-type="string">
            <text:p>If you see the logic board part number 820-28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00</text:p>
          </table:table-cell>
          <table:table-cell/>
          <table:table-cell table:formula="of:= &quot;If you see the logic board part number &quot; &amp; TEXT([.A68]; &quot;@&quot;) &amp; &quot; it means the user intended to type &quot; &amp; TEXT([.B68]; &quot;@&quot;) &amp; &quot; but made a typo in error&quot;" office:value-type="string" office:string-value="If you see the logic board part number 820-3300 it means the user intended to type 0 but made a typo in error" calcext:value-type="string">
            <text:p>If you see the logic board part number 820-33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6</text:p>
          </table:table-cell>
          <table:table-cell/>
          <table:table-cell table:formula="of:= &quot;If you see the logic board part number &quot; &amp; TEXT([.A69]; &quot;@&quot;) &amp; &quot; it means the user intended to type &quot; &amp; TEXT([.B69]; &quot;@&quot;) &amp; &quot; but made a typo in error&quot;" office:value-type="string" office:string-value="If you see the logic board part number 820-2496 it means the user intended to type 0 but made a typo in error" calcext:value-type="string">
            <text:p>If you see the logic board part number 820-24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82</text:p>
          </table:table-cell>
          <table:table-cell/>
          <table:table-cell table:formula="of:= &quot;If you see the logic board part number &quot; &amp; TEXT([.A70]; &quot;@&quot;) &amp; &quot; it means the user intended to type &quot; &amp; TEXT([.B70]; &quot;@&quot;) &amp; &quot; but made a typo in error&quot;" office:value-type="string" office:string-value="If you see the logic board part number 820-5482 it means the user intended to type 0 but made a typo in error" calcext:value-type="string">
            <text:p>If you see the logic board part number 820-5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2</text:p>
          </table:table-cell>
          <table:table-cell/>
          <table:table-cell table:formula="of:= &quot;If you see the logic board part number &quot; &amp; TEXT([.A71]; &quot;@&quot;) &amp; &quot; it means the user intended to type &quot; &amp; TEXT([.B71]; &quot;@&quot;) &amp; &quot; but made a typo in error&quot;" office:value-type="string" office:string-value="If you see the logic board part number 820-3482 it means the user intended to type 0 but made a typo in error" calcext:value-type="string">
            <text:p>If you see the logic board part number 820-348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26</text:p>
          </table:table-cell>
          <table:table-cell/>
          <table:table-cell table:formula="of:= &quot;If you see the logic board part number &quot; &amp; TEXT([.A72]; &quot;@&quot;) &amp; &quot; it means the user intended to type &quot; &amp; TEXT([.B72]; &quot;@&quot;) &amp; &quot; but made a typo in error&quot;" office:value-type="string" office:string-value="If you see the logic board part number 820-3926 it means the user intended to type 0 but made a typo in error" calcext:value-type="string">
            <text:p>If you see the logic board part number 820-3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8</text:p>
          </table:table-cell>
          <table:table-cell/>
          <table:table-cell table:formula="of:= &quot;If you see the logic board part number &quot; &amp; TEXT([.A73]; &quot;@&quot;) &amp; &quot; it means the user intended to type &quot; &amp; TEXT([.B73]; &quot;@&quot;) &amp; &quot; but made a typo in error&quot;" office:value-type="string" office:string-value="If you see the logic board part number 820-3478 it means the user intended to type 0 but made a typo in error" calcext:value-type="string">
            <text:p>If you see the logic board part number 820-347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96</text:p>
          </table:table-cell>
          <table:table-cell/>
          <table:table-cell table:formula="of:= &quot;If you see the logic board part number &quot; &amp; TEXT([.A74]; &quot;@&quot;) &amp; &quot; it means the user intended to type &quot; &amp; TEXT([.B74]; &quot;@&quot;) &amp; &quot; but made a typo in error&quot;" office:value-type="string" office:string-value="If you see the logic board part number 820-2396 it means the user intended to type 0 but made a typo in error" calcext:value-type="string">
            <text:p>If you see the logic board part number 820-239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6</text:p>
          </table:table-cell>
          <table:table-cell/>
          <table:table-cell table:formula="of:= &quot;If you see the logic board part number &quot; &amp; TEXT([.A75]; &quot;@&quot;) &amp; &quot; it means the user intended to type &quot; &amp; TEXT([.B75]; &quot;@&quot;) &amp; &quot; but made a typo in error&quot;" office:value-type="string" office:string-value="If you see the logic board part number 820-0016 it means the user intended to type 0 but made a typo in error" calcext:value-type="string">
            <text:p>If you see the logic board part number 820-001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01</text:p>
          </table:table-cell>
          <table:table-cell/>
          <table:table-cell table:formula="of:= &quot;If you see the logic board part number &quot; &amp; TEXT([.A76]; &quot;@&quot;) &amp; &quot; it means the user intended to type &quot; &amp; TEXT([.B76]; &quot;@&quot;) &amp; &quot; but made a typo in error&quot;" office:value-type="string" office:string-value="If you see the logic board part number 820-2201 it means the user intended to type 0 but made a typo in error" calcext:value-type="string">
            <text:p>If you see the logic board part number 820-22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22</text:p>
          </table:table-cell>
          <table:table-cell/>
          <table:table-cell table:formula="of:= &quot;If you see the logic board part number &quot; &amp; TEXT([.A77]; &quot;@&quot;) &amp; &quot; it means the user intended to type &quot; &amp; TEXT([.B77]; &quot;@&quot;) &amp; &quot; but made a typo in error&quot;" office:value-type="string" office:string-value="If you see the logic board part number 820-1722 it means the user intended to type 0 but made a typo in error" calcext:value-type="string">
            <text:p>If you see the logic board part number 820-172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26</text:p>
          </table:table-cell>
          <table:table-cell/>
          <table:table-cell table:formula="of:= &quot;If you see the logic board part number &quot; &amp; TEXT([.A78]; &quot;@&quot;) &amp; &quot; it means the user intended to type &quot; &amp; TEXT([.B78]; &quot;@&quot;) &amp; &quot; but made a typo in error&quot;" office:value-type="string" office:string-value="If you see the logic board part number 820-3126 it means the user intended to type 0 but made a typo in error" calcext:value-type="string">
            <text:p>If you see the logic board part number 820-31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9</text:p>
          </table:table-cell>
          <table:table-cell/>
          <table:table-cell table:formula="of:= &quot;If you see the logic board part number &quot; &amp; TEXT([.A79]; &quot;@&quot;) &amp; &quot; it means the user intended to type &quot; &amp; TEXT([.B79]; &quot;@&quot;) &amp; &quot; but made a typo in error&quot;" office:value-type="string" office:string-value="If you see the logic board part number 820-3539 it means the user intended to type 0 but made a typo in error" calcext:value-type="string">
            <text:p>If you see the logic board part number 820-35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92</text:p>
          </table:table-cell>
          <table:table-cell/>
          <table:table-cell table:formula="of:= &quot;If you see the logic board part number &quot; &amp; TEXT([.A80]; &quot;@&quot;) &amp; &quot; it means the user intended to type &quot; &amp; TEXT([.B80]; &quot;@&quot;) &amp; &quot; but made a typo in error&quot;" office:value-type="string" office:string-value="If you see the logic board part number 820-3492 it means the user intended to type 0 but made a typo in error" calcext:value-type="string">
            <text:p>If you see the logic board part number 820-34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3</text:p>
          </table:table-cell>
          <table:table-cell/>
          <table:table-cell table:formula="of:= &quot;If you see the logic board part number &quot; &amp; TEXT([.A81]; &quot;@&quot;) &amp; &quot; it means the user intended to type &quot; &amp; TEXT([.B81]; &quot;@&quot;) &amp; &quot; but made a typo in error&quot;" office:value-type="string" office:string-value="If you see the logic board part number 820-3453 it means the user intended to type 0 but made a typo in error" calcext:value-type="string">
            <text:p>If you see the logic board part number 820-34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91</text:p>
          </table:table-cell>
          <table:table-cell/>
          <table:table-cell table:formula="of:= &quot;If you see the logic board part number &quot; &amp; TEXT([.A82]; &quot;@&quot;) &amp; &quot; it means the user intended to type &quot; &amp; TEXT([.B82]; &quot;@&quot;) &amp; &quot; but made a typo in error&quot;" office:value-type="string" office:string-value="If you see the logic board part number 820-2091 it means the user intended to type 0 but made a typo in error" calcext:value-type="string">
            <text:p>If you see the logic board part number 820-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15</text:p>
          </table:table-cell>
          <table:table-cell/>
          <table:table-cell table:formula="of:= &quot;If you see the logic board part number &quot; &amp; TEXT([.A83]; &quot;@&quot;) &amp; &quot; it means the user intended to type &quot; &amp; TEXT([.B83]; &quot;@&quot;) &amp; &quot; but made a typo in error&quot;" office:value-type="string" office:string-value="If you see the logic board part number 820-2115 it means the user intended to type 0 but made a typo in error" calcext:value-type="string">
            <text:p>If you see the logic board part number 820-21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2</text:p>
          </table:table-cell>
          <table:table-cell/>
          <table:table-cell table:formula="of:= &quot;If you see the logic board part number &quot; &amp; TEXT([.A84]; &quot;@&quot;) &amp; &quot; it means the user intended to type &quot; &amp; TEXT([.B84]; &quot;@&quot;) &amp; &quot; but made a typo in error&quot;" office:value-type="string" office:string-value="If you see the logic board part number 820-3032 it means the user intended to type 0 but made a typo in error" calcext:value-type="string">
            <text:p>If you see the logic board part number 820-30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6</text:p>
          </table:table-cell>
          <table:table-cell/>
          <table:table-cell table:formula="of:= &quot;If you see the logic board part number &quot; &amp; TEXT([.A85]; &quot;@&quot;) &amp; &quot; it means the user intended to type &quot; &amp; TEXT([.B85]; &quot;@&quot;) &amp; &quot; but made a typo in error&quot;" office:value-type="string" office:string-value="If you see the logic board part number 820-3226 it means the user intended to type 0 but made a typo in error" calcext:value-type="string">
            <text:p>If you see the logic board part number 820-32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63</text:p>
          </table:table-cell>
          <table:table-cell/>
          <table:table-cell table:formula="of:= &quot;If you see the logic board part number &quot; &amp; TEXT([.A86]; &quot;@&quot;) &amp; &quot; it means the user intended to type &quot; &amp; TEXT([.B86]; &quot;@&quot;) &amp; &quot; but made a typo in error&quot;" office:value-type="string" office:string-value="If you see the logic board part number 820-2663 it means the user intended to type 0 but made a typo in error" calcext:value-type="string">
            <text:p>If you see the logic board part number 820-266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435</text:p>
          </table:table-cell>
          <table:table-cell/>
          <table:table-cell table:formula="of:= &quot;If you see the logic board part number &quot; &amp; TEXT([.A87]; &quot;@&quot;) &amp; &quot; it means the user intended to type &quot; &amp; TEXT([.B87]; &quot;@&quot;) &amp; &quot; but made a typo in error&quot;" office:value-type="string" office:string-value="If you see the logic board part number 820-8435 it means the user intended to type 0 but made a typo in error" calcext:value-type="string">
            <text:p>If you see the logic board part number 820-84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049</text:p>
          </table:table-cell>
          <table:table-cell/>
          <table:table-cell table:formula="of:= &quot;If you see the logic board part number &quot; &amp; TEXT([.A88]; &quot;@&quot;) &amp; &quot; it means the user intended to type &quot; &amp; TEXT([.B88]; &quot;@&quot;) &amp; &quot; but made a typo in error&quot;" office:value-type="string" office:string-value="If you see the logic board part number 820-4049 it means the user intended to type 0 but made a typo in error" calcext:value-type="string">
            <text:p>If you see the logic board part number 820-40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9</text:p>
          </table:table-cell>
          <table:table-cell/>
          <table:table-cell table:formula="of:= &quot;If you see the logic board part number &quot; &amp; TEXT([.A89]; &quot;@&quot;) &amp; &quot; it means the user intended to type &quot; &amp; TEXT([.B89]; &quot;@&quot;) &amp; &quot; but made a typo in error&quot;" office:value-type="string" office:string-value="If you see the logic board part number 820-4929 it means the user intended to type 0 but made a typo in error" calcext:value-type="string">
            <text:p>If you see the logic board part number 820-49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49</text:p>
          </table:table-cell>
          <table:table-cell/>
          <table:table-cell table:formula="of:= &quot;If you see the logic board part number &quot; &amp; TEXT([.A90]; &quot;@&quot;) &amp; &quot; it means the user intended to type &quot; &amp; TEXT([.B90]; &quot;@&quot;) &amp; &quot; but made a typo in error&quot;" office:value-type="string" office:string-value="If you see the logic board part number 820-2249 it means the user intended to type 0 but made a typo in error" calcext:value-type="string">
            <text:p>If you see the logic board part number 820-22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79</text:p>
          </table:table-cell>
          <table:table-cell/>
          <table:table-cell table:formula="of:= &quot;If you see the logic board part number &quot; &amp; TEXT([.A91]; &quot;@&quot;) &amp; &quot; it means the user intended to type &quot; &amp; TEXT([.B91]; &quot;@&quot;) &amp; &quot; but made a typo in error&quot;" office:value-type="string" office:string-value="If you see the logic board part number 820-2179 it means the user intended to type 0 but made a typo in error" calcext:value-type="string">
            <text:p>If you see the logic board part number 820-21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9</text:p>
          </table:table-cell>
          <table:table-cell/>
          <table:table-cell table:formula="of:= &quot;If you see the logic board part number &quot; &amp; TEXT([.A92]; &quot;@&quot;) &amp; &quot; it means the user intended to type &quot; &amp; TEXT([.B92]; &quot;@&quot;) &amp; &quot; but made a typo in error&quot;" office:value-type="string" office:string-value="If you see the logic board part number 820-3299 it means the user intended to type 0 but made a typo in error" calcext:value-type="string">
            <text:p>If you see the logic board part number 820-32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53</text:p>
          </table:table-cell>
          <table:table-cell/>
          <table:table-cell table:formula="of:= &quot;If you see the logic board part number &quot; &amp; TEXT([.A93]; &quot;@&quot;) &amp; &quot; it means the user intended to type &quot; &amp; TEXT([.B93]; &quot;@&quot;) &amp; &quot; but made a typo in error&quot;" office:value-type="string" office:string-value="If you see the logic board part number 820-2353 it means the user intended to type 0 but made a typo in error" calcext:value-type="string">
            <text:p>If you see the logic board part number 820-235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13</text:p>
          </table:table-cell>
          <table:table-cell/>
          <table:table-cell table:formula="of:= &quot;If you see the logic board part number &quot; &amp; TEXT([.A94]; &quot;@&quot;) &amp; &quot; it means the user intended to type &quot; &amp; TEXT([.B94]; &quot;@&quot;) &amp; &quot; but made a typo in error&quot;" office:value-type="string" office:string-value="If you see the logic board part number 820-3213 it means the user intended to type 0 but made a typo in error" calcext:value-type="string">
            <text:p>If you see the logic board part number 820-32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1</text:p>
          </table:table-cell>
          <table:table-cell/>
          <table:table-cell table:formula="of:= &quot;If you see the logic board part number &quot; &amp; TEXT([.A95]; &quot;@&quot;) &amp; &quot; it means the user intended to type &quot; &amp; TEXT([.B95]; &quot;@&quot;) &amp; &quot; but made a typo in error&quot;" office:value-type="string" office:string-value="If you see the logic board part number 820-2491 it means the user intended to type 0 but made a typo in error" calcext:value-type="string">
            <text:p>If you see the logic board part number 820-24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8</text:p>
          </table:table-cell>
          <table:table-cell/>
          <table:table-cell table:formula="of:= &quot;If you see the logic board part number &quot; &amp; TEXT([.A96]; &quot;@&quot;) &amp; &quot; it means the user intended to type &quot; &amp; TEXT([.B96]; &quot;@&quot;) &amp; &quot; but made a typo in error&quot;" office:value-type="string" office:string-value="If you see the logic board part number 820-0138 it means the user intended to type 0 but made a typo in error" calcext:value-type="string">
            <text:p>If you see the logic board part number 820-01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40</text:p>
          </table:table-cell>
          <table:table-cell/>
          <table:table-cell table:formula="of:= &quot;If you see the logic board part number &quot; &amp; TEXT([.A97]; &quot;@&quot;) &amp; &quot; it means the user intended to type &quot; &amp; TEXT([.B97]; &quot;@&quot;) &amp; &quot; but made a typo in error&quot;" office:value-type="string" office:string-value="If you see the logic board part number 820-4940 it means the user intended to type 0 but made a typo in error" calcext:value-type="string">
            <text:p>If you see the logic board part number 820-49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71</text:p>
          </table:table-cell>
          <table:table-cell/>
          <table:table-cell table:formula="of:= &quot;If you see the logic board part number &quot; &amp; TEXT([.A98]; &quot;@&quot;) &amp; &quot; it means the user intended to type &quot; &amp; TEXT([.B98]; &quot;@&quot;) &amp; &quot; but made a typo in error&quot;" office:value-type="string" office:string-value="If you see the logic board part number 820-3071 it means the user intended to type 0 but made a typo in error" calcext:value-type="string">
            <text:p>If you see the logic board part number 820-307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57</text:p>
          </table:table-cell>
          <table:table-cell/>
          <table:table-cell table:formula="of:= &quot;If you see the logic board part number &quot; &amp; TEXT([.A99]; &quot;@&quot;) &amp; &quot; it means the user intended to type &quot; &amp; TEXT([.B99]; &quot;@&quot;) &amp; &quot; but made a typo in error&quot;" office:value-type="string" office:string-value="If you see the logic board part number 820-3057 it means the user intended to type 0 but made a typo in error" calcext:value-type="string">
            <text:p>If you see the logic board part number 820-305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14</text:p>
          </table:table-cell>
          <table:table-cell/>
          <table:table-cell table:formula="of:= &quot;If you see the logic board part number &quot; &amp; TEXT([.A100]; &quot;@&quot;) &amp; &quot; it means the user intended to type &quot; &amp; TEXT([.B100]; &quot;@&quot;) &amp; &quot; but made a typo in error&quot;" office:value-type="string" office:string-value="If you see the logic board part number 820-2614 it means the user intended to type 0 but made a typo in error" calcext:value-type="string">
            <text:p>If you see the logic board part number 820-26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84</text:p>
          </table:table-cell>
          <table:table-cell/>
          <table:table-cell table:formula="of:= &quot;If you see the logic board part number &quot; &amp; TEXT([.A101]; &quot;@&quot;) &amp; &quot; it means the user intended to type &quot; &amp; TEXT([.B101]; &quot;@&quot;) &amp; &quot; but made a typo in error&quot;" office:value-type="string" office:string-value="If you see the logic board part number 820-3584 it means the user intended to type 0 but made a typo in error" calcext:value-type="string">
            <text:p>If you see the logic board part number 820-35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4</text:p>
          </table:table-cell>
          <table:table-cell/>
          <table:table-cell table:formula="of:= &quot;If you see the logic board part number &quot; &amp; TEXT([.A102]; &quot;@&quot;) &amp; &quot; it means the user intended to type &quot; &amp; TEXT([.B102]; &quot;@&quot;) &amp; &quot; but made a typo in error&quot;" office:value-type="string" office:string-value="If you see the logic board part number 820-0034 it means the user intended to type 0 but made a typo in error" calcext:value-type="string">
            <text:p>If you see the logic board part number 820-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8</text:p>
          </table:table-cell>
          <table:table-cell/>
          <table:table-cell table:formula="of:= &quot;If you see the logic board part number &quot; &amp; TEXT([.A103]; &quot;@&quot;) &amp; &quot; it means the user intended to type &quot; &amp; TEXT([.B103]; &quot;@&quot;) &amp; &quot; but made a typo in error&quot;" office:value-type="string" office:string-value="If you see the logic board part number 820-3738 it means the user intended to type 0 but made a typo in error" calcext:value-type="string">
            <text:p>If you see the logic board part number 820-373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4</text:p>
          </table:table-cell>
          <table:table-cell/>
          <table:table-cell table:formula="of:= &quot;If you see the logic board part number &quot; &amp; TEXT([.A104]; &quot;@&quot;) &amp; &quot; it means the user intended to type &quot; &amp; TEXT([.B104]; &quot;@&quot;) &amp; &quot; but made a typo in error&quot;" office:value-type="string" office:string-value="If you see the logic board part number 820-0064 it means the user intended to type 0 but made a typo in error" calcext:value-type="string">
            <text:p>If you see the logic board part number 820-00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347</text:p>
          </table:table-cell>
          <table:table-cell/>
          <table:table-cell table:formula="of:= &quot;If you see the logic board part number &quot; &amp; TEXT([.A105]; &quot;@&quot;) &amp; &quot; it means the user intended to type &quot; &amp; TEXT([.B105]; &quot;@&quot;) &amp; &quot; but made a typo in error&quot;" office:value-type="string" office:string-value="If you see the logic board part number 820-4347 it means the user intended to type 0 but made a typo in error" calcext:value-type="string">
            <text:p>If you see the logic board part number 820-43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39</text:p>
          </table:table-cell>
          <table:table-cell/>
          <table:table-cell table:formula="of:= &quot;If you see the logic board part number &quot; &amp; TEXT([.A106]; &quot;@&quot;) &amp; &quot; it means the user intended to type &quot; &amp; TEXT([.B106]; &quot;@&quot;) &amp; &quot; but made a typo in error&quot;" office:value-type="string" office:string-value="If you see the logic board part number 820-2939 it means the user intended to type 0 but made a typo in error" calcext:value-type="string">
            <text:p>If you see the logic board part number 820-2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5</text:p>
          </table:table-cell>
          <table:table-cell/>
          <table:table-cell table:formula="of:= &quot;If you see the logic board part number &quot; &amp; TEXT([.A107]; &quot;@&quot;) &amp; &quot; it means the user intended to type &quot; &amp; TEXT([.B107]; &quot;@&quot;) &amp; &quot; but made a typo in error&quot;" office:value-type="string" office:string-value="If you see the logic board part number 820-3535 it means the user intended to type 0 but made a typo in error" calcext:value-type="string">
            <text:p>If you see the logic board part number 820-35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8</text:p>
          </table:table-cell>
          <table:table-cell/>
          <table:table-cell table:formula="of:= &quot;If you see the logic board part number &quot; &amp; TEXT([.A108]; &quot;@&quot;) &amp; &quot; it means the user intended to type &quot; &amp; TEXT([.B108]; &quot;@&quot;) &amp; &quot; but made a typo in error&quot;" office:value-type="string" office:string-value="If you see the logic board part number 820-0928 it means the user intended to type 0 but made a typo in error" calcext:value-type="string">
            <text:p>If you see the logic board part number 820-09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3</text:p>
          </table:table-cell>
          <table:table-cell/>
          <table:table-cell table:formula="of:= &quot;If you see the logic board part number &quot; &amp; TEXT([.A109]; &quot;@&quot;) &amp; &quot; it means the user intended to type &quot; &amp; TEXT([.B109]; &quot;@&quot;) &amp; &quot; but made a typo in error&quot;" office:value-type="string" office:string-value="If you see the logic board part number 820-2023 it means the user intended to type 0 but made a typo in error" calcext:value-type="string">
            <text:p>If you see the logic board part number 820-20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07</text:p>
          </table:table-cell>
          <table:table-cell/>
          <table:table-cell table:formula="of:= &quot;If you see the logic board part number &quot; &amp; TEXT([.A110]; &quot;@&quot;) &amp; &quot; it means the user intended to type &quot; &amp; TEXT([.B110]; &quot;@&quot;) &amp; &quot; but made a typo in error&quot;" office:value-type="string" office:string-value="If you see the logic board part number 820-2507 it means the user intended to type 0 but made a typo in error" calcext:value-type="string">
            <text:p>If you see the logic board part number 820-250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</text:p>
          </table:table-cell>
          <table:table-cell/>
          <table:table-cell table:formula="of:= &quot;If you see the logic board part number &quot; &amp; TEXT([.A111]; &quot;@&quot;) &amp; &quot; it means the user intended to type &quot; &amp; TEXT([.B111]; &quot;@&quot;) &amp; &quot; but made a typo in error&quot;" office:value-type="string" office:string-value="If you see the logic board part number 820-0015 it means the user intended to type 0 but made a typo in error" calcext:value-type="string">
            <text:p>If you see the logic board part number 820-00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5</text:p>
          </table:table-cell>
          <table:table-cell/>
          <table:table-cell table:formula="of:= &quot;If you see the logic board part number &quot; &amp; TEXT([.A112]; &quot;@&quot;) &amp; &quot; it means the user intended to type &quot; &amp; TEXT([.B112]; &quot;@&quot;) &amp; &quot; but made a typo in error&quot;" office:value-type="string" office:string-value="If you see the logic board part number 820-3635 it means the user intended to type 0 but made a typo in error" calcext:value-type="string">
            <text:p>If you see the logic board part number 820-363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67</text:p>
          </table:table-cell>
          <table:table-cell/>
          <table:table-cell table:formula="of:= &quot;If you see the logic board part number &quot; &amp; TEXT([.A113]; &quot;@&quot;) &amp; &quot; it means the user intended to type &quot; &amp; TEXT([.B113]; &quot;@&quot;) &amp; &quot; but made a typo in error&quot;" office:value-type="string" office:string-value="If you see the logic board part number 820-3467 it means the user intended to type 0 but made a typo in error" calcext:value-type="string">
            <text:p>If you see the logic board part number 820-34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</text:p>
          </table:table-cell>
          <table:table-cell/>
          <table:table-cell table:formula="of:= &quot;If you see the logic board part number &quot; &amp; TEXT([.A114]; &quot;@&quot;) &amp; &quot; it means the user intended to type &quot; &amp; TEXT([.B114]; &quot;@&quot;) &amp; &quot; but made a typo in error&quot;" office:value-type="string" office:string-value="If you see the logic board part number 820-0165 it means the user intended to type 0 but made a typo in error" calcext:value-type="string">
            <text:p>If you see the logic board part number 820-016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1</text:p>
          </table:table-cell>
          <table:table-cell/>
          <table:table-cell table:formula="of:= &quot;If you see the logic board part number &quot; &amp; TEXT([.A115]; &quot;@&quot;) &amp; &quot; it means the user intended to type &quot; &amp; TEXT([.B115]; &quot;@&quot;) &amp; &quot; but made a typo in error&quot;" office:value-type="string" office:string-value="If you see the logic board part number 820-2361 it means the user intended to type 0 but made a typo in error" calcext:value-type="string">
            <text:p>If you see the logic board part number 820-23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24</text:p>
          </table:table-cell>
          <table:table-cell/>
          <table:table-cell table:formula="of:= &quot;If you see the logic board part number &quot; &amp; TEXT([.A116]; &quot;@&quot;) &amp; &quot; it means the user intended to type &quot; &amp; TEXT([.B116]; &quot;@&quot;) &amp; &quot; but made a typo in error&quot;" office:value-type="string" office:string-value="If you see the logic board part number 820-2924 it means the user intended to type 0 but made a typo in error" calcext:value-type="string">
            <text:p>If you see the logic board part number 820-29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32</text:p>
          </table:table-cell>
          <table:table-cell/>
          <table:table-cell table:formula="of:= &quot;If you see the logic board part number &quot; &amp; TEXT([.A117]; &quot;@&quot;) &amp; &quot; it means the user intended to type &quot; &amp; TEXT([.B117]; &quot;@&quot;) &amp; &quot; but made a typo in error&quot;" office:value-type="string" office:string-value="If you see the logic board part number 820-2132 it means the user intended to type 0 but made a typo in error" calcext:value-type="string">
            <text:p>If you see the logic board part number 820-213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700</text:p>
          </table:table-cell>
          <table:table-cell/>
          <table:table-cell table:formula="of:= &quot;If you see the logic board part number &quot; &amp; TEXT([.A118]; &quot;@&quot;) &amp; &quot; it means the user intended to type &quot; &amp; TEXT([.B118]; &quot;@&quot;) &amp; &quot; but made a typo in error&quot;" office:value-type="string" office:string-value="If you see the logic board part number 820-1700 it means the user intended to type 0 but made a typo in error" calcext:value-type="string">
            <text:p>If you see the logic board part number 820-17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40</text:p>
          </table:table-cell>
          <table:table-cell/>
          <table:table-cell table:formula="of:= &quot;If you see the logic board part number &quot; &amp; TEXT([.A119]; &quot;@&quot;) &amp; &quot; it means the user intended to type &quot; &amp; TEXT([.B119]; &quot;@&quot;) &amp; &quot; but made a typo in error&quot;" office:value-type="string" office:string-value="If you see the logic board part number 820-2140 it means the user intended to type 0 but made a typo in error" calcext:value-type="string">
            <text:p>If you see the logic board part number 820-214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641</text:p>
          </table:table-cell>
          <table:table-cell/>
          <table:table-cell table:formula="of:= &quot;If you see the logic board part number &quot; &amp; TEXT([.A120]; &quot;@&quot;) &amp; &quot; it means the user intended to type &quot; &amp; TEXT([.B120]; &quot;@&quot;) &amp; &quot; but made a typo in error&quot;" office:value-type="string" office:string-value="If you see the logic board part number 820-2641 it means the user intended to type 0 but made a typo in error" calcext:value-type="string">
            <text:p>If you see the logic board part number 820-26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37</text:p>
          </table:table-cell>
          <table:table-cell/>
          <table:table-cell table:formula="of:= &quot;If you see the logic board part number &quot; &amp; TEXT([.A121]; &quot;@&quot;) &amp; &quot; it means the user intended to type &quot; &amp; TEXT([.B121]; &quot;@&quot;) &amp; &quot; but made a typo in error&quot;" office:value-type="string" office:string-value="If you see the logic board part number 820-3637 it means the user intended to type 0 but made a typo in error" calcext:value-type="string">
            <text:p>If you see the logic board part number 820-36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652</text:p>
          </table:table-cell>
          <table:table-cell/>
          <table:table-cell table:formula="of:= &quot;If you see the logic board part number &quot; &amp; TEXT([.A122]; &quot;@&quot;) &amp; &quot; it means the user intended to type &quot; &amp; TEXT([.B122]; &quot;@&quot;) &amp; &quot; but made a typo in error&quot;" office:value-type="string" office:string-value="If you see the logic board part number 820-4652 it means the user intended to type 0 but made a typo in error" calcext:value-type="string">
            <text:p>If you see the logic board part number 820-46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885</text:p>
          </table:table-cell>
          <table:table-cell/>
          <table:table-cell table:formula="of:= &quot;If you see the logic board part number &quot; &amp; TEXT([.A123]; &quot;@&quot;) &amp; &quot; it means the user intended to type &quot; &amp; TEXT([.B123]; &quot;@&quot;) &amp; &quot; but made a typo in error&quot;" office:value-type="string" office:string-value="If you see the logic board part number 820-3885 it means the user intended to type 0 but made a typo in error" calcext:value-type="string">
            <text:p>If you see the logic board part number 820-38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62</text:p>
          </table:table-cell>
          <table:table-cell/>
          <table:table-cell table:formula="of:= &quot;If you see the logic board part number &quot; &amp; TEXT([.A124]; &quot;@&quot;) &amp; &quot; it means the user intended to type &quot; &amp; TEXT([.B124]; &quot;@&quot;) &amp; &quot; but made a typo in error&quot;" office:value-type="string" office:string-value="If you see the logic board part number 820-2462 it means the user intended to type 0 but made a typo in error" calcext:value-type="string">
            <text:p>If you see the logic board part number 820-24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1</text:p>
          </table:table-cell>
          <table:table-cell/>
          <table:table-cell table:formula="of:= &quot;If you see the logic board part number &quot; &amp; TEXT([.A125]; &quot;@&quot;) &amp; &quot; it means the user intended to type &quot; &amp; TEXT([.B125]; &quot;@&quot;) &amp; &quot; but made a typo in error&quot;" office:value-type="string" office:string-value="If you see the logic board part number 820-3481 it means the user intended to type 0 but made a typo in error" calcext:value-type="string">
            <text:p>If you see the logic board part number 820-348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62</text:p>
          </table:table-cell>
          <table:table-cell/>
          <table:table-cell table:formula="of:= &quot;If you see the logic board part number &quot; &amp; TEXT([.A126]; &quot;@&quot;) &amp; &quot; it means the user intended to type &quot; &amp; TEXT([.B126]; &quot;@&quot;) &amp; &quot; but made a typo in error&quot;" office:value-type="string" office:string-value="If you see the logic board part number 820-2262 it means the user intended to type 0 but made a typo in error" calcext:value-type="string">
            <text:p>If you see the logic board part number 820-22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58</text:p>
          </table:table-cell>
          <table:table-cell/>
          <table:table-cell table:formula="of:= &quot;If you see the logic board part number &quot; &amp; TEXT([.A127]; &quot;@&quot;) &amp; &quot; it means the user intended to type &quot; &amp; TEXT([.B127]; &quot;@&quot;) &amp; &quot; but made a typo in error&quot;" office:value-type="string" office:string-value="If you see the logic board part number 820-3558 it means the user intended to type 0 but made a typo in error" calcext:value-type="string">
            <text:p>If you see the logic board part number 820-35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76</text:p>
          </table:table-cell>
          <table:table-cell/>
          <table:table-cell table:formula="of:= &quot;If you see the logic board part number &quot; &amp; TEXT([.A128]; &quot;@&quot;) &amp; &quot; it means the user intended to type &quot; &amp; TEXT([.B128]; &quot;@&quot;) &amp; &quot; but made a typo in error&quot;" office:value-type="string" office:string-value="If you see the logic board part number 820-1976 it means the user intended to type 0 but made a typo in error" calcext:value-type="string">
            <text:p>If you see the logic board part number 820-19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01</text:p>
          </table:table-cell>
          <table:table-cell/>
          <table:table-cell table:formula="of:= &quot;If you see the logic board part number &quot; &amp; TEXT([.A129]; &quot;@&quot;) &amp; &quot; it means the user intended to type &quot; &amp; TEXT([.B129]; &quot;@&quot;) &amp; &quot; but made a typo in error&quot;" office:value-type="string" office:string-value="If you see the logic board part number 820-2101 it means the user intended to type 0 but made a typo in error" calcext:value-type="string">
            <text:p>If you see the logic board part number 820-21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075</text:p>
          </table:table-cell>
          <table:table-cell/>
          <table:table-cell table:formula="of:= &quot;If you see the logic board part number &quot; &amp; TEXT([.A130]; &quot;@&quot;) &amp; &quot; it means the user intended to type &quot; &amp; TEXT([.B130]; &quot;@&quot;) &amp; &quot; but made a typo in error&quot;" office:value-type="string" office:string-value="If you see the logic board part number 820-1075 it means the user intended to type 0 but made a typo in error" calcext:value-type="string">
            <text:p>If you see the logic board part number 820-10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62</text:p>
          </table:table-cell>
          <table:table-cell/>
          <table:table-cell table:formula="of:= &quot;If you see the logic board part number &quot; &amp; TEXT([.A131]; &quot;@&quot;) &amp; &quot; it means the user intended to type &quot; &amp; TEXT([.B131]; &quot;@&quot;) &amp; &quot; but made a typo in error&quot;" office:value-type="string" office:string-value="If you see the logic board part number 820-3362 it means the user intended to type 0 but made a typo in error" calcext:value-type="string">
            <text:p>If you see the logic board part number 820-33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21</text:p>
          </table:table-cell>
          <table:table-cell/>
          <table:table-cell table:formula="of:= &quot;If you see the logic board part number &quot; &amp; TEXT([.A132]; &quot;@&quot;) &amp; &quot; it means the user intended to type &quot; &amp; TEXT([.B132]; &quot;@&quot;) &amp; &quot; but made a typo in error&quot;" office:value-type="string" office:string-value="If you see the logic board part number 820-1521 it means the user intended to type 0 but made a typo in error" calcext:value-type="string">
            <text:p>If you see the logic board part number 820-1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7</text:p>
          </table:table-cell>
          <table:table-cell/>
          <table:table-cell table:formula="of:= &quot;If you see the logic board part number &quot; &amp; TEXT([.A133]; &quot;@&quot;) &amp; &quot; it means the user intended to type &quot; &amp; TEXT([.B133]; &quot;@&quot;) &amp; &quot; but made a typo in error&quot;" office:value-type="string" office:string-value="If you see the logic board part number 820-3227 it means the user intended to type 0 but made a typo in error" calcext:value-type="string">
            <text:p>If you see the logic board part number 820-32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029</text:p>
          </table:table-cell>
          <table:table-cell/>
          <table:table-cell table:formula="of:= &quot;If you see the logic board part number &quot; &amp; TEXT([.A134]; &quot;@&quot;) &amp; &quot; it means the user intended to type &quot; &amp; TEXT([.B134]; &quot;@&quot;) &amp; &quot; but made a typo in error&quot;" office:value-type="string" office:string-value="If you see the logic board part number 820-5029 it means the user intended to type 0 but made a typo in error" calcext:value-type="string">
            <text:p>If you see the logic board part number 820-50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87</text:p>
          </table:table-cell>
          <table:table-cell/>
          <table:table-cell table:formula="of:= &quot;If you see the logic board part number &quot; &amp; TEXT([.A135]; &quot;@&quot;) &amp; &quot; it means the user intended to type &quot; &amp; TEXT([.B135]; &quot;@&quot;) &amp; &quot; but made a typo in error&quot;" office:value-type="string" office:string-value="If you see the logic board part number 820-1987 it means the user intended to type 0 but made a typo in error" calcext:value-type="string">
            <text:p>If you see the logic board part number 820-1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</text:p>
          </table:table-cell>
          <table:table-cell/>
          <table:table-cell table:formula="of:= &quot;If you see the logic board part number &quot; &amp; TEXT([.A136]; &quot;@&quot;) &amp; &quot; it means the user intended to type &quot; &amp; TEXT([.B136]; &quot;@&quot;) &amp; &quot; but made a typo in error&quot;" office:value-type="string" office:string-value="If you see the logic board part number 820-0092 it means the user intended to type 0 but made a typo in error" calcext:value-type="string">
            <text:p>If you see the logic board part number 820-00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494</text:p>
          </table:table-cell>
          <table:table-cell/>
          <table:table-cell table:formula="of:= &quot;If you see the logic board part number &quot; &amp; TEXT([.A137]; &quot;@&quot;) &amp; &quot; it means the user intended to type &quot; &amp; TEXT([.B137]; &quot;@&quot;) &amp; &quot; but made a typo in error&quot;" office:value-type="string" office:string-value="If you see the logic board part number 820-1494 it means the user intended to type 0 but made a typo in error" calcext:value-type="string">
            <text:p>If you see the logic board part number 820-1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83</text:p>
          </table:table-cell>
          <table:table-cell/>
          <table:table-cell table:formula="of:= &quot;If you see the logic board part number &quot; &amp; TEXT([.A138]; &quot;@&quot;) &amp; &quot; it means the user intended to type &quot; &amp; TEXT([.B138]; &quot;@&quot;) &amp; &quot; but made a typo in error&quot;" office:value-type="string" office:string-value="If you see the logic board part number 820-2883 it means the user intended to type 0 but made a typo in error" calcext:value-type="string">
            <text:p>If you see the logic board part number 820-288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0</text:p>
          </table:table-cell>
          <table:table-cell/>
          <table:table-cell table:formula="of:= &quot;If you see the logic board part number &quot; &amp; TEXT([.A139]; &quot;@&quot;) &amp; &quot; it means the user intended to type &quot; &amp; TEXT([.B139]; &quot;@&quot;) &amp; &quot; but made a typo in error&quot;" office:value-type="string" office:string-value="If you see the logic board part number 820-0050 it means the user intended to type 0 but made a typo in error" calcext:value-type="string">
            <text:p>If you see the logic board part number 820-00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598</text:p>
          </table:table-cell>
          <table:table-cell/>
          <table:table-cell table:formula="of:= &quot;If you see the logic board part number &quot; &amp; TEXT([.A140]; &quot;@&quot;) &amp; &quot; it means the user intended to type &quot; &amp; TEXT([.B140]; &quot;@&quot;) &amp; &quot; but made a typo in error&quot;" office:value-type="string" office:string-value="If you see the logic board part number 820-1598 it means the user intended to type 0 but made a typo in error" calcext:value-type="string">
            <text:p>If you see the logic board part number 820-15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8330</text:p>
          </table:table-cell>
          <table:table-cell/>
          <table:table-cell table:formula="of:= &quot;If you see the logic board part number &quot; &amp; TEXT([.A141]; &quot;@&quot;) &amp; &quot; it means the user intended to type &quot; &amp; TEXT([.B141]; &quot;@&quot;) &amp; &quot; but made a typo in error&quot;" office:value-type="string" office:string-value="If you see the logic board part number 820-8330 it means the user intended to type 0 but made a typo in error" calcext:value-type="string">
            <text:p>If you see the logic board part number 820-83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23</text:p>
          </table:table-cell>
          <table:table-cell/>
          <table:table-cell table:formula="of:= &quot;If you see the logic board part number &quot; &amp; TEXT([.A142]; &quot;@&quot;) &amp; &quot; it means the user intended to type &quot; &amp; TEXT([.B142]; &quot;@&quot;) &amp; &quot; but made a typo in error&quot;" office:value-type="string" office:string-value="If you see the logic board part number 820-3323 it means the user intended to type 0 but made a typo in error" calcext:value-type="string">
            <text:p>If you see the logic board part number 820-33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899</text:p>
          </table:table-cell>
          <table:table-cell/>
          <table:table-cell table:formula="of:= &quot;If you see the logic board part number &quot; &amp; TEXT([.A143]; &quot;@&quot;) &amp; &quot; it means the user intended to type &quot; &amp; TEXT([.B143]; &quot;@&quot;) &amp; &quot; but made a typo in error&quot;" office:value-type="string" office:string-value="If you see the logic board part number 820-2899 it means the user intended to type 0 but made a typo in error" calcext:value-type="string">
            <text:p>If you see the logic board part number 820-289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113</text:p>
          </table:table-cell>
          <table:table-cell/>
          <table:table-cell table:formula="of:= &quot;If you see the logic board part number &quot; &amp; TEXT([.A144]; &quot;@&quot;) &amp; &quot; it means the user intended to type &quot; &amp; TEXT([.B144]; &quot;@&quot;) &amp; &quot; but made a typo in error&quot;" office:value-type="string" office:string-value="If you see the logic board part number 820-3113 it means the user intended to type 0 but made a typo in error" calcext:value-type="string">
            <text:p>If you see the logic board part number 820-311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17</text:p>
          </table:table-cell>
          <table:table-cell/>
          <table:table-cell table:formula="of:= &quot;If you see the logic board part number &quot; &amp; TEXT([.A145]; &quot;@&quot;) &amp; &quot; it means the user intended to type &quot; &amp; TEXT([.B145]; &quot;@&quot;) &amp; &quot; but made a typo in error&quot;" office:value-type="string" office:string-value="If you see the logic board part number 820-3417 it means the user intended to type 0 but made a typo in error" calcext:value-type="string">
            <text:p>If you see the logic board part number 820-341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94</text:p>
          </table:table-cell>
          <table:table-cell/>
          <table:table-cell table:formula="of:= &quot;If you see the logic board part number &quot; &amp; TEXT([.A146]; &quot;@&quot;) &amp; &quot; it means the user intended to type &quot; &amp; TEXT([.B146]; &quot;@&quot;) &amp; &quot; but made a typo in error&quot;" office:value-type="string" office:string-value="If you see the logic board part number 820-2494 it means the user intended to type 0 but made a typo in error" calcext:value-type="string">
            <text:p>If you see the logic board part number 820-2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77</text:p>
          </table:table-cell>
          <table:table-cell/>
          <table:table-cell table:formula="of:= &quot;If you see the logic board part number &quot; &amp; TEXT([.A147]; &quot;@&quot;) &amp; &quot; it means the user intended to type &quot; &amp; TEXT([.B147]; &quot;@&quot;) &amp; &quot; but made a typo in error&quot;" office:value-type="string" office:string-value="If you see the logic board part number 820-2577 it means the user intended to type 0 but made a typo in error" calcext:value-type="string">
            <text:p>If you see the logic board part number 820-257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494</text:p>
          </table:table-cell>
          <table:table-cell/>
          <table:table-cell table:formula="of:= &quot;If you see the logic board part number &quot; &amp; TEXT([.A148]; &quot;@&quot;) &amp; &quot; it means the user intended to type &quot; &amp; TEXT([.B148]; &quot;@&quot;) &amp; &quot; but made a typo in error&quot;" office:value-type="string" office:string-value="If you see the logic board part number 820-5494 it means the user intended to type 0 but made a typo in error" calcext:value-type="string">
            <text:p>If you see the logic board part number 820-549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28</text:p>
          </table:table-cell>
          <table:table-cell/>
          <table:table-cell table:formula="of:= &quot;If you see the logic board part number &quot; &amp; TEXT([.A149]; &quot;@&quot;) &amp; &quot; it means the user intended to type &quot; &amp; TEXT([.B149]; &quot;@&quot;) &amp; &quot; but made a typo in error&quot;" office:value-type="string" office:string-value="If you see the logic board part number 820-3228 it means the user intended to type 0 but made a typo in error" calcext:value-type="string">
            <text:p>If you see the logic board part number 820-32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46</text:p>
          </table:table-cell>
          <table:table-cell/>
          <table:table-cell table:formula="of:= &quot;If you see the logic board part number &quot; &amp; TEXT([.A150]; &quot;@&quot;) &amp; &quot; it means the user intended to type &quot; &amp; TEXT([.B150]; &quot;@&quot;) &amp; &quot; but made a typo in error&quot;" office:value-type="string" office:string-value="If you see the logic board part number 820-3546 it means the user intended to type 0 but made a typo in error" calcext:value-type="string">
            <text:p>If you see the logic board part number 820-354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128</text:p>
          </table:table-cell>
          <table:table-cell/>
          <table:table-cell table:formula="of:= &quot;If you see the logic board part number &quot; &amp; TEXT([.A151]; &quot;@&quot;) &amp; &quot; it means the user intended to type &quot; &amp; TEXT([.B151]; &quot;@&quot;) &amp; &quot; but made a typo in error&quot;" office:value-type="string" office:string-value="If you see the logic board part number 820-2128 it means the user intended to type 0 but made a typo in error" calcext:value-type="string">
            <text:p>If you see the logic board part number 820-212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7</text:p>
          </table:table-cell>
          <table:table-cell/>
          <table:table-cell table:formula="of:= &quot;If you see the logic board part number &quot; &amp; TEXT([.A152]; &quot;@&quot;) &amp; &quot; it means the user intended to type &quot; &amp; TEXT([.B152]; &quot;@&quot;) &amp; &quot; but made a typo in error&quot;" office:value-type="string" office:string-value="If you see the logic board part number 820-4927 it means the user intended to type 0 but made a typo in error" calcext:value-type="string">
            <text:p>If you see the logic board part number 820-49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476</text:p>
          </table:table-cell>
          <table:table-cell/>
          <table:table-cell table:formula="of:= &quot;If you see the logic board part number &quot; &amp; TEXT([.A153]; &quot;@&quot;) &amp; &quot; it means the user intended to type &quot; &amp; TEXT([.B153]; &quot;@&quot;) &amp; &quot; but made a typo in error&quot;" office:value-type="string" office:string-value="If you see the logic board part number 820-2476 it means the user intended to type 0 but made a typo in error" calcext:value-type="string">
            <text:p>If you see the logic board part number 820-247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519</text:p>
          </table:table-cell>
          <table:table-cell/>
          <table:table-cell table:formula="of:= &quot;If you see the logic board part number &quot; &amp; TEXT([.A154]; &quot;@&quot;) &amp; &quot; it means the user intended to type &quot; &amp; TEXT([.B154]; &quot;@&quot;) &amp; &quot; but made a typo in error&quot;" office:value-type="string" office:string-value="If you see the logic board part number 820-2519 it means the user intended to type 0 but made a typo in error" calcext:value-type="string">
            <text:p>If you see the logic board part number 820-251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02</text:p>
          </table:table-cell>
          <table:table-cell/>
          <table:table-cell table:formula="of:= &quot;If you see the logic board part number &quot; &amp; TEXT([.A155]; &quot;@&quot;) &amp; &quot; it means the user intended to type &quot; &amp; TEXT([.B155]; &quot;@&quot;) &amp; &quot; but made a typo in error&quot;" office:value-type="string" office:string-value="If you see the logic board part number 820-3202 it means the user intended to type 0 but made a typo in error" calcext:value-type="string">
            <text:p>If you see the logic board part number 820-320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47</text:p>
          </table:table-cell>
          <table:table-cell/>
          <table:table-cell table:formula="of:= &quot;If you see the logic board part number &quot; &amp; TEXT([.A156]; &quot;@&quot;) &amp; &quot; it means the user intended to type &quot; &amp; TEXT([.B156]; &quot;@&quot;) &amp; &quot; but made a typo in error&quot;" office:value-type="string" office:string-value="If you see the logic board part number 820-3747 it means the user intended to type 0 but made a typo in error" calcext:value-type="string">
            <text:p>If you see the logic board part number 820-374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509</text:p>
          </table:table-cell>
          <table:table-cell/>
          <table:table-cell table:formula="of:= &quot;If you see the logic board part number &quot; &amp; TEXT([.A157]; &quot;@&quot;) &amp; &quot; it means the user intended to type &quot; &amp; TEXT([.B157]; &quot;@&quot;) &amp; &quot; but made a typo in error&quot;" office:value-type="string" office:string-value="If you see the logic board part number 820-5509 it means the user intended to type 0 but made a typo in error" calcext:value-type="string">
            <text:p>If you see the logic board part number 820-55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942</text:p>
          </table:table-cell>
          <table:table-cell/>
          <table:table-cell table:formula="of:= &quot;If you see the logic board part number &quot; &amp; TEXT([.A158]; &quot;@&quot;) &amp; &quot; it means the user intended to type &quot; &amp; TEXT([.B158]; &quot;@&quot;) &amp; &quot; but made a typo in error&quot;" office:value-type="string" office:string-value="If you see the logic board part number 820-3942 it means the user intended to type 0 but made a typo in error" calcext:value-type="string">
            <text:p>If you see the logic board part number 820-394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534</text:p>
          </table:table-cell>
          <table:table-cell/>
          <table:table-cell table:formula="of:= &quot;If you see the logic board part number &quot; &amp; TEXT([.A159]; &quot;@&quot;) &amp; &quot; it means the user intended to type &quot; &amp; TEXT([.B159]; &quot;@&quot;) &amp; &quot; but made a typo in error&quot;" office:value-type="string" office:string-value="If you see the logic board part number 820-3534 it means the user intended to type 0 but made a typo in error" calcext:value-type="string">
            <text:p>If you see the logic board part number 820-35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366</text:p>
          </table:table-cell>
          <table:table-cell/>
          <table:table-cell table:formula="of:= &quot;If you see the logic board part number &quot; &amp; TEXT([.A160]; &quot;@&quot;) &amp; &quot; it means the user intended to type &quot; &amp; TEXT([.B160]; &quot;@&quot;) &amp; &quot; but made a typo in error&quot;" office:value-type="string" office:string-value="If you see the logic board part number 820-2366 it means the user intended to type 0 but made a typo in error" calcext:value-type="string">
            <text:p>If you see the logic board part number 820-236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034</text:p>
          </table:table-cell>
          <table:table-cell/>
          <table:table-cell table:formula="of:= &quot;If you see the logic board part number &quot; &amp; TEXT([.A161]; &quot;@&quot;) &amp; &quot; it means the user intended to type &quot; &amp; TEXT([.B161]; &quot;@&quot;) &amp; &quot; but made a typo in error&quot;" office:value-type="string" office:string-value="If you see the logic board part number 820-3034 it means the user intended to type 0 but made a typo in error" calcext:value-type="string">
            <text:p>If you see the logic board part number 820-3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660</text:p>
          </table:table-cell>
          <table:table-cell/>
          <table:table-cell table:formula="of:= &quot;If you see the logic board part number &quot; &amp; TEXT([.A162]; &quot;@&quot;) &amp; &quot; it means the user intended to type &quot; &amp; TEXT([.B162]; &quot;@&quot;) &amp; &quot; but made a typo in error&quot;" office:value-type="string" office:string-value="If you see the logic board part number 820-3660 it means the user intended to type 0 but made a typo in error" calcext:value-type="string">
            <text:p>If you see the logic board part number 820-366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779</text:p>
          </table:table-cell>
          <table:table-cell/>
          <table:table-cell table:formula="of:= &quot;If you see the logic board part number &quot; &amp; TEXT([.A163]; &quot;@&quot;) &amp; &quot; it means the user intended to type &quot; &amp; TEXT([.B163]; &quot;@&quot;) &amp; &quot; but made a typo in error&quot;" office:value-type="string" office:string-value="If you see the logic board part number 820-2779 it means the user intended to type 0 but made a typo in error" calcext:value-type="string">
            <text:p>If you see the logic board part number 820-2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997</text:p>
          </table:table-cell>
          <table:table-cell/>
          <table:table-cell table:formula="of:= &quot;If you see the logic board part number &quot; &amp; TEXT([.A164]; &quot;@&quot;) &amp; &quot; it means the user intended to type &quot; &amp; TEXT([.B164]; &quot;@&quot;) &amp; &quot; but made a typo in error&quot;" office:value-type="string" office:string-value="If you see the logic board part number 820-2997 it means the user intended to type 0 but made a typo in error" calcext:value-type="string">
            <text:p>If you see the logic board part number 820-29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39</text:p>
          </table:table-cell>
          <table:table-cell/>
          <table:table-cell table:formula="of:= &quot;If you see the logic board part number &quot; &amp; TEXT([.A165]; &quot;@&quot;) &amp; &quot; it means the user intended to type &quot; &amp; TEXT([.B165]; &quot;@&quot;) &amp; &quot; but made a typo in error&quot;" office:value-type="string" office:string-value="If you see the logic board part number 820-0239 it means the user intended to type 0 but made a typo in error" calcext:value-type="string">
            <text:p>If you see the logic board part number 820-02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75</text:p>
          </table:table-cell>
          <table:table-cell/>
          <table:table-cell table:formula="of:= &quot;If you see the logic board part number &quot; &amp; TEXT([.A166]; &quot;@&quot;) &amp; &quot; it means the user intended to type &quot; &amp; TEXT([.B166]; &quot;@&quot;) &amp; &quot; but made a typo in error&quot;" office:value-type="string" office:string-value="If you see the logic board part number 820-3475 it means the user intended to type 0 but made a typo in error" calcext:value-type="string">
            <text:p>If you see the logic board part number 820-347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</text:p>
          </table:table-cell>
          <table:table-cell/>
          <table:table-cell table:formula="of:= &quot;If you see the logic board part number &quot; &amp; TEXT([.A167]; &quot;@&quot;) &amp; &quot; it means the user intended to type &quot; &amp; TEXT([.B167]; &quot;@&quot;) &amp; &quot; but made a typo in error&quot;" office:value-type="string" office:string-value="If you see the logic board part number 820-0141 it means the user intended to type 0 but made a typo in error" calcext:value-type="string">
            <text:p>If you see the logic board part number 820-01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2</text:p>
          </table:table-cell>
          <table:table-cell/>
          <table:table-cell table:formula="of:= &quot;If you see the logic board part number &quot; &amp; TEXT([.A168]; &quot;@&quot;) &amp; &quot; it means the user intended to type &quot; &amp; TEXT([.B168]; &quot;@&quot;) &amp; &quot; but made a typo in error&quot;" office:value-type="string" office:string-value="If you see the logic board part number 820-0152 it means the user intended to type 0 but made a typo in error" calcext:value-type="string">
            <text:p>If you see the logic board part number 820-01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4</text:p>
          </table:table-cell>
          <table:table-cell/>
          <table:table-cell table:formula="of:= &quot;If you see the logic board part number &quot; &amp; TEXT([.A169]; &quot;@&quot;) &amp; &quot; it means the user intended to type &quot; &amp; TEXT([.B169]; &quot;@&quot;) &amp; &quot; but made a typo in error&quot;" office:value-type="string" office:string-value="If you see the logic board part number 820-0084 it means the user intended to type 0 but made a typo in error" calcext:value-type="string">
            <text:p>If you see the logic board part number 820-008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37</text:p>
          </table:table-cell>
          <table:table-cell/>
          <table:table-cell table:formula="of:= &quot;If you see the logic board part number &quot; &amp; TEXT([.A170]; &quot;@&quot;) &amp; &quot; it means the user intended to type &quot; &amp; TEXT([.B170]; &quot;@&quot;) &amp; &quot; but made a typo in error&quot;" office:value-type="string" office:string-value="If you see the logic board part number 820-3737 it means the user intended to type 0 but made a typo in error" calcext:value-type="string">
            <text:p>If you see the logic board part number 820-37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4925</text:p>
          </table:table-cell>
          <table:table-cell/>
          <table:table-cell table:formula="of:= &quot;If you see the logic board part number &quot; &amp; TEXT([.A171]; &quot;@&quot;) &amp; &quot; it means the user intended to type &quot; &amp; TEXT([.B171]; &quot;@&quot;) &amp; &quot; but made a typo in error&quot;" office:value-type="string" office:string-value="If you see the logic board part number 820-4925 it means the user intended to type 0 but made a typo in error" calcext:value-type="string">
            <text:p>If you see the logic board part number 820-492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315</text:p>
          </table:table-cell>
          <table:table-cell/>
          <table:table-cell table:formula="of:= &quot;If you see the logic board part number &quot; &amp; TEXT([.A172]; &quot;@&quot;) &amp; &quot; it means the user intended to type &quot; &amp; TEXT([.B172]; &quot;@&quot;) &amp; &quot; but made a typo in error&quot;" office:value-type="string" office:string-value="If you see the logic board part number 820-3315 it means the user intended to type 0 but made a typo in error" calcext:value-type="string">
            <text:p>If you see the logic board part number 820-33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5209</text:p>
          </table:table-cell>
          <table:table-cell/>
          <table:table-cell table:formula="of:= &quot;If you see the logic board part number &quot; &amp; TEXT([.A173]; &quot;@&quot;) &amp; &quot; it means the user intended to type &quot; &amp; TEXT([.B173]; &quot;@&quot;) &amp; &quot; but made a typo in error&quot;" office:value-type="string" office:string-value="If you see the logic board part number 820-5209 it means the user intended to type 0 but made a typo in error" calcext:value-type="string">
            <text:p>If you see the logic board part number 820-520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298</text:p>
          </table:table-cell>
          <table:table-cell/>
          <table:table-cell table:formula="of:= &quot;If you see the logic board part number &quot; &amp; TEXT([.A174]; &quot;@&quot;) &amp; &quot; it means the user intended to type &quot; &amp; TEXT([.B174]; &quot;@&quot;) &amp; &quot; but made a typo in error&quot;" office:value-type="string" office:string-value="If you see the logic board part number 820-3298 it means the user intended to type 0 but made a typo in error" calcext:value-type="string">
            <text:p>If you see the logic board part number 820-3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020</text:p>
          </table:table-cell>
          <table:table-cell/>
          <table:table-cell table:formula="of:= &quot;If you see the logic board part number &quot; &amp; TEXT([.A175]; &quot;@&quot;) &amp; &quot; it means the user intended to type &quot; &amp; TEXT([.B175]; &quot;@&quot;) &amp; &quot; but made a typo in error&quot;" office:value-type="string" office:string-value="If you see the logic board part number 820-2020 it means the user intended to type 0 but made a typo in error" calcext:value-type="string">
            <text:p>If you see the logic board part number 820-202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923</text:p>
          </table:table-cell>
          <table:table-cell/>
          <table:table-cell table:formula="of:= &quot;If you see the logic board part number &quot; &amp; TEXT([.A176]; &quot;@&quot;) &amp; &quot; it means the user intended to type &quot; &amp; TEXT([.B176]; &quot;@&quot;) &amp; &quot; but made a typo in error&quot;" office:value-type="string" office:string-value="If you see the logic board part number 820-0923 it means the user intended to type 0 but made a typo in error" calcext:value-type="string">
            <text:p>If you see the logic board part number 820-09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949</text:p>
          </table:table-cell>
          <table:table-cell/>
          <table:table-cell table:formula="of:= &quot;If you see the logic board part number &quot; &amp; TEXT([.A177]; &quot;@&quot;) &amp; &quot; it means the user intended to type &quot; &amp; TEXT([.B177]; &quot;@&quot;) &amp; &quot; but made a typo in error&quot;" office:value-type="string" office:string-value="If you see the logic board part number 820-1949 it means the user intended to type 0 but made a typo in error" calcext:value-type="string">
            <text:p>If you see the logic board part number 820-194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2279</text:p>
          </table:table-cell>
          <table:table-cell/>
          <table:table-cell table:formula="of:= &quot;If you see the logic board part number &quot; &amp; TEXT([.A178]; &quot;@&quot;) &amp; &quot; it means the user intended to type &quot; &amp; TEXT([.B178]; &quot;@&quot;) &amp; &quot; but made a typo in error&quot;" office:value-type="string" office:string-value="If you see the logic board part number 820-2279 it means the user intended to type 0 but made a typo in error" calcext:value-type="string">
            <text:p>If you see the logic board part number 820-22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1814</text:p>
          </table:table-cell>
          <table:table-cell/>
          <table:table-cell table:formula="of:= &quot;If you see the logic board part number &quot; &amp; TEXT([.A179]; &quot;@&quot;) &amp; &quot; it means the user intended to type &quot; &amp; TEXT([.B179]; &quot;@&quot;) &amp; &quot; but made a typo in error&quot;" office:value-type="string" office:string-value="If you see the logic board part number 820-1814 it means the user intended to type 0 but made a typo in error" calcext:value-type="string">
            <text:p>If you see the logic board part number 820-181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764</text:p>
          </table:table-cell>
          <table:table-cell/>
          <table:table-cell table:formula="of:= &quot;If you see the logic board part number &quot; &amp; TEXT([.A180]; &quot;@&quot;) &amp; &quot; it means the user intended to type &quot; &amp; TEXT([.B180]; &quot;@&quot;) &amp; &quot; but made a typo in error&quot;" office:value-type="string" office:string-value="If you see the logic board part number 820-3764 it means the user intended to type 0 but made a typo in error" calcext:value-type="string">
            <text:p>If you see the logic board part number 820-376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55</text:p>
          </table:table-cell>
          <table:table-cell/>
          <table:table-cell table:formula="of:= &quot;If you see the logic board part number &quot; &amp; TEXT([.A181]; &quot;@&quot;) &amp; &quot; it means the user intended to type &quot; &amp; TEXT([.B181]; &quot;@&quot;) &amp; &quot; but made a typo in error&quot;" office:value-type="string" office:string-value="If you see the logic board part number 820-3455 it means the user intended to type 0 but made a typo in error" calcext:value-type="string">
            <text:p>If you see the logic board part number 820-34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88</text:p>
          </table:table-cell>
          <table:table-cell/>
          <table:table-cell table:formula="of:= &quot;If you see the logic board part number &quot; &amp; TEXT([.A182]; &quot;@&quot;) &amp; &quot; it means the user intended to type &quot; &amp; TEXT([.B182]; &quot;@&quot;) &amp; &quot; but made a typo in error&quot;" office:value-type="string" office:string-value="If you see the logic board part number 820-3488 it means the user intended to type 0 but made a typo in error" calcext:value-type="string">
            <text:p>If you see the logic board part number 820-348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521</text:p>
          </table:table-cell>
          <table:table-cell/>
          <table:table-cell table:formula="of:= &quot;If you see the logic board part number &quot; &amp; TEXT([.A183]; &quot;@&quot;) &amp; &quot; it means the user intended to type &quot; &amp; TEXT([.B183]; &quot;@&quot;) &amp; &quot; but made a typo in error&quot;" office:value-type="string" office:string-value="If you see the logic board part number 820-0521 it means the user intended to type 0 but made a typo in error" calcext:value-type="string">
            <text:p>If you see the logic board part number 820-05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0</text:p>
          </table:table-cell>
          <table:table-cell/>
          <table:table-cell table:formula="of:= &quot;If you see the logic board part number &quot; &amp; TEXT([.A184]; &quot;@&quot;) &amp; &quot; it means the user intended to type &quot; &amp; TEXT([.B184]; &quot;@&quot;) &amp; &quot; but made a typo in error&quot;" office:value-type="string" office:string-value="If you see the logic board part number 820-00180 it means the user intended to type 0 but made a typo in error" calcext:value-type="string">
            <text:p>If you see the logic board part number 820-0018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1</text:p>
          </table:table-cell>
          <table:table-cell/>
          <table:table-cell table:formula="of:= &quot;If you see the logic board part number &quot; &amp; TEXT([.A185]; &quot;@&quot;) &amp; &quot; it means the user intended to type &quot; &amp; TEXT([.B185]; &quot;@&quot;) &amp; &quot; but made a typo in error&quot;" office:value-type="string" office:string-value="If you see the logic board part number 820-00291 it means the user intended to type 0 but made a typo in error" calcext:value-type="string">
            <text:p>If you see the logic board part number 820-002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52</text:p>
          </table:table-cell>
          <table:table-cell/>
          <table:table-cell table:formula="of:= &quot;If you see the logic board part number &quot; &amp; TEXT([.A186]; &quot;@&quot;) &amp; &quot; it means the user intended to type &quot; &amp; TEXT([.B186]; &quot;@&quot;) &amp; &quot; but made a typo in error&quot;" office:value-type="string" office:string-value="If you see the logic board part number 820-00452 it means the user intended to type 0 but made a typo in error" calcext:value-type="string">
            <text:p>If you see the logic board part number 820-0045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87</text:p>
          </table:table-cell>
          <table:table-cell/>
          <table:table-cell table:formula="of:= &quot;If you see the logic board part number &quot; &amp; TEXT([.A187]; &quot;@&quot;) &amp; &quot; it means the user intended to type &quot; &amp; TEXT([.B187]; &quot;@&quot;) &amp; &quot; but made a typo in error&quot;" office:value-type="string" office:string-value="If you see the logic board part number 820-00687 it means the user intended to type 0 but made a typo in error" calcext:value-type="string">
            <text:p>If you see the logic board part number 820-006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4</text:p>
          </table:table-cell>
          <table:table-cell/>
          <table:table-cell table:formula="of:= &quot;If you see the logic board part number &quot; &amp; TEXT([.A188]; &quot;@&quot;) &amp; &quot; it means the user intended to type &quot; &amp; TEXT([.B188]; &quot;@&quot;) &amp; &quot; but made a typo in error&quot;" office:value-type="string" office:string-value="If you see the logic board part number 820-00134 it means the user intended to type 0 but made a typo in error" calcext:value-type="string">
            <text:p>If you see the logic board part number 820-001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597</text:p>
          </table:table-cell>
          <table:table-cell/>
          <table:table-cell table:formula="of:= &quot;If you see the logic board part number &quot; &amp; TEXT([.A189]; &quot;@&quot;) &amp; &quot; it means the user intended to type &quot; &amp; TEXT([.B189]; &quot;@&quot;) &amp; &quot; but made a typo in error&quot;" office:value-type="string" office:string-value="If you see the logic board part number 820-00597 it means the user intended to type 0 but made a typo in error" calcext:value-type="string">
            <text:p>If you see the logic board part number 820-005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34</text:p>
          </table:table-cell>
          <table:table-cell/>
          <table:table-cell table:formula="of:= &quot;If you see the logic board part number &quot; &amp; TEXT([.A190]; &quot;@&quot;) &amp; &quot; it means the user intended to type &quot; &amp; TEXT([.B190]; &quot;@&quot;) &amp; &quot; but made a typo in error&quot;" office:value-type="string" office:string-value="If you see the logic board part number 820-00034 it means the user intended to type 0 but made a typo in error" calcext:value-type="string">
            <text:p>If you see the logic board part number 820-0003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24</text:p>
          </table:table-cell>
          <table:table-cell/>
          <table:table-cell table:formula="of:= &quot;If you see the logic board part number &quot; &amp; TEXT([.A191]; &quot;@&quot;) &amp; &quot; it means the user intended to type &quot; &amp; TEXT([.B191]; &quot;@&quot;) &amp; &quot; but made a typo in error&quot;" office:value-type="string" office:string-value="If you see the logic board part number 820-01124 it means the user intended to type 0 but made a typo in error" calcext:value-type="string">
            <text:p>If you see the logic board part number 820-0112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0</text:p>
          </table:table-cell>
          <table:table-cell/>
          <table:table-cell table:formula="of:= &quot;If you see the logic board part number &quot; &amp; TEXT([.A192]; &quot;@&quot;) &amp; &quot; it means the user intended to type &quot; &amp; TEXT([.B192]; &quot;@&quot;) &amp; &quot; but made a typo in error&quot;" office:value-type="string" office:string-value="If you see the logic board part number 820-00430 it means the user intended to type 0 but made a typo in error" calcext:value-type="string">
            <text:p>If you see the logic board part number 820-0043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8</text:p>
          </table:table-cell>
          <table:table-cell/>
          <table:table-cell table:formula="of:= &quot;If you see the logic board part number &quot; &amp; TEXT([.A193]; &quot;@&quot;) &amp; &quot; it means the user intended to type &quot; &amp; TEXT([.B193]; &quot;@&quot;) &amp; &quot; but made a typo in error&quot;" office:value-type="string" office:string-value="If you see the logic board part number 820-00298 it means the user intended to type 0 but made a typo in error" calcext:value-type="string">
            <text:p>If you see the logic board part number 820-0029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2</text:p>
          </table:table-cell>
          <table:table-cell/>
          <table:table-cell table:formula="of:= &quot;If you see the logic board part number &quot; &amp; TEXT([.A194]; &quot;@&quot;) &amp; &quot; it means the user intended to type &quot; &amp; TEXT([.B194]; &quot;@&quot;) &amp; &quot; but made a typo in error&quot;" office:value-type="string" office:string-value="If you see the logic board part number 820-00292 it means the user intended to type 0 but made a typo in error" calcext:value-type="string">
            <text:p>If you see the logic board part number 820-002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431</text:p>
          </table:table-cell>
          <table:table-cell/>
          <table:table-cell table:formula="of:= &quot;If you see the logic board part number &quot; &amp; TEXT([.A195]; &quot;@&quot;) &amp; &quot; it means the user intended to type &quot; &amp; TEXT([.B195]; &quot;@&quot;) &amp; &quot; but made a typo in error&quot;" office:value-type="string" office:string-value="If you see the logic board part number 820-00431 it means the user intended to type 0 but made a typo in error" calcext:value-type="string">
            <text:p>If you see the logic board part number 820-0043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012</text:p>
          </table:table-cell>
          <table:table-cell/>
          <table:table-cell table:formula="of:= &quot;If you see the logic board part number &quot; &amp; TEXT([.A196]; &quot;@&quot;) &amp; &quot; it means the user intended to type &quot; &amp; TEXT([.B196]; &quot;@&quot;) &amp; &quot; but made a typo in error&quot;" office:value-type="string" office:string-value="If you see the logic board part number 820-00012 it means the user intended to type 0 but made a typo in error" calcext:value-type="string">
            <text:p>If you see the logic board part number 820-000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70</text:p>
          </table:table-cell>
          <table:table-cell/>
          <table:table-cell table:formula="of:= &quot;If you see the logic board part number &quot; &amp; TEXT([.A197]; &quot;@&quot;) &amp; &quot; it means the user intended to type &quot; &amp; TEXT([.B197]; &quot;@&quot;) &amp; &quot; but made a typo in error&quot;" office:value-type="string" office:string-value="If you see the logic board part number 820-00170 it means the user intended to type 0 but made a typo in error" calcext:value-type="string">
            <text:p>If you see the logic board part number 820-0017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3437</text:p>
          </table:table-cell>
          <table:table-cell/>
          <table:table-cell table:formula="of:= &quot;If you see the logic board part number &quot; &amp; TEXT([.A198]; &quot;@&quot;) &amp; &quot; it means the user intended to type &quot; &amp; TEXT([.B198]; &quot;@&quot;) &amp; &quot; but made a typo in error&quot;" office:value-type="string" office:string-value="If you see the logic board part number 820-03437 it means the user intended to type 0 but made a typo in error" calcext:value-type="string">
            <text:p>If you see the logic board part number 820-034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55</text:p>
          </table:table-cell>
          <table:table-cell/>
          <table:table-cell table:formula="of:= &quot;If you see the logic board part number &quot; &amp; TEXT([.A199]; &quot;@&quot;) &amp; &quot; it means the user intended to type &quot; &amp; TEXT([.B199]; &quot;@&quot;) &amp; &quot; but made a typo in error&quot;" office:value-type="string" office:string-value="If you see the logic board part number 820-01055 it means the user intended to type 0 but made a typo in error" calcext:value-type="string">
            <text:p>If you see the logic board part number 820-0105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8</text:p>
          </table:table-cell>
          <table:table-cell/>
          <table:table-cell table:formula="of:= &quot;If you see the logic board part number &quot; &amp; TEXT([.A200]; &quot;@&quot;) &amp; &quot; it means the user intended to type &quot; &amp; TEXT([.B200]; &quot;@&quot;) &amp; &quot; but made a typo in error&quot;" office:value-type="string" office:string-value="If you see the logic board part number 820-01658 it means the user intended to type 0 but made a typo in error" calcext:value-type="string">
            <text:p>If you see the logic board part number 820-0165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41</text:p>
          </table:table-cell>
          <table:table-cell/>
          <table:table-cell table:formula="of:= &quot;If you see the logic board part number &quot; &amp; TEXT([.A201]; &quot;@&quot;) &amp; &quot; it means the user intended to type &quot; &amp; TEXT([.B201]; &quot;@&quot;) &amp; &quot; but made a typo in error&quot;" office:value-type="string" office:string-value="If you see the logic board part number 820-01841 it means the user intended to type 0 but made a typo in error" calcext:value-type="string">
            <text:p>If you see the logic board part number 820-0184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50</text:p>
          </table:table-cell>
          <table:table-cell/>
          <table:table-cell table:formula="of:= &quot;If you see the logic board part number &quot; &amp; TEXT([.A202]; &quot;@&quot;) &amp; &quot; it means the user intended to type &quot; &amp; TEXT([.B202]; &quot;@&quot;) &amp; &quot; but made a typo in error&quot;" office:value-type="string" office:string-value="If you see the logic board part number 820-00150 it means the user intended to type 0 but made a typo in error" calcext:value-type="string">
            <text:p>If you see the logic board part number 820-0015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7</text:p>
          </table:table-cell>
          <table:table-cell/>
          <table:table-cell table:formula="of:= &quot;If you see the logic board part number &quot; &amp; TEXT([.A203]; &quot;@&quot;) &amp; &quot; it means the user intended to type &quot; &amp; TEXT([.B203]; &quot;@&quot;) &amp; &quot; but made a typo in error&quot;" office:value-type="string" office:string-value="If you see the logic board part number 820-01827 it means the user intended to type 0 but made a typo in error" calcext:value-type="string">
            <text:p>If you see the logic board part number 820-0182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26</text:p>
          </table:table-cell>
          <table:table-cell/>
          <table:table-cell table:formula="of:= &quot;If you see the logic board part number &quot; &amp; TEXT([.A204]; &quot;@&quot;) &amp; &quot; it means the user intended to type &quot; &amp; TEXT([.B204]; &quot;@&quot;) &amp; &quot; but made a typo in error&quot;" office:value-type="string" office:string-value="If you see the logic board part number 820-01326 it means the user intended to type 0 but made a typo in error" calcext:value-type="string">
            <text:p>If you see the logic board part number 820-013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93</text:p>
          </table:table-cell>
          <table:table-cell/>
          <table:table-cell table:formula="of:= &quot;If you see the logic board part number &quot; &amp; TEXT([.A205]; &quot;@&quot;) &amp; &quot; it means the user intended to type &quot; &amp; TEXT([.B205]; &quot;@&quot;) &amp; &quot; but made a typo in error&quot;" office:value-type="string" office:string-value="If you see the logic board part number 820-00293 it means the user intended to type 0 but made a typo in error" calcext:value-type="string">
            <text:p>If you see the logic board part number 820-0029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6</text:p>
          </table:table-cell>
          <table:table-cell/>
          <table:table-cell table:formula="of:= &quot;If you see the logic board part number &quot; &amp; TEXT([.A206]; &quot;@&quot;) &amp; &quot; it means the user intended to type &quot; &amp; TEXT([.B206]; &quot;@&quot;) &amp; &quot; but made a typo in error&quot;" office:value-type="string" office:string-value="If you see the logic board part number 820-01236 it means the user intended to type 0 but made a typo in error" calcext:value-type="string">
            <text:p>If you see the logic board part number 820-01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392</text:p>
          </table:table-cell>
          <table:table-cell/>
          <table:table-cell table:formula="of:= &quot;If you see the logic board part number &quot; &amp; TEXT([.A207]; &quot;@&quot;) &amp; &quot; it means the user intended to type &quot; &amp; TEXT([.B207]; &quot;@&quot;) &amp; &quot; but made a typo in error&quot;" office:value-type="string" office:string-value="If you see the logic board part number 820-00392 it means the user intended to type 0 but made a typo in error" calcext:value-type="string">
            <text:p>If you see the logic board part number 820-003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36</text:p>
          </table:table-cell>
          <table:table-cell/>
          <table:table-cell table:formula="of:= &quot;If you see the logic board part number &quot; &amp; TEXT([.A208]; &quot;@&quot;) &amp; &quot; it means the user intended to type &quot; &amp; TEXT([.B208]; &quot;@&quot;) &amp; &quot; but made a typo in error&quot;" office:value-type="string" office:string-value="If you see the logic board part number 820-00236 it means the user intended to type 0 but made a typo in error" calcext:value-type="string">
            <text:p>If you see the logic board part number 820-002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7100</text:p>
          </table:table-cell>
          <table:table-cell/>
          <table:table-cell table:formula="of:= &quot;If you see the logic board part number &quot; &amp; TEXT([.A209]; &quot;@&quot;) &amp; &quot; it means the user intended to type &quot; &amp; TEXT([.B209]; &quot;@&quot;) &amp; &quot; but made a typo in error&quot;" office:value-type="string" office:string-value="If you see the logic board part number 820-07100 it means the user intended to type 0 but made a typo in error" calcext:value-type="string">
            <text:p>If you see the logic board part number 820-0710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15</text:p>
          </table:table-cell>
          <table:table-cell/>
          <table:table-cell table:formula="of:= &quot;If you see the logic board part number &quot; &amp; TEXT([.A210]; &quot;@&quot;) &amp; &quot; it means the user intended to type &quot; &amp; TEXT([.B210]; &quot;@&quot;) &amp; &quot; but made a typo in error&quot;" office:value-type="string" office:string-value="If you see the logic board part number 820-00615 it means the user intended to type 0 but made a typo in error" calcext:value-type="string">
            <text:p>If you see the logic board part number 820-0061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992</text:p>
          </table:table-cell>
          <table:table-cell/>
          <table:table-cell table:formula="of:= &quot;If you see the logic board part number &quot; &amp; TEXT([.A211]; &quot;@&quot;) &amp; &quot; it means the user intended to type &quot; &amp; TEXT([.B211]; &quot;@&quot;) &amp; &quot; but made a typo in error&quot;" office:value-type="string" office:string-value="If you see the logic board part number 820-01992 it means the user intended to type 0 but made a typo in error" calcext:value-type="string">
            <text:p>If you see the logic board part number 820-0199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01</text:p>
          </table:table-cell>
          <table:table-cell/>
          <table:table-cell table:formula="of:= &quot;If you see the logic board part number &quot; &amp; TEXT([.A212]; &quot;@&quot;) &amp; &quot; it means the user intended to type &quot; &amp; TEXT([.B212]; &quot;@&quot;) &amp; &quot; but made a typo in error&quot;" office:value-type="string" office:string-value="If you see the logic board part number 820-01401 it means the user intended to type 0 but made a typo in error" calcext:value-type="string">
            <text:p>If you see the logic board part number 820-0140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97</text:p>
          </table:table-cell>
          <table:table-cell/>
          <table:table-cell table:formula="of:= &quot;If you see the logic board part number &quot; &amp; TEXT([.A213]; &quot;@&quot;) &amp; &quot; it means the user intended to type &quot; &amp; TEXT([.B213]; &quot;@&quot;) &amp; &quot; but made a typo in error&quot;" office:value-type="string" office:string-value="If you see the logic board part number 820-01897 it means the user intended to type 0 but made a typo in error" calcext:value-type="string">
            <text:p>If you see the logic board part number 820-0189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69</text:p>
          </table:table-cell>
          <table:table-cell/>
          <table:table-cell table:formula="of:= &quot;If you see the logic board part number &quot; &amp; TEXT([.A214]; &quot;@&quot;) &amp; &quot; it means the user intended to type &quot; &amp; TEXT([.B214]; &quot;@&quot;) &amp; &quot; but made a typo in error&quot;" office:value-type="string" office:string-value="If you see the logic board part number 820-00269 it means the user intended to type 0 but made a typo in error" calcext:value-type="string">
            <text:p>If you see the logic board part number 820-0026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654</text:p>
          </table:table-cell>
          <table:table-cell/>
          <table:table-cell table:formula="of:= &quot;If you see the logic board part number &quot; &amp; TEXT([.A215]; &quot;@&quot;) &amp; &quot; it means the user intended to type &quot; &amp; TEXT([.B215]; &quot;@&quot;) &amp; &quot; but made a typo in error&quot;" office:value-type="string" office:string-value="If you see the logic board part number 820-01654 it means the user intended to type 0 but made a typo in error" calcext:value-type="string">
            <text:p>If you see the logic board part number 820-0165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237</text:p>
          </table:table-cell>
          <table:table-cell/>
          <table:table-cell table:formula="of:= &quot;If you see the logic board part number &quot; &amp; TEXT([.A216]; &quot;@&quot;) &amp; &quot; it means the user intended to type &quot; &amp; TEXT([.B216]; &quot;@&quot;) &amp; &quot; but made a typo in error&quot;" office:value-type="string" office:string-value="If you see the logic board part number 820-01237 it means the user intended to type 0 but made a typo in error" calcext:value-type="string">
            <text:p>If you see the logic board part number 820-012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67</text:p>
          </table:table-cell>
          <table:table-cell/>
          <table:table-cell table:formula="of:= &quot;If you see the logic board part number &quot; &amp; TEXT([.A217]; &quot;@&quot;) &amp; &quot; it means the user intended to type &quot; &amp; TEXT([.B217]; &quot;@&quot;) &amp; &quot; but made a typo in error&quot;" office:value-type="string" office:string-value="If you see the logic board part number 820-00967 it means the user intended to type 0 but made a typo in error" calcext:value-type="string">
            <text:p>If you see the logic board part number 820-0096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190</text:p>
          </table:table-cell>
          <table:table-cell/>
          <table:table-cell table:formula="of:= &quot;If you see the logic board part number &quot; &amp; TEXT([.A218]; &quot;@&quot;) &amp; &quot; it means the user intended to type &quot; &amp; TEXT([.B218]; &quot;@&quot;) &amp; &quot; but made a typo in error&quot;" office:value-type="string" office:string-value="If you see the logic board part number 820-01190 it means the user intended to type 0 but made a typo in error" calcext:value-type="string">
            <text:p>If you see the logic board part number 820-0119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512</text:p>
          </table:table-cell>
          <table:table-cell/>
          <table:table-cell table:formula="of:= &quot;If you see the logic board part number &quot; &amp; TEXT([.A219]; &quot;@&quot;) &amp; &quot; it means the user intended to type &quot; &amp; TEXT([.B219]; &quot;@&quot;) &amp; &quot; but made a typo in error&quot;" office:value-type="string" office:string-value="If you see the logic board part number 820-01512 it means the user intended to type 0 but made a typo in error" calcext:value-type="string">
            <text:p>If you see the logic board part number 820-0151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245</text:p>
          </table:table-cell>
          <table:table-cell/>
          <table:table-cell table:formula="of:= &quot;If you see the logic board part number &quot; &amp; TEXT([.A220]; &quot;@&quot;) &amp; &quot; it means the user intended to type &quot; &amp; TEXT([.B220]; &quot;@&quot;) &amp; &quot; but made a typo in error&quot;" office:value-type="string" office:string-value="If you see the logic board part number 820-00245 it means the user intended to type 0 but made a typo in error" calcext:value-type="string">
            <text:p>If you see the logic board part number 820-002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34374</text:p>
          </table:table-cell>
          <table:table-cell/>
          <table:table-cell table:formula="of:= &quot;If you see the logic board part number &quot; &amp; TEXT([.A221]; &quot;@&quot;) &amp; &quot; it means the user intended to type &quot; &amp; TEXT([.B221]; &quot;@&quot;) &amp; &quot; but made a typo in error&quot;" office:value-type="string" office:string-value="If you see the logic board part number 820-34374 it means the user intended to type 0 but made a typo in error" calcext:value-type="string">
            <text:p>If you see the logic board part number 820-34374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26</text:p>
          </table:table-cell>
          <table:table-cell/>
          <table:table-cell table:formula="of:= &quot;If you see the logic board part number &quot; &amp; TEXT([.A222]; &quot;@&quot;) &amp; &quot; it means the user intended to type &quot; &amp; TEXT([.B222]; &quot;@&quot;) &amp; &quot; but made a typo in error&quot;" office:value-type="string" office:string-value="If you see the logic board part number 820-00926 it means the user intended to type 0 but made a typo in error" calcext:value-type="string">
            <text:p>If you see the logic board part number 820-0092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3</text:p>
          </table:table-cell>
          <table:table-cell/>
          <table:table-cell table:formula="of:= &quot;If you see the logic board part number &quot; &amp; TEXT([.A223]; &quot;@&quot;) &amp; &quot; it means the user intended to type &quot; &amp; TEXT([.B223]; &quot;@&quot;) &amp; &quot; but made a typo in error&quot;" office:value-type="string" office:string-value="If you see the logic board part number 820-00143 it means the user intended to type 0 but made a typo in error" calcext:value-type="string">
            <text:p>If you see the logic board part number 820-001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939</text:p>
          </table:table-cell>
          <table:table-cell/>
          <table:table-cell table:formula="of:= &quot;If you see the logic board part number &quot; &amp; TEXT([.A224]; &quot;@&quot;) &amp; &quot; it means the user intended to type &quot; &amp; TEXT([.B224]; &quot;@&quot;) &amp; &quot; but made a typo in error&quot;" office:value-type="string" office:string-value="If you see the logic board part number 820-00939 it means the user intended to type 0 but made a typo in error" calcext:value-type="string">
            <text:p>If you see the logic board part number 820-0093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418</text:p>
          </table:table-cell>
          <table:table-cell/>
          <table:table-cell table:formula="of:= &quot;If you see the logic board part number &quot; &amp; TEXT([.A225]; &quot;@&quot;) &amp; &quot; it means the user intended to type &quot; &amp; TEXT([.B225]; &quot;@&quot;) &amp; &quot; but made a typo in error&quot;" office:value-type="string" office:string-value="If you see the logic board part number 820-01418 it means the user intended to type 0 but made a typo in error" calcext:value-type="string">
            <text:p>If you see the logic board part number 820-01418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85</text:p>
          </table:table-cell>
          <table:table-cell/>
          <table:table-cell table:formula="of:= &quot;If you see the logic board part number &quot; &amp; TEXT([.A226]; &quot;@&quot;) &amp; &quot; it means the user intended to type &quot; &amp; TEXT([.B226]; &quot;@&quot;) &amp; &quot; but made a typo in error&quot;" office:value-type="string" office:string-value="If you see the logic board part number 820-00185 it means the user intended to type 0 but made a typo in error" calcext:value-type="string">
            <text:p>If you see the logic board part number 820-0018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36</text:p>
          </table:table-cell>
          <table:table-cell/>
          <table:table-cell table:formula="of:= &quot;If you see the logic board part number &quot; &amp; TEXT([.A227]; &quot;@&quot;) &amp; &quot; it means the user intended to type &quot; &amp; TEXT([.B227]; &quot;@&quot;) &amp; &quot; but made a typo in error&quot;" office:value-type="string" office:string-value="If you see the logic board part number 820-00136 it means the user intended to type 0 but made a typo in error" calcext:value-type="string">
            <text:p>If you see the logic board part number 820-00136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821</text:p>
          </table:table-cell>
          <table:table-cell/>
          <table:table-cell table:formula="of:= &quot;If you see the logic board part number &quot; &amp; TEXT([.A228]; &quot;@&quot;) &amp; &quot; it means the user intended to type &quot; &amp; TEXT([.B228]; &quot;@&quot;) &amp; &quot; but made a typo in error&quot;" office:value-type="string" office:string-value="If you see the logic board part number 820-00821 it means the user intended to type 0 but made a typo in error" calcext:value-type="string">
            <text:p>If you see the logic board part number 820-0082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310</text:p>
          </table:table-cell>
          <table:table-cell/>
          <table:table-cell table:formula="of:= &quot;If you see the logic board part number &quot; &amp; TEXT([.A229]; &quot;@&quot;) &amp; &quot; it means the user intended to type &quot; &amp; TEXT([.B229]; &quot;@&quot;) &amp; &quot; but made a typo in error&quot;" office:value-type="string" office:string-value="If you see the logic board part number 820-01310 it means the user intended to type 0 but made a typo in error" calcext:value-type="string">
            <text:p>If you see the logic board part number 820-01310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987</text:p>
          </table:table-cell>
          <table:table-cell/>
          <table:table-cell table:formula="of:= &quot;If you see the logic board part number &quot; &amp; TEXT([.A230]; &quot;@&quot;) &amp; &quot; it means the user intended to type &quot; &amp; TEXT([.B230]; &quot;@&quot;) &amp; &quot; but made a typo in error&quot;" office:value-type="string" office:string-value="If you see the logic board part number 820-02987 it means the user intended to type 0 but made a typo in error" calcext:value-type="string">
            <text:p>If you see the logic board part number 820-0298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061</text:p>
          </table:table-cell>
          <table:table-cell/>
          <table:table-cell table:formula="of:= &quot;If you see the logic board part number &quot; &amp; TEXT([.A231]; &quot;@&quot;) &amp; &quot; it means the user intended to type &quot; &amp; TEXT([.B231]; &quot;@&quot;) &amp; &quot; but made a typo in error&quot;" office:value-type="string" office:string-value="If you see the logic board part number 820-01061 it means the user intended to type 0 but made a typo in error" calcext:value-type="string">
            <text:p>If you see the logic board part number 820-0106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629</text:p>
          </table:table-cell>
          <table:table-cell/>
          <table:table-cell table:formula="of:= &quot;If you see the logic board part number &quot; &amp; TEXT([.A232]; &quot;@&quot;) &amp; &quot; it means the user intended to type &quot; &amp; TEXT([.B232]; &quot;@&quot;) &amp; &quot; but made a typo in error&quot;" office:value-type="string" office:string-value="If you see the logic board part number 820-00629 it means the user intended to type 0 but made a typo in error" calcext:value-type="string">
            <text:p>If you see the logic board part number 820-0062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91</text:p>
          </table:table-cell>
          <table:table-cell/>
          <table:table-cell table:formula="of:= &quot;If you see the logic board part number &quot; &amp; TEXT([.A233]; &quot;@&quot;) &amp; &quot; it means the user intended to type &quot; &amp; TEXT([.B233]; &quot;@&quot;) &amp; &quot; but made a typo in error&quot;" office:value-type="string" office:string-value="If you see the logic board part number 820-02091 it means the user intended to type 0 but made a typo in error" calcext:value-type="string">
            <text:p>If you see the logic board part number 820-02091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037</text:p>
          </table:table-cell>
          <table:table-cell/>
          <table:table-cell table:formula="of:= &quot;If you see the logic board part number &quot; &amp; TEXT([.A234]; &quot;@&quot;) &amp; &quot; it means the user intended to type &quot; &amp; TEXT([.B234]; &quot;@&quot;) &amp; &quot; but made a typo in error&quot;" office:value-type="string" office:string-value="If you see the logic board part number 820-02037 it means the user intended to type 0 but made a typo in error" calcext:value-type="string">
            <text:p>If you see the logic board part number 820-02037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823</text:p>
          </table:table-cell>
          <table:table-cell/>
          <table:table-cell table:formula="of:= &quot;If you see the logic board part number &quot; &amp; TEXT([.A235]; &quot;@&quot;) &amp; &quot; it means the user intended to type &quot; &amp; TEXT([.B235]; &quot;@&quot;) &amp; &quot; but made a typo in error&quot;" office:value-type="string" office:string-value="If you see the logic board part number 820-01823 it means the user intended to type 0 but made a typo in error" calcext:value-type="string">
            <text:p>If you see the logic board part number 820-0182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1779</text:p>
          </table:table-cell>
          <table:table-cell/>
          <table:table-cell table:formula="of:= &quot;If you see the logic board part number &quot; &amp; TEXT([.A236]; &quot;@&quot;) &amp; &quot; it means the user intended to type &quot; &amp; TEXT([.B236]; &quot;@&quot;) &amp; &quot; but made a typo in error&quot;" office:value-type="string" office:string-value="If you see the logic board part number 820-01779 it means the user intended to type 0 but made a typo in error" calcext:value-type="string">
            <text:p>If you see the logic board part number 820-01779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443</text:p>
          </table:table-cell>
          <table:table-cell/>
          <table:table-cell table:formula="of:= &quot;If you see the logic board part number &quot; &amp; TEXT([.A237]; &quot;@&quot;) &amp; &quot; it means the user intended to type &quot; &amp; TEXT([.B237]; &quot;@&quot;) &amp; &quot; but made a typo in error&quot;" office:value-type="string" office:string-value="If you see the logic board part number 820-02443 it means the user intended to type 0 but made a typo in error" calcext:value-type="string">
            <text:p>If you see the logic board part number 820-02443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62</text:p>
          </table:table-cell>
          <table:table-cell/>
          <table:table-cell table:formula="of:= &quot;If you see the logic board part number &quot; &amp; TEXT([.A238]; &quot;@&quot;) &amp; &quot; it means the user intended to type &quot; &amp; TEXT([.B238]; &quot;@&quot;) &amp; &quot; but made a typo in error&quot;" office:value-type="string" office:string-value="If you see the logic board part number 820-02862 it means the user intended to type 0 but made a typo in error" calcext:value-type="string">
            <text:p>If you see the logic board part number 820-02862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0145</text:p>
          </table:table-cell>
          <table:table-cell/>
          <table:table-cell table:formula="of:= &quot;If you see the logic board part number &quot; &amp; TEXT([.A239]; &quot;@&quot;) &amp; &quot; it means the user intended to type &quot; &amp; TEXT([.B239]; &quot;@&quot;) &amp; &quot; but made a typo in error&quot;" office:value-type="string" office:string-value="If you see the logic board part number 820-00145 it means the user intended to type 0 but made a typo in error" calcext:value-type="string">
            <text:p>If you see the logic board part number 820-00145 it means the user intended to type 0 but made a typo in error</text:p>
          </table:table-cell>
        </table:table-row>
        <table:table-row table:style-name="ro1">
          <table:table-cell office:value-type="string" calcext:value-type="string">
            <text:p>820-02890</text:p>
          </table:table-cell>
          <table:table-cell/>
          <table:table-cell table:formula="of:= &quot;If you see the logic board part number &quot; &amp; TEXT([.A240]; &quot;@&quot;) &amp; &quot; it means the user intended to type &quot; &amp; TEXT([.B240]; &quot;@&quot;) &amp; &quot; but made a typo in error&quot;" office:value-type="string" office:string-value="If you see the logic board part number 820-02890 it means the user intended to type 0 but made a typo in error" calcext:value-type="string">
            <text:p>If you see the logic board part number 820-02890 it means the user intended to type 0 but made a typo in error</text:p>
          </table:table-cell>
        </table:table-row>
      </table:table>
      <table:named-expressions/>
      <table:database-ranges>
        <table:database-range table:name="__Anonymous_Sheet_DB__0" table:target-range-address="macbook_board_models.C1:macbook_board_models.H319">
          <table:sort>
            <table:sort-by table:field-number="0" table:data-type="automatic"/>
          </table:sort>
        </table:database-range>
        <table:database-range table:name="__Anonymous_Sheet_DB__1" table:target-range-address="'typos and other boards'.A5:'typos and other boards'.C24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8:04:40.9703949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1T18:05:09.723360360</dc:date>
    <meta:editing-duration>PT2H38M40S</meta:editing-duration>
    <meta:editing-cycles>15</meta:editing-cycles>
    <meta:generator>LibreOffice/7.6.4.1$Linux_X86_64 LibreOffice_project/60$Build-1</meta:generator>
    <meta:document-statistic meta:table-count="2" meta:cell-count="1157" meta:object-count="0"/>
  </office:meta>
</office:document-meta>
</file>